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0.3354in"/>
    </style:style>
    <style:style style:name="co32" style:family="table-column">
      <style:table-column-properties fo:break-before="auto" style:column-width="1.4661in"/>
    </style:style>
    <style:style style:name="co33" style:family="table-column">
      <style:table-column-properties fo:break-before="auto" style:column-width="5.9008in"/>
    </style:style>
    <style:style style:name="co34" style:family="table-column">
      <style:table-column-properties fo:break-before="auto" style:column-width="0.4492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3.0083in"/>
    </style:style>
    <style:style style:name="co18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2.2118in"/>
    </style:style>
    <style:style style:name="co38" style:family="table-column">
      <style:table-column-properties fo:break-before="auto" style:column-width="2.5972in"/>
    </style:style>
    <style:style style:name="co52" style:family="table-column">
      <style:table-column-properties fo:break-before="auto" style:column-width="0.528in"/>
    </style:style>
    <style:style style:name="co53" style:family="table-column">
      <style:table-column-properties fo:break-before="auto" style:column-width="0.8492in"/>
    </style:style>
    <style:style style:name="co54" style:family="table-column">
      <style:table-column-properties fo:break-before="auto" style:column-width="0.8626in"/>
    </style:style>
    <style:style style:name="co55" style:family="table-column">
      <style:table-column-properties fo:break-before="auto" style:column-width="0.6307in"/>
    </style:style>
    <style:style style:name="co57" style:family="table-column">
      <style:table-column-properties fo:break-before="auto" style:column-width="1.9547in"/>
    </style:style>
    <style:style style:name="co58" style:family="table-column">
      <style:table-column-properties fo:break-before="auto" style:column-width="0.6181in"/>
    </style:style>
    <style:style style:name="co42" style:family="table-column">
      <style:table-column-properties fo:break-before="auto" style:column-width="1.4402in"/>
    </style:style>
    <style:style style:name="co59" style:family="table-column">
      <style:table-column-properties fo:break-before="auto" style:column-width="0.5925in"/>
    </style:style>
    <style:style style:name="co60" style:family="table-column">
      <style:table-column-properties fo:break-before="auto" style:column-width="0.5791in"/>
    </style:style>
    <style:style style:name="co44" style:family="table-column">
      <style:table-column-properties fo:break-before="auto" style:column-width="0.4898in"/>
    </style:style>
    <style:style style:name="co49" style:family="table-column">
      <style:table-column-properties fo:break-before="auto" style:column-width="0.6693in"/>
    </style:style>
    <style:style style:name="co61" style:family="table-column">
      <style:table-column-properties fo:break-before="auto" style:column-width="0.4252in"/>
    </style:style>
    <style:style style:name="co56" style:family="table-column">
      <style:table-column-properties fo:break-before="auto" style:column-width="0.4382in"/>
    </style:style>
    <style:style style:name="co62" style:family="table-column">
      <style:table-column-properties fo:break-before="auto" style:column-width="0.4508in"/>
    </style:style>
    <style:style style:name="co63" style:family="table-column">
      <style:table-column-properties fo:break-before="auto" style:column-width="0.502in"/>
    </style:style>
    <style:style style:name="co64" style:family="table-column">
      <style:table-column-properties fo:break-before="auto" style:column-width="0.7335in"/>
    </style:style>
    <style:style style:name="co65" style:family="table-column">
      <style:table-column-properties fo:break-before="auto" style:column-width="0.7209in"/>
    </style:style>
    <style:style style:name="co66" style:family="table-column">
      <style:table-column-properties fo:break-before="auto" style:column-width="3.0984in"/>
    </style:style>
    <style:style style:name="co67" style:family="table-column">
      <style:table-column-properties fo:break-before="auto" style:column-width="1.0425in"/>
    </style:style>
    <style:style style:name="co4" style:family="table-column">
      <style:table-column-properties fo:break-before="auto" style:column-width="0.6984in"/>
    </style:style>
    <style:style style:name="co80" style:family="table-column">
      <style:table-column-properties fo:break-before="auto" style:column-width="0.4626in"/>
    </style:style>
    <style:style style:name="co86" style:family="table-column">
      <style:table-column-properties fo:break-before="auto" style:column-width="0.4736in"/>
    </style:style>
    <style:style style:name="co87" style:family="table-column">
      <style:table-column-properties fo:break-before="auto" style:column-width="0.5063in"/>
    </style:style>
    <style:style style:name="co88" style:family="table-column">
      <style:table-column-properties fo:break-before="auto" style:column-width="1.2661in"/>
    </style:style>
    <style:style style:name="co89" style:family="table-column">
      <style:table-column-properties fo:break-before="auto" style:column-width="1.3252in"/>
    </style:style>
    <style:style style:name="co90" style:family="table-column">
      <style:table-column-properties fo:break-before="auto" style:column-width="0.2839in"/>
    </style:style>
    <style:style style:name="co91" style:family="table-column">
      <style:table-column-properties fo:break-before="auto" style:column-width="0.372in"/>
    </style:style>
    <style:style style:name="co99" style:family="table-column">
      <style:table-column-properties fo:break-before="auto" style:column-width="0.7047in"/>
    </style:style>
    <style:style style:name="co94" style:family="table-column">
      <style:table-column-properties fo:break-before="auto" style:column-width="0.8366in"/>
    </style:style>
    <style:style style:name="co100" style:family="table-column">
      <style:table-column-properties fo:break-before="auto" style:column-width="0.9138in"/>
    </style:style>
    <style:style style:name="co101" style:family="table-column">
      <style:table-column-properties fo:break-before="auto" style:column-width="0.4126in"/>
    </style:style>
    <style:style style:name="co78" style:family="table-column">
      <style:table-column-properties fo:break-before="auto" style:column-width="0.361in"/>
    </style:style>
    <style:style style:name="co70" style:family="table-column">
      <style:table-column-properties fo:break-before="auto" style:column-width="0.3992in"/>
    </style:style>
    <style:style style:name="co71" style:family="table-column">
      <style:table-column-properties fo:break-before="auto" style:column-width="0.4764in"/>
    </style:style>
    <style:style style:name="co72" style:family="table-column">
      <style:table-column-properties fo:break-before="auto" style:column-width="0.2in"/>
    </style:style>
    <style:style style:name="co73" style:family="table-column">
      <style:table-column-properties fo:break-before="auto" style:column-width="0.798in"/>
    </style:style>
    <style:style style:name="co74" style:family="table-column">
      <style:table-column-properties fo:break-before="auto" style:column-width="0.9654in"/>
    </style:style>
    <style:style style:name="co75" style:family="table-column">
      <style:table-column-properties fo:break-before="auto" style:column-width="0.9264in"/>
    </style:style>
    <style:style style:name="co76" style:family="table-column">
      <style:table-column-properties fo:break-before="auto" style:column-width="0.5409in"/>
    </style:style>
    <style:style style:name="co77" style:family="table-column">
      <style:table-column-properties fo:break-before="auto" style:column-width="0.5154in"/>
    </style:style>
    <style:style style:name="co79" style:family="table-column">
      <style:table-column-properties fo:break-before="auto" style:column-width="0.8102in"/>
    </style:style>
    <style:style style:name="co81" style:family="table-column">
      <style:table-column-properties fo:break-before="auto" style:column-width="0.9008in"/>
    </style:style>
    <style:style style:name="co82" style:family="table-column">
      <style:table-column-properties fo:break-before="auto" style:column-width="0.6819in"/>
    </style:style>
    <style:style style:name="co83" style:family="table-column">
      <style:table-column-properties fo:break-before="auto" style:column-width="2.0835in"/>
    </style:style>
    <style:style style:name="co84" style:family="table-column">
      <style:table-column-properties fo:break-before="auto" style:column-width="0.7846in"/>
    </style:style>
    <style:style style:name="co85" style:family="table-column">
      <style:table-column-properties fo:break-before="auto" style:column-width="0.7075in"/>
    </style:style>
    <style:style style:name="co92" style:family="table-column">
      <style:table-column-properties fo:break-before="auto" style:column-width="0.8882in"/>
    </style:style>
    <style:style style:name="co93" style:family="table-column">
      <style:table-column-properties fo:break-before="auto" style:column-width="0.4075in"/>
    </style:style>
    <style:style style:name="co95" style:family="table-column">
      <style:table-column-properties fo:break-before="auto" style:column-width="0.7598in"/>
    </style:style>
    <style:style style:name="co96" style:family="table-column">
      <style:table-column-properties fo:break-before="auto" style:column-width="0.5945in"/>
    </style:style>
    <style:style style:name="co97" style:family="table-column">
      <style:table-column-properties fo:break-before="auto" style:column-width="0.5618in"/>
    </style:style>
    <style:style style:name="co98" style:family="table-column">
      <style:table-column-properties fo:break-before="auto" style:column-width="0.4291in"/>
    </style:style>
    <style:style style:name="co102" style:family="table-column">
      <style:table-column-properties fo:break-before="auto" style:column-width="0.5398in"/>
    </style:style>
    <style:style style:name="co103" style:family="table-column">
      <style:table-column-properties fo:break-before="auto" style:column-width="0.4638in"/>
    </style:style>
    <style:style style:name="co104" style:family="table-column">
      <style:table-column-properties fo:break-before="auto" style:column-width="2.1091in"/>
    </style:style>
    <style:style style:name="co105" style:family="table-column">
      <style:table-column-properties fo:break-before="auto" style:column-width="0.8256in"/>
    </style:style>
    <style:style style:name="co106" style:family="table-column">
      <style:table-column-properties fo:break-before="auto" style:column-width="0.4846in"/>
    </style:style>
    <style:style style:name="co107" style:family="table-column">
      <style:table-column-properties fo:break-before="auto" style:column-width="0.3866in"/>
    </style:style>
    <style:style style:name="co108" style:family="table-column">
      <style:table-column-properties fo:break-before="auto" style:column-width="0.5535in"/>
    </style:style>
    <style:style style:name="ro8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ta5" style:family="table" style:master-page-name="PageStyle_5f_summary">
      <style:table-properties table:display="true" style:writing-mode="lr-tb"/>
    </style:style>
    <style:style style:name="ta8" style:family="table" style:master-page-name="PageStyle_5f_forms">
      <style:table-properties table:display="true" style:writing-mode="lr-tb"/>
    </style:style>
    <style:style style:name="ta9" style:family="table" style:master-page-name="PageStyle_5f_Notes">
      <style:table-properties table:display="true" style:writing-mode="lr-tb"/>
    </style:style>
    <style:style style:name="ta11" style:family="table" style:master-page-name="PageStyle_5f_Regen_20_Test">
      <style:table-properties table:display="true" style:writing-mode="lr-tb"/>
    </style:style>
    <style:style style:name="ta7" style:family="table" style:master-page-name="PageStyle_5f_Control_20_Test">
      <style:table-properties table:display="true" style:writing-mode="lr-tb"/>
    </style:style>
    <style:style style:name="ta10" style:family="table" style:master-page-name="PageStyle_5f_labels">
      <style:table-properties table:display="true" style:writing-mode="lr-tb"/>
    </style:style>
    <style:style style:name="ta12" style:family="table" style:master-page-name="PageStyle_5f_Stats">
      <style:table-properties table:display="true" style:writing-mode="lr-tb"/>
    </style:style>
    <style:style style:name="ta13" style:family="table" style:master-page-name="PageStyle_5f_FO_20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59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008in solid #000000" fo:border-left="none" fo:border-right="none" fo:border-top="none"/>
    </style:style>
    <style:style style:name="ce75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fo:background-color="#ffffcc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d320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lt;0" style:apply-style-name="Red_20_Neg" style:base-cell-address="forms.N14"/>
      <style:map style:condition="cell-content()&gt;0" style:apply-style-name="Untitled3" style:base-cell-address="forms.N14"/>
    </style:style>
    <style:style style:name="ce3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0" style:apply-style-name="Red_20_Neg" style:base-cell-address="forms.N14"/>
      <style:map style:condition="cell-content()&gt;0" style:apply-style-name="Untitled3" style:base-cell-address="forms.N14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811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811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8118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5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66"/>
    </style:style>
    <style:style style:name="ce83" style:family="table-cell" style:parent-style-name="Default" style:data-style-name="N3">
      <style:text-properties fo:font-weight="bold" style:font-weight-asian="bold" style:font-weight-complex="bold"/>
    </style:style>
    <style:style style:name="ce84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Comma" style:data-style-name="N3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/>
    <style:style style:name="ce8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0"/>
    <style:style style:name="ce89" style:family="table-cell" style:parent-style-name="Default" style:data-style-name="N4"/>
    <style:style style:name="ce90" style:family="table-cell" style:parent-style-name="Default" style:data-style-name="N4">
      <style:table-cell-properties fo:background-color="#ffff66"/>
    </style:style>
    <style:style style:name="ce91" style:family="table-cell" style:parent-style-name="Default" style:data-style-name="N11"/>
    <style:style style:name="ce92" style:family="table-cell" style:parent-style-name="Default" style:data-style-name="N10">
      <style:text-properties fo:font-weight="bold" style:font-weight-asian="bold" style:font-weight-complex="bold"/>
    </style:style>
    <style:style style:name="ce93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 style:data-style-name="N10"/>
    <style:style style:name="ce9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47"/>
    <style:style style:name="ce60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61" style:family="table-cell" style:parent-style-name="Excel_5f_BuiltIn_5f_Percent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3" style:family="table-cell" style:parent-style-name="Default">
      <style:table-cell-properties fo:border-bottom="0.0138in solid #000000" style:diagonal-bl-tr="none" style:diagonal-tl-br="none" fo:background-color="transparent" fo:border-left="none" fo:border-right="none" style:rotation-align="none" fo:border-top="none"/>
    </style:style>
    <style:style style:name="ce64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ackground-color="#aecf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Excel_5f_BuiltIn_5f_Comma" style:data-style-name="N147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Excel_5f_BuiltIn_5f_Comma" style:data-style-name="N147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[stats.$B3]" style:apply-style-name="Excel_5f_CondFormat_5f_4_5f_1_5f_1" style:base-cell-address="stats.C3"/>
      <style:map style:condition="cell-content()&lt;[stats.$B3]" style:apply-style-name="Excel_5f_CondFormat_5f_4_5f_1_5f_2" style:base-cell-address="stats.C3"/>
    </style:style>
    <style:style style:name="ce7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4">
      <style:text-properties fo:font-weight="bold" style:font-weight-asian="bold" style:font-weight-complex="bold"/>
    </style:style>
    <style:style style:name="ce104" style:family="table-cell" style:parent-style-name="Excel_5f_BuiltIn_5f_Comma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stats.$S2:stats.$S62])" table:allow-empty-cell="true" table:display-list="unsorted" table:base-cell-address="stats.B1">
          <table:error-message table:message-type="stop" table:display="true"/>
        </table:content-validation>
      </table:content-validations>
      <table:table table:name="summary" table:style-name="ta5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8">
          <table:table-cell table:style-name="ce74" office:value-type="string">
            <text:p>glvl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notes</text:p>
          </table:table-cell>
          <table:table-cell/>
          <table:table-cell table:style-name="ce74" office:value-type="string">
            <text:p>glvl</text:p>
          </table:table-cell>
          <table:table-cell table:style-name="ce74" office:value-type="string">
            <text:p>special</text:p>
          </table:table-cell>
          <table:table-cell table:style-name="ce74" office:value-type="string">
            <text:p>notes</text:p>
          </table:table-cell>
          <table:table-cell table:number-columns-repeated="3"/>
        </table:table-row>
        <table:table-row table:style-name="ro8">
          <table:table-cell office:value-type="float" office:value="0">
            <text:p>0</text:p>
          </table:table-cell>
          <table:table-cell office:value-type="string">
            <text:p>kill</text:p>
          </table:table-cell>
          <table:table-cell office:value-type="string">
            <text:p>we can kill switch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pit</text:p>
          </table:table-cell>
          <table:table-cell office:value-type="string">
            <text:p>fire attack, has to charge up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focus regen</text:p>
          </table:table-cell>
          <table:table-cell office:value-type="string">
            <text:p>healing is done by regen, 5 level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pin</text:p>
          </table:table-cell>
          <table:table-cell office:value-type="string">
            <text:p>4-7 attacks in one round;can't move for a few rounds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focus combat</text:p>
          </table:table-cell>
          <table:table-cell office:value-type="string">
            <text:p>one big hit or multiple hits (form permitting)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pit</text:p>
          </table:table-cell>
          <table:table-cell office:value-type="string">
            <text:p>acid attack, has to charge up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focus plan</text:p>
          </table:table-cell>
          <table:table-cell office:value-type="string">
            <text:p>combat plan or every round comman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onsume</text:p>
          </table:table-cell>
          <table:table-cell office:value-type="string">
            <text:p>eat item for hp healing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focus reaction</text:p>
          </table:table-cell>
          <table:table-cell office:value-type="string">
            <text:p>hp/sp trigger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rample</text:p>
          </table:table-cell>
          <table:table-cell office:value-type="string">
            <text:p>blunt attack (too'rak)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table:style-name="ce76" office:value-type="string">
            <text:p>bloodrush</text:p>
          </table:table-cell>
          <table:table-cell table:style-name="ce76" office:value-type="string">
            <text:p>max per form, maximizes dmg output for duration</text:p>
          </table:table-cell>
          <table:table-cell/>
          <table:table-cell office:value-type="float" office:value="8">
            <text:p>8</text:p>
          </table:table-cell>
          <table:table-cell office:value-type="string">
            <text:p>withdraw</text:p>
          </table:table-cell>
          <table:table-cell office:value-type="string">
            <text:p>safe room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boost</text:p>
          </table:table-cell>
          <table:table-cell office:value-type="string">
            <text:p>boosts most guild powers for 40 sps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ntrap</text:p>
          </table:table-cell>
          <table:table-cell office:value-type="string">
            <text:p>mob can't leave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envelop</text:p>
          </table:table-cell>
          <table:table-cell office:value-type="string">
            <text:p>get control (gp) from corpse, use in combat to get sps/fortitude (gp)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lend</text:p>
          </table:table-cell>
          <table:table-cell office:value-type="string">
            <text:p>blend in, becoming haze (invis?)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infest</text:p>
          </table:table-cell>
          <table:table-cell office:value-type="string">
            <text:p>turn corpses into 'zerg'. <text:s/>Do a small amount of edged dmg, die very easily; cool but frustrating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mistwalk</text:p>
          </table:table-cell>
          <table:table-cell office:value-type="string">
            <text:p>boosts ac, but can't move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perceive</text:p>
          </table:table-cell>
          <table:table-cell office:value-type="string">
            <text:p>good dodge on mobs with multiple attacks, must get hit once, then good dodge after first hit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mpower</text:p>
          </table:table-cell>
          <table:table-cell office:value-type="string">
            <text:p>store/absorb dmg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probe</text:p>
          </table:table-cell>
          <table:table-cell office:value-type="string">
            <text:p>consider mob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pulse</text:p>
          </table:table-cell>
          <table:table-cell office:value-type="string">
            <text:p>room attack for stored dmg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reveal</text:p>
          </table:table-cell>
          <table:table-cell office:value-type="string">
            <text:p>id something, but I think it's busted; might require a boost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acrifice</text:p>
          </table:table-cell>
          <table:table-cell office:value-type="string">
            <text:p>almost kill yourself to do massive dmg to target</text:p>
          </table:table-cell>
          <table:table-cell table:number-columns-repeated="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root</text:p>
          </table:table-cell>
          <table:table-cell office:value-type="string">
            <text:p>supposed to boost brood dmg, but they suck so meh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ewitch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office:value-type="string">
            <text:p>lets you bypass dmg to a threshold, die at 100% though</text:p>
          </table:table-cell>
          <table:table-cell/>
          <table:table-cell office:value-type="string">
            <text:p>*</text:p>
          </table:table-cell>
          <table:table-cell office:value-type="string">
            <text:p>kick</text:p>
          </table:table-cell>
          <table:table-cell office:value-type="string">
            <text:p>blunt attack, can stop specials</text:p>
          </table:table-cell>
          <table:table-cell table:number-columns-repeated="3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shield (augment)</text:p>
          </table:table-cell>
          <table:table-cell office:value-type="string">
            <text:p>augment boosts form ac, protect is ac against certain types</text:p>
          </table:table-cell>
          <table:table-cell/>
          <table:table-cell office:value-type="string">
            <text:p>*</text:p>
          </table:table-cell>
          <table:table-cell office:value-type="string">
            <text:p>bite</text:p>
          </table:table-cell>
          <table:table-cell office:value-type="string">
            <text:p>edged attack, multiple forms</text:p>
          </table:table-cell>
          <table:table-cell table:number-columns-repeated="3"/>
        </table:table-row>
        <table:table-row table:style-name="ro8">
          <table:table-cell office:value-type="float" office:value="4">
            <text:p>4</text:p>
          </table:table-cell>
          <table:table-cell table:style-name="ce76" office:value-type="string">
            <text:p>malice</text:p>
          </table:table-cell>
          <table:table-cell table:style-name="ce76" office:value-type="string">
            <text:p>if mob/player wimpys you get 2 rounds free combat hits on them instantly</text:p>
          </table:table-cell>
          <table:table-cell/>
          <table:table-cell office:value-type="string">
            <text:p>*</text:p>
          </table:table-cell>
          <table:table-cell office:value-type="string">
            <text:p>claw</text:p>
          </table:table-cell>
          <table:table-cell office:value-type="string">
            <text:p>edged attack, multiple forms</text:p>
          </table:table-cell>
          <table:table-cell table:number-columns-repeated="3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investigate</text:p>
          </table:table-cell>
          <table:table-cell office:value-type="string">
            <text:p>lets you compare weapons so you'll know if one is better than the last you've wielded</text:p>
          </table:table-cell>
          <table:table-cell/>
          <table:table-cell office:value-type="string">
            <text:p>*</text:p>
          </table:table-cell>
          <table:table-cell office:value-type="string">
            <text:p>stomp</text:p>
          </table:table-cell>
          <table:table-cell office:value-type="string">
            <text:p>big blunt attack, can stun</text:p>
          </table:table-cell>
          <table:table-cell table:number-columns-repeated="3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envelop (emananting)</text:p>
          </table:table-cell>
          <table:table-cell office:value-type="string">
            <text:p>get control from corpse but leave it for another sii to envelop</text:p>
          </table:table-cell>
          <table:table-cell/>
          <table:table-cell office:value-type="string">
            <text:p>*</text:p>
          </table:table-cell>
          <table:table-cell office:value-type="string">
            <text:p>charge</text:p>
          </table:table-cell>
          <table:table-cell office:value-type="string">
            <text:p>blunt attack, can stun</text:p>
          </table:table-cell>
          <table:table-cell table:number-columns-repeated="3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link</text:p>
          </table:table-cell>
          <table:table-cell office:value-type="string">
            <text:p>lets you heal control of another sii</text:p>
          </table:table-cell>
          <table:table-cell table:number-columns-repeated="7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imbue</text:p>
          </table:table-cell>
          <table:table-cell office:value-type="string">
            <text:p>not sure…</text:p>
          </table:table-cell>
          <table:table-cell table:number-columns-repeated="7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ghost</text:p>
          </table:table-cell>
          <table:table-cell office:value-type="string">
            <text:p>monitor a room</text:p>
          </table:table-cell>
          <table:table-cell table:number-columns-repeated="3"/>
          <table:table-cell table:style-name="ce59" office:value-type="string">
            <text:p>pros</text:p>
          </table:table-cell>
          <table:table-cell table:number-columns-repeated="3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hain</text:p>
          </table:table-cell>
          <table:table-cell office:value-type="string">
            <text:p>chain your dmg through multiple targets</text:p>
          </table:table-cell>
          <table:table-cell table:number-columns-repeated="3"/>
          <table:table-cell office:value-type="string">
            <text:p>power is fairly linear per glvl</text:p>
          </table:table-cell>
          <table:table-cell table:number-columns-repeated="3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explore</text:p>
          </table:table-cell>
          <table:table-cell office:value-type="string">
            <text:p>move ghost around</text:p>
          </table:table-cell>
          <table:table-cell table:number-columns-repeated="3"/>
          <table:table-cell office:value-type="string">
            <text:p>awesome theme; a lot of potential</text:p>
          </table:table-cell>
          <table:table-cell table:number-columns-repeated="3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loak</text:p>
          </table:table-cell>
          <table:table-cell office:value-type="string">
            <text:p>go invis for period</text:p>
          </table:table-cell>
          <table:table-cell table:number-columns-repeated="3"/>
          <table:table-cell office:value-type="string">
            <text:p>tank, attack, middle forms</text:p>
          </table:table-cell>
          <table:table-cell table:number-columns-repeated="3"/>
        </table:table-row>
        <table:table-row table:style-name="ro8">
          <table:table-cell office:value-type="float" office:value="10">
            <text:p>10</text:p>
          </table:table-cell>
          <table:table-cell table:style-name="ce76" office:value-type="string">
            <text:p>focus prevention</text:p>
          </table:table-cell>
          <table:table-cell table:style-name="ce76" office:value-type="string">
            <text:p>best dodge, 20 sp a dodge, glvl 10 so it takes a while</text:p>
          </table:table-cell>
          <table:table-cell table:number-columns-repeated="3"/>
          <table:table-cell office:value-type="string">
            <text:p>amazing dodge ability at glvl 10</text:p>
          </table:table-cell>
          <table:table-cell table:number-columns-repeated="3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ubble</text:p>
          </table:table-cell>
          <table:table-cell office:value-type="string">
            <text:p>protection for an ally, number based and sucks control</text:p>
          </table:table-cell>
          <table:table-cell table:number-columns-repeated="3"/>
          <table:table-cell office:value-type="string">
            <text:p>good damage</text:p>
          </table:table-cell>
          <table:table-cell table:number-columns-repeated="3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harmonize</text:p>
          </table:table-cell>
          <table:table-cell office:value-type="string">
            <text:p>when boosted, gives a random benefit to eq</text:p>
          </table:table-cell>
          <table:table-cell table:number-columns-repeated="7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mitigate</text:p>
          </table:table-cell>
          <table:table-cell office:value-type="string">
            <text:p>lowers dmg on person</text:p>
          </table:table-cell>
          <table:table-cell table:number-columns-repeated="3"/>
          <table:table-cell table:style-name="ce59" office:value-type="string">
            <text:p>cons</text:p>
          </table:table-cell>
          <table:table-cell table:number-columns-repeated="3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surge</text:p>
          </table:table-cell>
          <table:table-cell office:value-type="string">
            <text:p>makes a room give hp/sp regen</text:p>
          </table:table-cell>
          <table:table-cell table:number-columns-repeated="3"/>
          <table:table-cell office:value-type="string">
            <text:p>no numbers, have to estimate</text:p>
          </table:table-cell>
          <table:table-cell table:number-columns-repeated="3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mplify</text:p>
          </table:table-cell>
          <table:table-cell office:value-type="string">
            <text:p>target a player and lowers a mobs ac</text:p>
          </table:table-cell>
          <table:table-cell table:number-columns-repeated="3"/>
          <table:table-cell office:value-type="string">
            <text:p>slow road to 10, but worth getting there</text:p>
          </table:table-cell>
          <table:table-cell table:number-columns-repeated="3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subvert</text:p>
          </table:table-cell>
          <table:table-cell office:value-type="string">
            <text:p>reduce a mobs ac/wc</text:p>
          </table:table-cell>
          <table:table-cell table:number-columns-repeated="7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shield (protect)</text:p>
          </table:table-cell>
          <table:table-cell office:value-type="string">
            <text:p>let's you pick 1 of four types to boost specific ac types</text:p>
          </table:table-cell>
          <table:table-cell table:number-columns-repeated="7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backshift</text:p>
          </table:table-cell>
          <table:table-cell office:value-type="string">
            <text:p>reverse maps the rooms you went through</text:p>
          </table:table-cell>
          <table:table-cell table:number-columns-repeated="7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purify</text:p>
          </table:table-cell>
          <table:table-cell office:value-type="string">
            <text:p>uncurse items</text:p>
          </table:table-cell>
          <table:table-cell table:number-columns-repeated="7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leanse</text:p>
          </table:table-cell>
          <table:table-cell office:value-type="string">
            <text:p>remove magic on person?</text:p>
          </table:table-cell>
          <table:table-cell table:number-columns-repeated="7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mesh</text:p>
          </table:table-cell>
          <table:table-cell office:value-type="string">
            <text:p>regen a person</text:p>
          </table:table-cell>
          <table:table-cell table:number-columns-repeated="7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purge</text:p>
          </table:table-cell>
          <table:table-cell office:value-type="string">
            <text:p>remove poison from person</text:p>
          </table:table-cell>
          <table:table-cell table:number-columns-repeated="7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assault</text:p>
          </table:table-cell>
          <table:table-cell office:value-type="string">
            <text:p>mind attack</text:p>
          </table:table-cell>
          <table:table-cell table:number-columns-repeated="7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shock</text:p>
          </table:table-cell>
          <table:table-cell office:value-type="string">
            <text:p>stun/flee/lower combat effectiveness, random</text:p>
          </table:table-cell>
          <table:table-cell table:number-columns-repeated="7"/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string">
            <text:p>forms</text:p>
          </table:table-cell>
          <table:table-cell office:value-type="string">
            <text:p>combat is done through forms and there are all kinds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form specials</text:p>
          </table:table-cell>
          <table:table-cell office:value-type="string">
            <text:p>some forms have special abilities/attacks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form stats</text:p>
          </table:table-cell>
          <table:table-cell office:value-type="string">
            <text:p>forms get stat boosts (positive and negative), and native ac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incorporate</text:p>
          </table:table-cell>
          <table:table-cell office:value-type="string">
            <text:p>lets you put eq into forms; sucks early on</text:p>
          </table:table-cell>
          <table:table-cell table:number-columns-repeated="7"/>
        </table:table-row>
      </table:table>
      <table:table table:name="labels" table:style-name="ta10" table:print="false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ce51"/>
        <table:table-column table:style-name="co76" table:default-cell-style-name="Default"/>
        <table:table-column table:style-name="co72" table:default-cell-style-name="Default"/>
        <table:table-column table:style-name="co77" table:default-cell-style-name="Default"/>
        <table:table-column table:style-name="co79" table:default-cell-style-name="Default"/>
        <table:table-column table:style-name="co44" table:default-cell-style-name="Default"/>
        <table:table-column table:style-name="co7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2" table:default-cell-style-name="Default"/>
        <table:table-column table:style-name="co84" table:default-cell-style-name="Default"/>
        <table:table-column table:style-name="co49" table:default-cell-style-name="Default"/>
        <table:table-column table:style-name="co78" table:default-cell-style-name="Default"/>
        <table:table-column table:style-name="co72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72" table:default-cell-style-name="Default"/>
        <table:table-column table:style-name="co78" table:default-cell-style-name="Default"/>
        <table:table-column table:style-name="co92" table:default-cell-style-name="Default"/>
        <table:table-row table:style-name="ro8">
          <table:table-cell table:style-name="ce75" office:value-type="string">
            <text:p>Num</text:p>
          </table:table-cell>
          <table:table-cell table:style-name="ce75" office:value-type="string">
            <text:p>Rnum</text:p>
          </table:table-cell>
          <table:table-cell table:style-name="ce45"/>
          <table:table-cell table:style-name="ce75" office:value-type="string">
            <text:p>Control Brf</text:p>
          </table:table-cell>
          <table:table-cell table:style-name="ce75" office:value-type="string">
            <text:p>Cont Brfx4</text:p>
          </table:table-cell>
          <table:table-cell table:style-name="ce75" office:value-type="string">
            <text:p>Control</text:p>
          </table:table-cell>
          <table:table-cell table:style-name="ce61" office:value-type="string">
            <text:p>% Con</text:p>
          </table:table-cell>
          <table:table-cell table:style-name="ce51"/>
          <table:table-cell table:style-name="ce61" office:value-type="string">
            <text:p>Glvlx4</text:p>
          </table:table-cell>
          <table:table-cell table:style-name="ce75" office:value-type="string">
            <text:p>GLVL</text:p>
          </table:table-cell>
          <table:table-cell table:style-name="ce75" office:value-type="string">
            <text:p>%Glvl</text:p>
          </table:table-cell>
          <table:table-cell table:style-name="ce62"/>
          <table:table-cell table:style-name="ce75" office:value-type="string">
            <text:p>DNA Status</text:p>
          </table:table-cell>
          <table:table-cell table:style-name="ce75" office:value-type="string">
            <text:p>Skills</text:p>
          </table:table-cell>
          <table:table-cell table:style-name="ce75" office:value-type="string">
            <text:p>DNA Collected</text:p>
          </table:table-cell>
          <table:table-cell/>
          <table:table-cell table:style-name="ce75" office:value-type="string">
            <text:p>Coins</text:p>
          </table:table-cell>
          <table:table-cell table:style-name="ce75" office:value-type="string">
            <text:p>Delta</text:p>
          </table:table-cell>
          <table:table-cell table:style-name="ce63" office:value-type="string">
            <text:p>Glvl</text:p>
          </table:table-cell>
          <table:table-cell/>
          <table:table-cell table:style-name="ce75" office:value-type="string">
            <text:p>Regen</text:p>
          </table:table-cell>
          <table:table-cell table:style-name="ce75" office:value-type="string">
            <text:p>Regen Br</text:p>
          </table:table-cell>
          <table:table-cell/>
          <table:table-cell table:style-name="ce74" office:value-type="string">
            <text:p>Glvl</text:p>
          </table:table-cell>
          <table:table-cell table:style-name="ce74" office:value-type="string">
            <text:p>Rank</text:p>
          </table:table-cell>
        </table:table-row>
        <table:table-row table:style-name="ro8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om</text:p>
          </table:table-cell>
          <table:table-cell table:formula="of:=MID([.F2];1;4)" office:value-type="string" office:string-value="Comp">
            <text:p>Comp</text:p>
          </table:table-cell>
          <table:table-cell table:style-name="Default" office:value-type="string">
            <text:p>Complete</text:p>
          </table:table-cell>
          <table:table-cell table:style-name="ce51" table:formula="of:=[.B2]/18" office:value-type="percentage" office:value="1">
            <text:p>100%</text:p>
          </table:table-cell>
          <table:table-cell table:style-name="ce51"/>
          <table:table-cell table:formula="of:=MID([.J2];1;4)" office:value-type="string" office:string-value="Unsk">
            <text:p>Unsk</text:p>
          </table:table-cell>
          <table:table-cell office:value-type="string">
            <text:p>Unskilled</text:p>
          </table:table-cell>
          <table:table-cell table:style-name="ce51" table:formula="of:=[.A2]/16" office:value-type="percentage" office:value="0">
            <text:p>0%</text:p>
          </table:table-cell>
          <table:table-cell/>
          <table:table-cell office:value-type="string">
            <text:p>Unknown</text:p>
          </table:table-cell>
          <table:table-cell office:value-type="string">
            <text:p>A little</text:p>
          </table:table-cell>
          <table:table-cell office:value-type="string">
            <text:p>A few DNA samples.</text:p>
          </table:table-cell>
          <table:table-cell/>
          <table:table-cell table:style-name="ce55" table:formula="of:=[.S2]*[.S2]*5000" office:value-type="float" office:value="5000">
            <text:p>5,000 </text:p>
          </table:table-cell>
          <table:table-cell table:style-name="ce55" office:value-type="float" office:value="0">
            <text:p><text:s/>-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rmal</text:p>
          </table:table-cell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'D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Ind</text:p>
          </table:table-cell>
          <table:table-cell table:formula="of:=MID([.F3];1;4)" office:value-type="string" office:string-value="Inde">
            <text:p>Inde</text:p>
          </table:table-cell>
          <table:table-cell table:style-name="Default" office:value-type="string">
            <text:p>Indefatigable</text:p>
          </table:table-cell>
          <table:table-cell table:style-name="ce51" table:formula="of:=[.B3]/18" office:value-type="percentage" office:value="0.944444444444444">
            <text:p>94%</text:p>
          </table:table-cell>
          <table:table-cell table:style-name="ce51"/>
          <table:table-cell table:formula="of:=MID([.J3];1;4)" office:value-type="string" office:string-value="Begi">
            <text:p>Begi</text:p>
          </table:table-cell>
          <table:table-cell office:value-type="string">
            <text:p>Beginner</text:p>
          </table:table-cell>
          <table:table-cell table:style-name="ce51" table:formula="of:=[.A3]/16" office:value-type="percentage" office:value="0.0625">
            <text:p>6%</text:p>
          </table:table-cell>
          <table:table-cell/>
          <table:table-cell office:value-type="string">
            <text:p>Quack</text:p>
          </table:table-cell>
          <table:table-cell office:value-type="string">
            <text:p>Some</text:p>
          </table:table-cell>
          <table:table-cell office:value-type="string">
            <text:p>A bunch of DNA samples.</text:p>
          </table:table-cell>
          <table:table-cell/>
          <table:table-cell table:style-name="ce55" table:formula="of:=[.S3]*[.S3]*5000" office:value-type="float" office:value="20000">
            <text:p>20,000 </text:p>
          </table:table-cell>
          <table:table-cell table:style-name="ce55" table:formula="of:=[.Q3]-[.Q2]" office:value-type="float" office:value="15000">
            <text:p>15,000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uick</text:p>
          </table:table-cell>
          <table:table-cell office:value-type="string">
            <text:p>Q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'Do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Uns</text:p>
          </table:table-cell>
          <table:table-cell table:formula="of:=MID([.F4];1;4)" office:value-type="string" office:string-value="Unsh">
            <text:p>Unsh</text:p>
          </table:table-cell>
          <table:table-cell table:style-name="Default" office:value-type="string">
            <text:p>Unshakeable</text:p>
          </table:table-cell>
          <table:table-cell table:style-name="ce51" table:formula="of:=[.B4]/18" office:value-type="percentage" office:value="0.888888888888889">
            <text:p>89%</text:p>
          </table:table-cell>
          <table:table-cell table:style-name="ce51"/>
          <table:table-cell table:formula="of:=MID([.J4];1;4)" office:value-type="string" office:string-value="Init">
            <text:p>Init</text:p>
          </table:table-cell>
          <table:table-cell office:value-type="string">
            <text:p>Initiate</text:p>
          </table:table-cell>
          <table:table-cell table:style-name="ce51" table:formula="of:=[.A4]/16" office:value-type="percentage" office:value="0.125">
            <text:p>13%</text:p>
          </table:table-cell>
          <table:table-cell/>
          <table:table-cell office:value-type="string">
            <text:p>Flunkie</text:p>
          </table:table-cell>
          <table:table-cell office:value-type="string">
            <text:p>A bundle</text:p>
          </table:table-cell>
          <table:table-cell office:value-type="string">
            <text:p>Quite a few DNA samples.</text:p>
          </table:table-cell>
          <table:table-cell/>
          <table:table-cell table:style-name="ce55" table:formula="of:=[.S4]*[.S4]*5000" office:value-type="float" office:value="45000">
            <text:p>45,000 </text:p>
          </table:table-cell>
          <table:table-cell table:style-name="ce55" table:formula="of:=[.Q4]-[.Q3]" office:value-type="float" office:value="25000">
            <text:p>25,000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pid</text:p>
          </table:table-cell>
          <table:table-cell office:value-type="string">
            <text:p>R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'Dor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Vig</text:p>
          </table:table-cell>
          <table:table-cell table:formula="of:=MID([.F5];1;4)" office:value-type="string" office:string-value="Vigo">
            <text:p>Vigo</text:p>
          </table:table-cell>
          <table:table-cell table:style-name="Default" office:value-type="string">
            <text:p>Vigorous</text:p>
          </table:table-cell>
          <table:table-cell table:style-name="ce51" table:formula="of:=[.B5]/18" office:value-type="percentage" office:value="0.833333333333333">
            <text:p>83%</text:p>
          </table:table-cell>
          <table:table-cell table:style-name="ce51"/>
          <table:table-cell table:formula="of:=MID([.J5];1;4)" office:value-type="string" office:string-value="Novi">
            <text:p>Novi</text:p>
          </table:table-cell>
          <table:table-cell office:value-type="string">
            <text:p>Novice</text:p>
          </table:table-cell>
          <table:table-cell table:style-name="ce51" table:formula="of:=[.A5]/16" office:value-type="percentage" office:value="0.1875">
            <text:p>19%</text:p>
          </table:table-cell>
          <table:table-cell/>
          <table:table-cell office:value-type="string">
            <text:p>Dabbler</text:p>
          </table:table-cell>
          <table:table-cell office:value-type="string">
            <text:p>A chunk</text:p>
          </table:table-cell>
          <table:table-cell office:value-type="string">
            <text:p>A lot of DNA samples.</text:p>
          </table:table-cell>
          <table:table-cell/>
          <table:table-cell table:style-name="ce55" table:formula="of:=[.S5]*[.S5]*5000" office:value-type="float" office:value="80000">
            <text:p>80,000 </text:p>
          </table:table-cell>
          <table:table-cell table:style-name="ce55" table:formula="of:=[.Q5]-[.Q4]" office:value-type="float" office:value="35000">
            <text:p>35,000 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st</text:p>
          </table:table-cell>
          <table:table-cell office:value-type="string">
            <text:p>Fa</text:p>
          </table:table-cell>
          <table:table-cell/>
          <table:table-cell office:value-type="float" office:value="4">
            <text:p>4</text:p>
          </table:table-cell>
          <table:table-cell table:style-name="ce51" office:value-type="string">
            <text:p>Ge'Doru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Ten</text:p>
          </table:table-cell>
          <table:table-cell table:formula="of:=MID([.F6];1;4)" office:value-type="string" office:string-value="Tena">
            <text:p>Tena</text:p>
          </table:table-cell>
          <table:table-cell table:style-name="Default" office:value-type="string">
            <text:p>Tenacious</text:p>
          </table:table-cell>
          <table:table-cell table:style-name="ce51" table:formula="of:=[.B6]/18" office:value-type="percentage" office:value="0.777777777777778">
            <text:p>78%</text:p>
          </table:table-cell>
          <table:table-cell table:style-name="ce51"/>
          <table:table-cell table:formula="of:=MID([.J6];1;4)" office:value-type="string" office:string-value="Stud">
            <text:p>Stud</text:p>
          </table:table-cell>
          <table:table-cell office:value-type="string">
            <text:p>Student</text:p>
          </table:table-cell>
          <table:table-cell table:style-name="ce51" table:formula="of:=[.A6]/16" office:value-type="percentage" office:value="0.25">
            <text:p>25%</text:p>
          </table:table-cell>
          <table:table-cell/>
          <table:table-cell office:value-type="string">
            <text:p>Rookie</text:p>
          </table:table-cell>
          <table:table-cell office:value-type="string">
            <text:p>A stack</text:p>
          </table:table-cell>
          <table:table-cell office:value-type="string">
            <text:p>An awful lot of DNA samples.</text:p>
          </table:table-cell>
          <table:table-cell/>
          <table:table-cell table:style-name="ce55" table:formula="of:=[.S6]*[.S6]*5000" office:value-type="float" office:value="125000">
            <text:p>125,000 </text:p>
          </table:table-cell>
          <table:table-cell table:style-name="ce55" table:formula="of:=[.Q6]-[.Q5]" office:value-type="float" office:value="45000">
            <text:p>45,000 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yper</text:p>
          </table:table-cell>
          <table:table-cell office:value-type="string">
            <text:p>H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en'D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te</text:p>
          </table:table-cell>
          <table:table-cell table:formula="of:=MID([.F7];1;4)" office:value-type="string" office:string-value="Stea">
            <text:p>Stea</text:p>
          </table:table-cell>
          <table:table-cell table:style-name="Default" office:value-type="string">
            <text:p>Steadfast</text:p>
          </table:table-cell>
          <table:table-cell table:style-name="ce51" table:formula="of:=[.B7]/18" office:value-type="percentage" office:value="0.722222222222222">
            <text:p>72%</text:p>
          </table:table-cell>
          <table:table-cell table:style-name="ce51"/>
          <table:table-cell table:formula="of:=MID([.J7];1;4)" office:value-type="string" office:string-value="Amat">
            <text:p>Amat</text:p>
          </table:table-cell>
          <table:table-cell office:value-type="string">
            <text:p>Amateur</text:p>
          </table:table-cell>
          <table:table-cell table:style-name="ce51" table:formula="of:=[.A7]/16" office:value-type="percentage" office:value="0.3125">
            <text:p>31%</text:p>
          </table:table-cell>
          <table:table-cell/>
          <table:table-cell office:value-type="string">
            <text:p>Novice</text:p>
          </table:table-cell>
          <table:table-cell office:value-type="string">
            <text:p>A heap</text:p>
          </table:table-cell>
          <table:table-cell office:value-type="string">
            <text:p>Loads of DNA samples.</text:p>
          </table:table-cell>
          <table:table-cell/>
          <table:table-cell table:style-name="ce55" table:formula="of:=[.S7]*[.S7]*5000" office:value-type="float" office:value="180000">
            <text:p>180,000 </text:p>
          </table:table-cell>
          <table:table-cell table:style-name="ce55" table:formula="of:=[.Q7]-[.Q6]" office:value-type="float" office:value="55000">
            <text:p>55,000 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lazing</text:p>
          </table:table-cell>
          <table:table-cell office:value-type="string">
            <text:p>B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en'Do</text:p>
          </table:table-cell>
        </table:table-row>
        <table:table-row table:style-name="ro1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Res</text:p>
          </table:table-cell>
          <table:table-cell table:formula="of:=MID([.F8];1;4)" office:value-type="string" office:string-value="Reso">
            <text:p>Reso</text:p>
          </table:table-cell>
          <table:table-cell table:style-name="Default" office:value-type="string">
            <text:p>Resolute</text:p>
          </table:table-cell>
          <table:table-cell table:style-name="ce51" table:formula="of:=[.B8]/18" office:value-type="percentage" office:value="0.666666666666667">
            <text:p>67%</text:p>
          </table:table-cell>
          <table:table-cell table:style-name="ce51"/>
          <table:table-cell table:formula="of:=MID([.J8];1;4)" office:value-type="string" office:string-value="Appr">
            <text:p>Appr</text:p>
          </table:table-cell>
          <table:table-cell office:value-type="string">
            <text:p>Apprentice</text:p>
          </table:table-cell>
          <table:table-cell table:style-name="ce51" table:formula="of:=[.A8]/16" office:value-type="percentage" office:value="0.375">
            <text:p>38%</text:p>
          </table:table-cell>
          <table:table-cell/>
          <table:table-cell office:value-type="string">
            <text:p>Student</text:p>
          </table:table-cell>
          <table:table-cell office:value-type="string">
            <text:p>Much</text:p>
          </table:table-cell>
          <table:table-cell office:value-type="string">
            <text:p>Tons of DNA samples.</text:p>
          </table:table-cell>
          <table:table-cell/>
          <table:table-cell table:style-name="ce55" table:formula="of:=[.S8]*[.S8]*5000" office:value-type="float" office:value="245000">
            <text:p>245,000 </text:p>
          </table:table-cell>
          <table:table-cell table:style-name="ce55" table:formula="of:=[.Q8]-[.Q7]" office:value-type="float" office:value="65000">
            <text:p>65,000 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urning</text:p>
          </table:table-cell>
          <table:table-cell office:value-type="string">
            <text:p>Bu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en'Dor</text:p>
          </table:table-cell>
        </table:table-row>
        <table:table-row table:style-name="ro13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Sub</text:p>
          </table:table-cell>
          <table:table-cell table:formula="of:=MID([.F9];1;4)" office:value-type="string" office:string-value="Subs">
            <text:p>Subs</text:p>
          </table:table-cell>
          <table:table-cell table:style-name="Default" office:value-type="string">
            <text:p>Substantial</text:p>
          </table:table-cell>
          <table:table-cell table:style-name="ce51" table:formula="of:=[.B9]/18" office:value-type="percentage" office:value="0.611111111111111">
            <text:p>61%</text:p>
          </table:table-cell>
          <table:table-cell table:style-name="ce51"/>
          <table:table-cell table:formula="of:=MID([.J9];1;4)" office:value-type="string" office:string-value="Lear">
            <text:p>Lear</text:p>
          </table:table-cell>
          <table:table-cell office:value-type="string">
            <text:p>Learned</text:p>
          </table:table-cell>
          <table:table-cell table:style-name="ce51" table:formula="of:=[.A9]/16" office:value-type="percentage" office:value="0.4375">
            <text:p>44%</text:p>
          </table:table-cell>
          <table:table-cell/>
          <table:table-cell office:value-type="string">
            <text:p>Intern</text:p>
          </table:table-cell>
          <table:table-cell office:value-type="string">
            <text:p>Lots</text:p>
          </table:table-cell>
          <table:table-cell office:value-type="string">
            <text:p>Myriad of DNA samples.</text:p>
          </table:table-cell>
          <table:table-cell/>
          <table:table-cell table:style-name="ce55" table:formula="of:=[.S9]*[.S9]*5000" office:value-type="float" office:value="320000">
            <text:p>320,000 </text:p>
          </table:table-cell>
          <table:table-cell table:style-name="ce55" table:formula="of:=[.Q9]-[.Q8]" office:value-type="float" office:value="75000">
            <text:p>75,000 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assioned</text:p>
          </table:table-cell>
          <table:table-cell office:value-type="string">
            <text:p>Im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en'Doru</text:p>
          </table:table-cell>
        </table:table-row>
        <table:table-row table:style-name="ro1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ta</text:p>
          </table:table-cell>
          <table:table-cell table:formula="of:=MID([.F10];1;4)" office:value-type="string" office:string-value="Stab">
            <text:p>Stab</text:p>
          </table:table-cell>
          <table:table-cell table:style-name="Default" office:value-type="string">
            <text:p>Stable</text:p>
          </table:table-cell>
          <table:table-cell table:style-name="ce51" table:formula="of:=[.B10]/18" office:value-type="percentage" office:value="0.555555555555556">
            <text:p>56%</text:p>
          </table:table-cell>
          <table:table-cell table:style-name="ce51"/>
          <table:table-cell table:formula="of:=MID([.J10];1;4)" office:value-type="string" office:string-value="Adep">
            <text:p>Adep</text:p>
          </table:table-cell>
          <table:table-cell office:value-type="string">
            <text:p>Adept</text:p>
          </table:table-cell>
          <table:table-cell table:style-name="ce51" table:formula="of:=[.A10]/16" office:value-type="percentage" office:value="0.5">
            <text:p>50%</text:p>
          </table:table-cell>
          <table:table-cell/>
          <table:table-cell office:value-type="string">
            <text:p>Apprentice</text:p>
          </table:table-cell>
          <table:table-cell/>
          <table:table-cell office:value-type="string">
            <text:p>Wow! <text:s/>Millions of DNA samples.</text:p>
          </table:table-cell>
          <table:table-cell/>
          <table:table-cell table:style-name="ce55" table:formula="of:=[.S10]*[.S10]*5000" office:value-type="float" office:value="405000">
            <text:p>405,000 </text:p>
          </table:table-cell>
          <table:table-cell table:style-name="ce55" table:formula="of:=[.Q10]-[.Q9]" office:value-type="float" office:value="85000">
            <text:p>85,000 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ervid</text:p>
          </table:table-cell>
          <table:table-cell office:value-type="string">
            <text:p>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enz'D</text:p>
          </table:table-cell>
        </table:table-row>
        <table:table-row table:style-name="ro13">
          <table:table-cell table:number-columns-repeated="2" office:value-type="float" office:value="9">
            <text:p>9</text:p>
          </table:table-cell>
          <table:table-cell/>
          <table:table-cell office:value-type="string">
            <text:p>Med</text:p>
          </table:table-cell>
          <table:table-cell table:formula="of:=MID([.F11];1;4)" office:value-type="string" office:string-value="Medi">
            <text:p>Medi</text:p>
          </table:table-cell>
          <table:table-cell table:style-name="Default" office:value-type="string">
            <text:p>Mediocre</text:p>
          </table:table-cell>
          <table:table-cell table:style-name="ce51" table:formula="of:=[.B11]/18" office:value-type="percentage" office:value="0.5">
            <text:p>50%</text:p>
          </table:table-cell>
          <table:table-cell table:style-name="ce51"/>
          <table:table-cell table:formula="of:=MID([.J11];1;4)" office:value-type="string" office:string-value="Prof">
            <text:p>Prof</text:p>
          </table:table-cell>
          <table:table-cell office:value-type="string">
            <text:p>Proficient</text:p>
          </table:table-cell>
          <table:table-cell table:style-name="ce51" table:formula="of:=[.A11]/16" office:value-type="percentage" office:value="0.5625">
            <text:p>56%</text:p>
          </table:table-cell>
          <table:table-cell/>
          <table:table-cell office:value-type="string">
            <text:p>Technician</text:p>
          </table:table-cell>
          <table:table-cell table:number-columns-repeated="3"/>
          <table:table-cell table:style-name="ce55" table:formula="of:=[.S11]*[.S11]*5000" office:value-type="float" office:value="500000">
            <text:p>500,000 </text:p>
          </table:table-cell>
          <table:table-cell table:style-name="ce55" table:formula="of:=[.Q11]-[.Q10]" office:value-type="float" office:value="95000">
            <text:p>95,000 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enzied</text:p>
          </table:table-cell>
          <table:table-cell office:value-type="string">
            <text:p>F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enz'Do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av</text:p>
          </table:table-cell>
          <table:table-cell table:formula="of:=MID([.F12];1;4)" office:value-type="string" office:string-value="Wave">
            <text:p>Wave</text:p>
          </table:table-cell>
          <table:table-cell table:style-name="Default" office:value-type="string">
            <text:p>Wavering</text:p>
          </table:table-cell>
          <table:table-cell table:style-name="ce51" table:formula="of:=[.B12]/18" office:value-type="percentage" office:value="0.444444444444444">
            <text:p>44%</text:p>
          </table:table-cell>
          <table:table-cell table:style-name="ce51"/>
          <table:table-cell table:formula="of:=MID([.J12];1;4)" office:value-type="string" office:string-value="Scho">
            <text:p>Scho</text:p>
          </table:table-cell>
          <table:table-cell office:value-type="string">
            <text:p>Scholar</text:p>
          </table:table-cell>
          <table:table-cell table:style-name="ce51" table:formula="of:=[.A12]/16" office:value-type="percentage" office:value="0.625">
            <text:p>63%</text:p>
          </table:table-cell>
          <table:table-cell/>
          <table:table-cell office:value-type="string">
            <text:p>Intellectual</text:p>
          </table:table-cell>
          <table:table-cell table:number-columns-repeated="3"/>
          <table:table-cell table:style-name="ce55" table:formula="of:=[.S12]*[.S12]*5000" office:value-type="float" office:value="605000">
            <text:p>605,000 </text:p>
          </table:table-cell>
          <table:table-cell table:style-name="ce55" table:formula="of:=[.Q12]-[.Q11]" office:value-type="float" office:value="105000">
            <text:p>105,000 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Genz'Dor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f</text:p>
          </table:table-cell>
          <table:table-cell table:formula="of:=MID([.F13];1;4)" office:value-type="string" office:string-value="Defi">
            <text:p>Defi</text:p>
          </table:table-cell>
          <table:table-cell table:style-name="Default" office:value-type="string">
            <text:p>Deficient</text:p>
          </table:table-cell>
          <table:table-cell table:style-name="ce51" table:formula="of:=[.B13]/18" office:value-type="percentage" office:value="0.388888888888889">
            <text:p>39%</text:p>
          </table:table-cell>
          <table:table-cell table:style-name="ce51"/>
          <table:table-cell table:formula="of:=MID([.J13];1;4)" office:value-type="string" office:string-value="Spec">
            <text:p>Spec</text:p>
          </table:table-cell>
          <table:table-cell office:value-type="string">
            <text:p>Specialist</text:p>
          </table:table-cell>
          <table:table-cell table:style-name="ce51" table:formula="of:=[.A13]/16" office:value-type="percentage" office:value="0.6875">
            <text:p>69%</text:p>
          </table:table-cell>
          <table:table-cell/>
          <table:table-cell office:value-type="string">
            <text:p>Scientist</text:p>
          </table:table-cell>
          <table:table-cell table:number-columns-repeated="3"/>
          <table:table-cell table:style-name="ce55" table:formula="of:=[.S13]*[.S13]*5000" office:value-type="float" office:value="720000">
            <text:p>720,000 </text:p>
          </table:table-cell>
          <table:table-cell table:style-name="ce55" table:formula="of:=[.Q13]-[.Q12]" office:value-type="float" office:value="115000">
            <text:p>115,000 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Genz'Doru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en</text:p>
          </table:table-cell>
          <table:table-cell table:formula="of:=MID([.F14];1;4)" office:value-type="string" office:string-value="Tenu">
            <text:p>Tenu</text:p>
          </table:table-cell>
          <table:table-cell table:style-name="Default" office:value-type="string">
            <text:p>Tenuous</text:p>
          </table:table-cell>
          <table:table-cell table:style-name="ce51" table:formula="of:=[.B14]/18" office:value-type="percentage" office:value="0.333333333333333">
            <text:p>33%</text:p>
          </table:table-cell>
          <table:table-cell table:style-name="ce51"/>
          <table:table-cell table:formula="of:=MID([.J14];1;4)" office:value-type="string" office:string-value="Expe">
            <text:p>Expe</text:p>
          </table:table-cell>
          <table:table-cell office:value-type="string">
            <text:p>Expert</text:p>
          </table:table-cell>
          <table:table-cell table:style-name="ce51" table:formula="of:=[.A14]/16" office:value-type="percentage" office:value="0.75">
            <text:p>75%</text:p>
          </table:table-cell>
          <table:table-cell/>
          <table:table-cell office:value-type="string">
            <text:p>Tutor</text:p>
          </table:table-cell>
          <table:table-cell table:number-columns-repeated="3"/>
          <table:table-cell table:style-name="ce55" table:formula="of:=[.S14]*[.S14]*5000" office:value-type="float" office:value="845000">
            <text:p>845,000 </text:p>
          </table:table-cell>
          <table:table-cell table:style-name="ce55" table:formula="of:=[.Q14]-[.Q13]" office:value-type="float" office:value="125000">
            <text:p>125,000 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Genza'D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ra</text:p>
          </table:table-cell>
          <table:table-cell table:formula="of:=MID([.F15];1;4)" office:value-type="string" office:string-value="Drai">
            <text:p>Drai</text:p>
          </table:table-cell>
          <table:table-cell table:style-name="Default" office:value-type="string">
            <text:p>Drained</text:p>
          </table:table-cell>
          <table:table-cell table:style-name="ce51" table:formula="of:=[.B15]/18" office:value-type="percentage" office:value="0.277777777777778">
            <text:p>28%</text:p>
          </table:table-cell>
          <table:table-cell table:style-name="ce51"/>
          <table:table-cell table:formula="of:=MID([.J15];1;4)" office:value-type="string" office:string-value="Auth">
            <text:p>Auth</text:p>
          </table:table-cell>
          <table:table-cell office:value-type="string">
            <text:p>Authority</text:p>
          </table:table-cell>
          <table:table-cell table:style-name="ce51" table:formula="of:=[.A15]/16" office:value-type="percentage" office:value="0.8125">
            <text:p>81%</text:p>
          </table:table-cell>
          <table:table-cell/>
          <table:table-cell office:value-type="string">
            <text:p>Professional</text:p>
          </table:table-cell>
          <table:table-cell table:number-columns-repeated="3"/>
          <table:table-cell table:style-name="ce55" table:formula="of:=[.S15]*[.S15]*5000" office:value-type="float" office:value="980000">
            <text:p>980,000 </text:p>
          </table:table-cell>
          <table:table-cell table:style-name="ce55" table:formula="of:=[.Q15]-[.Q14]" office:value-type="float" office:value="135000">
            <text:p>135,000 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Genza'Do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Wea</text:p>
          </table:table-cell>
          <table:table-cell table:formula="of:=MID([.F16];1;4)" office:value-type="string" office:string-value="Weak">
            <text:p>Weak</text:p>
          </table:table-cell>
          <table:table-cell table:style-name="Default" office:value-type="string">
            <text:p>Weak</text:p>
          </table:table-cell>
          <table:table-cell table:style-name="ce51" table:formula="of:=[.B16]/18" office:value-type="percentage" office:value="0.222222222222222">
            <text:p>22%</text:p>
          </table:table-cell>
          <table:table-cell table:style-name="ce51"/>
          <table:table-cell table:formula="of:=MID([.J16];1;4)" office:value-type="string" office:string-value="Mast">
            <text:p>Mast</text:p>
          </table:table-cell>
          <table:table-cell office:value-type="string">
            <text:p>Master</text:p>
          </table:table-cell>
          <table:table-cell table:style-name="ce51" table:formula="of:=[.A16]/16" office:value-type="percentage" office:value="0.875">
            <text:p>88%</text:p>
          </table:table-cell>
          <table:table-cell/>
          <table:table-cell office:value-type="string">
            <text:p>Medic</text:p>
          </table:table-cell>
          <table:table-cell table:number-columns-repeated="3"/>
          <table:table-cell table:style-name="ce55" table:formula="of:=[.S16]*[.S16]*5000" office:value-type="float" office:value="1125000">
            <text:p>1,125,000 </text:p>
          </table:table-cell>
          <table:table-cell table:style-name="ce55" table:formula="of:=[.Q16]-[.Q15]" office:value-type="float" office:value="145000">
            <text:p>145,000 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Genza'Dor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al</text:p>
          </table:table-cell>
          <table:table-cell table:formula="of:=MID([.F17];1;4)" office:value-type="string" office:string-value="Palt">
            <text:p>Palt</text:p>
          </table:table-cell>
          <table:table-cell table:style-name="Default" office:value-type="string">
            <text:p>Paltry</text:p>
          </table:table-cell>
          <table:table-cell table:style-name="ce51" table:formula="of:=[.B17]/18" office:value-type="percentage" office:value="0.166666666666667">
            <text:p>17%</text:p>
          </table:table-cell>
          <table:table-cell table:style-name="ce51"/>
          <table:table-cell table:formula="of:=MID([.J17];1;4)" office:value-type="string" office:string-value="Guru">
            <text:p>Guru</text:p>
          </table:table-cell>
          <table:table-cell office:value-type="string">
            <text:p>Guru</text:p>
          </table:table-cell>
          <table:table-cell table:style-name="ce51" table:formula="of:=[.A17]/16" office:value-type="percentage" office:value="0.9375">
            <text:p>94%</text:p>
          </table:table-cell>
          <table:table-cell/>
          <table:table-cell office:value-type="string">
            <text:p>Specialist</text:p>
          </table:table-cell>
          <table:table-cell table:number-columns-repeated="3"/>
          <table:table-cell table:style-name="ce55" table:formula="of:=[.S17]*[.S17]*5000" office:value-type="float" office:value="1280000">
            <text:p>1,280,000 </text:p>
          </table:table-cell>
          <table:table-cell table:style-name="ce55" table:formula="of:=[.Q17]-[.Q16]" office:value-type="float" office:value="155000">
            <text:p>155,000 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Genza'Doru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e</text:p>
          </table:table-cell>
          <table:table-cell table:formula="of:=MID([.F18];1;4)" office:value-type="string" office:string-value="Feeb">
            <text:p>Feeb</text:p>
          </table:table-cell>
          <table:table-cell table:style-name="Default" office:value-type="string">
            <text:p>Feeble</text:p>
          </table:table-cell>
          <table:table-cell table:style-name="ce51" table:formula="of:=[.B18]/18" office:value-type="percentage" office:value="0.111111111111111">
            <text:p>11%</text:p>
          </table:table-cell>
          <table:table-cell table:style-name="ce51"/>
          <table:table-cell table:formula="of:=MID([.J18];1;4)" office:value-type="string" office:string-value="Comp">
            <text:p>Comp</text:p>
          </table:table-cell>
          <table:table-cell office:value-type="string">
            <text:p>Completed</text:p>
          </table:table-cell>
          <table:table-cell table:style-name="ce51" table:formula="of:=[.A18]/16" office:value-type="percentage" office:value="1">
            <text:p>100%</text:p>
          </table:table-cell>
          <table:table-cell/>
          <table:table-cell office:value-type="string">
            <text:p>Doctor</text:p>
          </table:table-cell>
          <table:table-cell table:number-columns-repeated="3"/>
          <table:table-cell table:style-name="ce55" table:formula="of:=[.S18]*[.S18]*5000" office:value-type="float" office:value="1445000">
            <text:p>1,445,000 </text:p>
          </table:table-cell>
          <table:table-cell table:style-name="ce55" table:formula="of:=[.Q18]-[.Q17]" office:value-type="float" office:value="165000">
            <text:p>165,000 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Genzai'D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xh</text:p>
          </table:table-cell>
          <table:table-cell table:formula="of:=MID([.F19];1;4)" office:value-type="string" office:string-value="Exha">
            <text:p>Exha</text:p>
          </table:table-cell>
          <table:table-cell table:style-name="Default" office:value-type="string">
            <text:p>Exhausted</text:p>
          </table:table-cell>
          <table:table-cell table:style-name="ce51" table:formula="of:=[.B19]/18" office:value-type="percentage" office:value="0.0555555555555556">
            <text:p>6%</text:p>
          </table:table-cell>
          <table:table-cell table:style-name="ce51"/>
          <table:table-cell table:formula="of:=MID([.J19];1;4)">
            <text:p/>
          </table:table-cell>
          <table:table-cell/>
          <table:table-cell table:number-columns-repeated="2"/>
          <table:table-cell office:value-type="string">
            <text:p>Authority</text:p>
          </table:table-cell>
          <table:table-cell table:number-columns-repeated="3"/>
          <table:table-cell table:style-name="ce55" table:formula="of:=[.S19]*[.S19]*5000" office:value-type="float" office:value="1620000">
            <text:p>1,620,000 </text:p>
          </table:table-cell>
          <table:table-cell table:style-name="ce55" table:formula="of:=[.Q19]-[.Q18]" office:value-type="float" office:value="175000">
            <text:p>175,000 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Genzai'Do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a</text:p>
          </table:table-cell>
          <table:table-cell table:formula="of:=MID([.F20];1;4)" office:value-type="string" office:string-value="Deat">
            <text:p>Deat</text:p>
          </table:table-cell>
          <table:table-cell table:style-name="Default" office:value-type="string">
            <text:p>Death</text:p>
          </table:table-cell>
          <table:table-cell table:style-name="ce51" table:formula="of:=[.B20]/18" office:value-type="percentage" office:value="0">
            <text:p>0%</text:p>
          </table:table-cell>
          <table:table-cell table:style-name="ce51"/>
          <table:table-cell table:formula="of:=MID([.J20];1;4)">
            <text:p/>
          </table:table-cell>
          <table:table-cell/>
          <table:table-cell table:number-columns-repeated="2"/>
          <table:table-cell office:value-type="string">
            <text:p>Disciple</text:p>
          </table:table-cell>
          <table:table-cell table:number-columns-repeated="3"/>
          <table:table-cell table:style-name="ce55" table:formula="of:=[.S20]*[.S20]*5000" office:value-type="float" office:value="1805000">
            <text:p>1,805,000 </text:p>
          </table:table-cell>
          <table:table-cell table:style-name="ce55" table:formula="of:=[.Q20]-[.Q19]" office:value-type="float" office:value="185000">
            <text:p>185,000 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Genzai'Dor</text:p>
          </table:table-cell>
        </table:table-row>
        <table:table-row table:style-name="ro8">
          <table:table-cell table:number-columns-repeated="12"/>
          <table:table-cell office:value-type="string">
            <text:p>Professor</text:p>
          </table:table-cell>
          <table:table-cell table:number-columns-repeated="3"/>
          <table:table-cell table:style-name="ce55" table:formula="of:=[.S21]*[.S21]*5000" office:value-type="float" office:value="2000000">
            <text:p>2,000,000 </text:p>
          </table:table-cell>
          <table:table-cell table:style-name="ce55" table:formula="of:=[.Q21]-[.Q20]" office:value-type="float" office:value="195000">
            <text:p>195,000 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enzai'Doru</text:p>
          </table:table-cell>
        </table:table-row>
        <table:table-row table:style-name="ro8">
          <table:table-cell table:number-columns-repeated="3"/>
          <table:table-cell table:style-name="ce60" office:value-type="string">
            <text:p>Broodlings</text:p>
          </table:table-cell>
          <table:table-cell table:style-name="ce60" office:value-type="string">
            <text:p>Corpse Class</text:p>
          </table:table-cell>
          <table:table-cell table:style-name="ce60" office:value-type="string">
            <text:p>Brood</text:p>
          </table:table-cell>
          <table:table-cell table:style-name="ce60" office:value-type="string">
            <text:p>Count</text:p>
          </table:table-cell>
          <table:table-cell/>
          <table:table-cell table:style-name="ce45"/>
          <table:table-cell table:number-columns-repeated="3"/>
          <table:table-cell office:value-type="string">
            <text:p>Surgeon</text:p>
          </table:table-cell>
          <table:table-cell table:number-columns-repeated="12"/>
        </table:table-row>
        <table:table-row table:style-name="ro8">
          <table:table-cell table:number-columns-repeated="3"/>
          <table:table-cell office:value-type="string">
            <text:p>Sickly</text:p>
          </table:table-cell>
          <table:table-cell office:value-type="string">
            <text:p>&lt;200</text:p>
          </table:table-cell>
          <table:table-cell table:style-name="Default" office:value-type="string">
            <text:p>single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Puny</text:p>
          </table:table-cell>
          <table:table-cell office:value-type="string">
            <text:p>&lt;1k</text:p>
          </table:table-cell>
          <table:table-cell table:style-name="Default" office:value-type="string">
            <text:p>pair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Small</text:p>
          </table:table-cell>
          <table:table-cell office:value-type="string">
            <text:p>1-3kish</text:p>
          </table:table-cell>
          <table:table-cell table:style-name="Default" office:value-type="string">
            <text:p>trio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stocky</text:p>
          </table:table-cell>
          <table:table-cell office:value-type="string">
            <text:p>7kish</text:p>
          </table:table-cell>
          <table:table-cell table:style-name="Default" office:value-type="string">
            <text:p>host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large</text:p>
          </table:table-cell>
          <table:table-cell office:value-type="string">
            <text:p>42k</text:p>
          </table:table-cell>
          <table:table-cell table:style-name="Default" office:value-type="string">
            <text:p>host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massive</text:p>
          </table:table-cell>
          <table:table-cell/>
          <table:table-cell table:style-name="Default" office:value-type="string">
            <text:p>host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st</text:p>
          </table:table-cell>
          <table:table-cell office:value-type="float" office:value="7">
            <text:p>7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st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st</text:p>
          </table:table-cell>
          <table:table-cell office:value-type="float" office:value="9">
            <text:p>9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1">
            <text:p>11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2">
            <text:p>12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3">
            <text:p>13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4">
            <text:p>14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5">
            <text:p>15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6">
            <text:p>16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7">
            <text:p>17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8">
            <text:p>18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19">
            <text:p>19</text:p>
          </table:table-cell>
          <table:table-cell table:number-columns-repeated="18"/>
        </table:table-row>
        <table:table-row table:style-name="ro8">
          <table:table-cell table:number-columns-repeated="5"/>
          <table:table-cell table:style-name="Default" office:value-type="string">
            <text:p>horde</text:p>
          </table:table-cell>
          <table:table-cell office:value-type="float" office:value="20">
            <text:p>20</text:p>
          </table:table-cell>
          <table:table-cell table:number-columns-repeated="18"/>
        </table:table-row>
        <table:table-row table:style-name="ro8" table:number-rows-repeated="1048533">
          <table:table-cell table:number-columns-repeated="25"/>
        </table:table-row>
        <table:table-row table:style-name="ro8">
          <table:table-cell table:number-columns-repeated="25"/>
        </table:table-row>
      </table:table>
      <table:table table:name="forms" table:style-name="ta8" table:print="false">
        <office:forms form:automatic-focus="false" form:apply-design-mode="false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7" table:default-cell-style-name="ce31"/>
        <table:table-column table:style-name="co58" table:default-cell-style-name="ce31"/>
        <table:table-column table:style-name="co42" table:default-cell-style-name="ce31"/>
        <table:table-column table:style-name="co52" table:default-cell-style-name="ce37"/>
        <table:table-column table:style-name="co59" table:default-cell-style-name="ce37"/>
        <table:table-column table:style-name="co60" table:default-cell-style-name="ce37"/>
        <table:table-column table:style-name="co44" table:default-cell-style-name="ce37"/>
        <table:table-column table:style-name="co59" table:default-cell-style-name="ce37"/>
        <table:table-column table:style-name="co49" table:default-cell-style-name="ce38"/>
        <table:table-column table:style-name="co58" table:default-cell-style-name="ce38"/>
        <table:table-column table:style-name="co61" table:default-cell-style-name="ce31"/>
        <table:table-column table:style-name="co56" table:default-cell-style-name="ce31"/>
        <table:table-column table:style-name="co61" table:default-cell-style-name="ce31"/>
        <table:table-column table:style-name="co56" table:default-cell-style-name="ce31"/>
        <table:table-column table:style-name="co62" table:number-columns-repeated="3" table:default-cell-style-name="ce31"/>
        <table:table-column table:style-name="co63" table:default-cell-style-name="ce31"/>
        <table:table-column table:style-name="co61" table:default-cell-style-name="ce31"/>
        <table:table-column table:style-name="co56" table:default-cell-style-name="ce31"/>
        <table:table-column table:style-name="co64" table:default-cell-style-name="ce40"/>
        <table:table-column table:style-name="co65" table:default-cell-style-name="ce31"/>
        <table:table-column table:style-name="co66" table:default-cell-style-name="ce31"/>
        <table:table-column table:style-name="co67" table:default-cell-style-name="ce31"/>
        <table:table-column table:style-name="co18" table:number-columns-repeated="227" table:default-cell-style-name="ce31"/>
        <table:table-row table:style-name="ro12">
          <table:table-cell office:value-type="string">
            <text:p>Lvl</text:p>
          </table:table-cell>
          <table:table-cell office:value-type="string">
            <text:p>Form</text:p>
          </table:table-cell>
          <table:table-cell office:value-type="string">
            <text:p>Armour</text:p>
          </table:table-cell>
          <table:table-cell office:value-type="string">
            <text:p>Wpn</text:p>
          </table:table-cell>
          <table:table-cell office:value-type="string">
            <text:p>Attks</text:p>
          </table:table-cell>
          <table:table-cell office:value-type="string">
            <text:p>Dmg</text:p>
          </table:table-cell>
          <table:table-cell office:value-type="string">
            <text:p>Cmd</text:p>
          </table:table-cell>
          <table:table-cell office:value-type="string">
            <text:p>Str</text:p>
          </table:table-cell>
          <table:table-cell office:value-type="string">
            <text:p>Dex</text:p>
          </table:table-cell>
          <table:table-cell office:value-type="string">
            <text:p>Wis</text:p>
          </table:table-cell>
          <table:table-cell office:value-type="string">
            <text:p>Int</text:p>
          </table:table-cell>
          <table:table-cell office:value-type="string">
            <text:p>Con</text:p>
          </table:table-cell>
          <table:table-cell office:value-type="string">
            <text:p>Sum</text:p>
          </table:table-cell>
          <table:table-cell office:value-type="string">
            <text:p>Avg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El</text:p>
          </table:table-cell>
          <table:table-cell office:value-type="string">
            <text:p>M</text:p>
          </table:table-cell>
          <table:table-cell office:value-type="string">
            <text:p>E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table:style-name="ce39" office:value-type="string">
            <text:p>FO Re</text:p>
          </table:table-cell>
          <table:table-cell table:style-name="ce32" office:value-type="string">
            <text:p>SP Re</text:p>
          </table:table-cell>
          <table:table-cell table:style-name="ce32" office:value-type="string">
            <text:p>Notes</text:p>
          </table:table-cell>
          <table:table-cell office:value-type="string">
            <text:p>Specials</text:p>
          </table:table-cell>
          <table:table-cell table:number-columns-repeated="227"/>
        </table:table-row>
        <table:table-row table:style-name="ro12">
          <table:table-cell office:value-type="float" office:value="0">
            <text:p>0</text:p>
          </table:table-cell>
          <table:table-cell office:value-type="string">
            <text:p>Human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fist,fist</text:p>
          </table:table-cell>
          <table:table-cell office:value-type="string">
            <text:p>B</text:p>
          </table:table-cell>
          <table:table-cell office:value-type="string">
            <text:p>kick</text:p>
          </table:table-cell>
          <table:table-cell table:number-columns-repeated="5" office:value-type="percentage" office:value="0">
            <text:p>0%</text:p>
          </table:table-cell>
          <table:table-cell table:formula="of:=SUM([.H2:.L2])" office:value-type="percentage" office:value="0">
            <text:p>0%</text:p>
          </table:table-cell>
          <table:table-cell table:formula="of:=AVERAGE([.H2:.L2])" office:value-type="percentage" office:value="0">
            <text:p>0%</text:p>
          </table:table-cell>
          <table:table-cell table:number-columns-repeated="2" office:value-type="string">
            <text:p>L</text:p>
          </table:table-cell>
          <table:table-cell table:number-columns-repeated="2" table:style-name="ce32" office:value-type="string">
            <text:p>L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string">
            <text:p>2fists-&gt;1wpn</text:p>
          </table:table-cell>
          <table:table-cell table:number-columns-repeated="228"/>
        </table:table-row>
        <table:table-row table:style-name="ro12">
          <table:table-cell office:value-type="float" office:value="1">
            <text:p>1</text:p>
          </table:table-cell>
          <table:table-cell office:value-type="string">
            <text:p>Goroa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fist,fist</text:p>
          </table:table-cell>
          <table:table-cell office:value-type="string">
            <text:p>B</text:p>
          </table:table-cell>
          <table:table-cell/>
          <table:table-cell office:value-type="percentage" office:value="0">
            <text:p>0%</text:p>
          </table:table-cell>
          <table:table-cell office:value-type="percentage" office:value="0.05">
            <text:p>5%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05">
            <text:p>5%</text:p>
          </table:table-cell>
          <table:table-cell table:formula="of:=SUM([.H3:.L3])" office:value-type="percentage" office:value="0.1">
            <text:p>10%</text:p>
          </table:table-cell>
          <table:table-cell table:formula="of:=AVERAGE([.H3:.L3])" office:value-type="percentage" office:value="0.02">
            <text:p>2%</text:p>
          </table:table-cell>
          <table:table-cell office:value-type="string">
            <text:p>L</text:p>
          </table:table-cell>
          <table:table-cell office:value-type="string">
            <text:p>L <text:s/></text:p>
          </table:table-cell>
          <table:table-cell/>
          <table:table-cell table:style-name="ce32" office:value-type="string">
            <text:p>L</text:p>
          </table:table-cell>
          <table:table-cell table:number-columns-repeated="4"/>
          <table:table-cell office:value-type="string">
            <text:p>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fists-&gt;1wpn</text:p>
          </table:table-cell>
          <table:table-cell table:number-columns-repeated="228"/>
        </table:table-row>
        <table:table-row table:style-name="ro12">
          <table:table-cell office:value-type="float" office:value="1">
            <text:p>1</text:p>
          </table:table-cell>
          <table:table-cell table:style-name="ce33" office:value-type="string">
            <text:p>Dwarf#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fist, fist</text:p>
          </table:table-cell>
          <table:table-cell office:value-type="string">
            <text:p>B</text:p>
          </table:table-cell>
          <table:table-cell office:value-type="string">
            <text:p>kick</text:p>
          </table:table-cell>
          <table:table-cell office:value-type="percentage" office:value="0.05">
            <text:p>5%</text:p>
          </table:table-cell>
          <table:table-cell table:number-columns-repeated="3" office:value-type="percentage" office:value="0">
            <text:p>0%</text:p>
          </table:table-cell>
          <table:table-cell office:value-type="percentage" office:value="0.05">
            <text:p>5%</text:p>
          </table:table-cell>
          <table:table-cell table:formula="of:=SUM([.H4:.L4])" office:value-type="percentage" office:value="0.1">
            <text:p>10%</text:p>
          </table:table-cell>
          <table:table-cell table:formula="of:=AVERAGE([.H4:.L4])" office:value-type="percentage" office:value="0.02">
            <text:p>2%</text:p>
          </table:table-cell>
          <table:table-cell table:number-columns-repeated="3" office:value-type="string">
            <text:p>L</text:p>
          </table:table-cell>
          <table:table-cell table:style-name="ce32" office:value-type="string">
            <text:p>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3" office:value-type="float" office:value="0">
            <text:p>0</text:p>
          </table:table-cell>
          <table:table-cell table:number-columns-repeated="231"/>
        </table:table-row>
        <table:table-row table:style-name="ro12">
          <table:table-cell office:value-type="float" office:value="1">
            <text:p>1</text:p>
          </table:table-cell>
          <table:table-cell office:value-type="string">
            <text:p>Misuyah</text:p>
          </table:table-cell>
          <table:table-cell office:value-type="string">
            <text:p>a/r/o</text:p>
          </table:table-cell>
          <table:table-cell office:value-type="string">
            <text:p>yes</text:p>
          </table:table-cell>
          <table:table-cell office:value-type="string">
            <text:p>bite,bite,bite</text:p>
          </table:table-cell>
          <table:table-cell office:value-type="string">
            <text:p>E</text:p>
          </table:table-cell>
          <table:table-cell office:value-type="string">
            <text:p>bite</text:p>
          </table:table-cell>
          <table:table-cell office:value-type="percentage" office:value="0">
            <text:p>0%</text:p>
          </table:table-cell>
          <table:table-cell table:number-columns-repeated="3" office:value-type="percentage" office:value="0.05">
            <text:p>5%</text:p>
          </table:table-cell>
          <table:table-cell office:value-type="percentage" office:value="0">
            <text:p>0%</text:p>
          </table:table-cell>
          <table:table-cell table:formula="of:=SUM([.H5:.L5])" office:value-type="percentage" office:value="0.15">
            <text:p>15%</text:p>
          </table:table-cell>
          <table:table-cell table:formula="of:=AVERAGE([.H5:.L5])" office:value-type="percentage" office:value="0.03">
            <text:p>3%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32" office:value-type="string">
            <text:p>daggers</text:p>
          </table:table-cell>
          <table:table-cell table:number-columns-repeated="228"/>
        </table:table-row>
        <table:table-row table:style-name="ro12">
          <table:table-cell office:value-type="float" office:value="1">
            <text:p>1</text:p>
          </table:table-cell>
          <table:table-cell office:value-type="string">
            <text:p>Myrtle</text:p>
          </table:table-cell>
          <table:table-cell office:value-type="string">
            <text:p>a/c/r/o</text:p>
          </table:table-cell>
          <table:table-cell office:value-type="string">
            <text:p>yes</text:p>
          </table:table-cell>
          <table:table-cell office:value-type="string">
            <text:p>claw,claw,wpn</text:p>
          </table:table-cell>
          <table:table-cell office:value-type="string">
            <text:p>E</text:p>
          </table:table-cell>
          <table:table-cell office:value-type="string">
            <text:p>claw</text:p>
          </table:table-cell>
          <table:table-cell office:value-type="percentage" office:value="0.05">
            <text:p>5%</text:p>
          </table:table-cell>
          <table:table-cell office:value-type="percentage" office:value="0">
            <text:p>0%</text:p>
          </table:table-cell>
          <table:table-cell table:number-columns-repeated="2" office:value-type="percentage" office:value="0.05">
            <text:p>5%</text:p>
          </table:table-cell>
          <table:table-cell office:value-type="percentage" office:value="0">
            <text:p>0%</text:p>
          </table:table-cell>
          <table:table-cell table:formula="of:=SUM([.H6:.L6])" office:value-type="percentage" office:value="0.15">
            <text:p>15%</text:p>
          </table:table-cell>
          <table:table-cell table:formula="of:=AVERAGE([.H6:.L6])" office:value-type="percentage" office:value="0.03">
            <text:p>3%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L </text:p>
          </table:table-cell>
          <table:table-cell/>
          <table:table-cell table:style-name="ce32" office:value-type="string">
            <text:p>L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table:style-name="ce32" office:value-type="float" office:value="1">
            <text:p>1</text:p>
          </table:table-cell>
          <table:table-cell table:style-name="ce34" office:value-type="string">
            <text:p>Orc*</text:p>
          </table:table-cell>
          <table:table-cell table:style-name="ce32" office:value-type="string">
            <text:p>all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punch,punch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kick</text:p>
          </table:table-cell>
          <table:table-cell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">
            <text:p>0%</text:p>
          </table:table-cell>
          <table:table-cell table:formula="of:=SUM([.H7:.L7])" office:value-type="percentage" office:value="-0.1">
            <text:p>-10%</text:p>
          </table:table-cell>
          <table:table-cell table:formula="of:=AVERAGE([.H7:.L7])" office:value-type="percentage" office:value="-0.02">
            <text:p>-2%</text:p>
          </table:table-cell>
          <table:table-cell table:number-columns-repeated="2" table:style-name="ce32" office:value-type="string">
            <text:p>L</text:p>
          </table:table-cell>
          <table:table-cell/>
          <table:table-cell table:style-name="ce32"/>
          <table:table-cell table:number-columns-repeated="6"/>
          <table:table-cell table:style-name="ce39"/>
          <table:table-cell table:number-columns-repeated="230"/>
        </table:table-row>
        <table:table-row table:style-name="ro12">
          <table:table-cell office:value-type="float" office:value="2">
            <text:p>2</text:p>
          </table:table-cell>
          <table:table-cell table:style-name="ce35" office:value-type="string">
            <text:p>Aernid</text:p>
          </table:table-cell>
          <table:table-cell table:style-name="ce35" office:value-type="string">
            <text:p>a/c/o</text:p>
          </table:table-cell>
          <table:table-cell office:value-type="string">
            <text:p>no</text:p>
          </table:table-cell>
          <table:table-cell office:value-type="string">
            <text:p>fists</text:p>
          </table:table-cell>
          <table:table-cell office:value-type="string">
            <text:p>B</text:p>
          </table:table-cell>
          <table:table-cell office:value-type="string">
            <text:p>stomp</text:p>
          </table:table-cell>
          <table:table-cell office:value-type="percentage" office:value="0.1">
            <text:p>10%</text:p>
          </table:table-cell>
          <table:table-cell office:value-type="percentage" office:value="-0.05">
            <text:p>-5%</text:p>
          </table:table-cell>
          <table:table-cell table:number-columns-repeated="2" office:value-type="percentage" office:value="0.05">
            <text:p>5%</text:p>
          </table:table-cell>
          <table:table-cell office:value-type="percentage" office:value="0.1">
            <text:p>10%</text:p>
          </table:table-cell>
          <table:table-cell table:formula="of:=SUM([.H8:.L8])" office:value-type="percentage" office:value="0.25">
            <text:p>25%</text:p>
          </table:table-cell>
          <table:table-cell table:formula="of:=AVERAGE([.H8:.L8])" office:value-type="percentage" office:value="0.05">
            <text:p>5%</text:p>
          </table:table-cell>
          <table:table-cell table:number-columns-repeated="2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Ardun</text:p>
          </table:table-cell>
          <table:table-cell office:value-type="string">
            <text:p>h/a/m/c/s/o</text:p>
          </table:table-cell>
          <table:table-cell office:value-type="string">
            <text:p>yes</text:p>
          </table:table-cell>
          <table:table-cell office:value-type="string">
            <text:p>claw,claw</text:p>
          </table:table-cell>
          <table:table-cell office:value-type="string">
            <text:p>E</text:p>
          </table:table-cell>
          <table:table-cell office:value-type="string">
            <text:p>claw</text:p>
          </table:table-cell>
          <table:table-cell office:value-type="percentage" office:value="0.1">
            <text:p>10%</text:p>
          </table:table-cell>
          <table:table-cell office:value-type="percentage" office:value="-0.05">
            <text:p>-5%</text:p>
          </table:table-cell>
          <table:table-cell table:number-columns-repeated="2" office:value-type="percentage" office:value="0.05">
            <text:p>5%</text:p>
          </table:table-cell>
          <table:table-cell office:value-type="percentage" office:value="0.1">
            <text:p>10%</text:p>
          </table:table-cell>
          <table:table-cell table:formula="of:=SUM([.H9:.L9])" office:value-type="percentage" office:value="0.25">
            <text:p>25%</text:p>
          </table:table-cell>
          <table:table-cell table:formula="of:=AVERAGE([.H9:.L9])" office:value-type="percentage" office:value="0.05">
            <text:p>5%</text:p>
          </table:table-cell>
          <table:table-cell table:number-columns-repeated="2" office:value-type="string">
            <text:p>L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/>
          <table:table-cell office:value-type="string">
            <text:p>1 attk w/ wpn</text:p>
          </table:table-cell>
          <table:table-cell table:number-columns-repeated="228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Endrara</text:p>
          </table:table-cell>
          <table:table-cell office:value-type="string">
            <text:p>a/c/o</text:p>
          </table:table-cell>
          <table:table-cell office:value-type="string">
            <text:p>no</text:p>
          </table:table-cell>
          <table:table-cell office:value-type="string">
            <text:p>fists, fists, headbutt</text:p>
          </table:table-cell>
          <table:table-cell office:value-type="string">
            <text:p>B</text:p>
          </table:table-cell>
          <table:table-cell office:value-type="string">
            <text:p>charge</text:p>
          </table:table-cell>
          <table:table-cell table:number-columns-repeated="2" office:value-type="percentage" office:value="0.1">
            <text:p>10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.05">
            <text:p>5%</text:p>
          </table:table-cell>
          <table:table-cell table:formula="of:=SUM([.H10:.L10])" office:value-type="percentage" office:value="0.05">
            <text:p>5%</text:p>
          </table:table-cell>
          <table:table-cell table:formula="of:=AVERAGE([.H10:.L10])" office:value-type="percentage" office:value="0.01">
            <text:p>1%</text:p>
          </table:table-cell>
          <table:table-cell table:number-columns-repeated="2" office:value-type="string">
            <text:p>L</text:p>
          </table:table-cell>
          <table:table-cell/>
          <table:table-cell table:number-columns-repeated="2" table:style-name="ce32" office:value-type="string">
            <text:p>L</text:p>
          </table:table-cell>
          <table:table-cell table:number-columns-repeated="5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Leika</text:p>
          </table:table-cell>
          <table:table-cell office:value-type="string">
            <text:p>a/o</text:p>
          </table:table-cell>
          <table:table-cell office:value-type="string">
            <text:p>no</text:p>
          </table:table-cell>
          <table:table-cell office:value-type="string">
            <text:p>bite, claw, claw</text:p>
          </table:table-cell>
          <table:table-cell office:value-type="string">
            <text:p>E</text:p>
          </table:table-cell>
          <table:table-cell office:value-type="string">
            <text:p>claw</text:p>
          </table:table-cell>
          <table:table-cell office:value-type="percentage" office:value="-0.1">
            <text:p>-10%</text:p>
          </table:table-cell>
          <table:table-cell office:value-type="percentage" office:value="0.35">
            <text:p>35%</text:p>
          </table:table-cell>
          <table:table-cell table:number-columns-repeated="2" office:value-type="percentage" office:value="-0.05">
            <text:p>-5%</text:p>
          </table:table-cell>
          <table:table-cell office:value-type="percentage" office:value="-0.1">
            <text:p>-10%</text:p>
          </table:table-cell>
          <table:table-cell table:formula="of:=SUM([.H11:.L11])" office:value-type="percentage" office:value="0.05">
            <text:p>5%</text:p>
          </table:table-cell>
          <table:table-cell table:formula="of:=AVERAGE([.H11:.L11])" office:value-type="percentage" office:value="0.01">
            <text:p>1%</text:p>
          </table:table-cell>
          <table:table-cell table:number-columns-repeated="4" table:style-name="ce32" office:value-type="string">
            <text:p>L</text:p>
          </table:table-cell>
          <table:table-cell table:number-columns-repeated="6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3">
            <text:p>3</text:p>
          </table:table-cell>
          <table:table-cell table:style-name="ce34" office:value-type="string">
            <text:p>Dzai'la*</text:p>
          </table:table-cell>
          <table:table-cell office:value-type="string">
            <text:p>h/a/m/g/o</text:p>
          </table:table-cell>
          <table:table-cell office:value-type="string">
            <text:p>yes</text:p>
          </table:table-cell>
          <table:table-cell office:value-type="string">
            <text:p>bite, attack</text:p>
          </table:table-cell>
          <table:table-cell office:value-type="string">
            <text:p>E</text:p>
          </table:table-cell>
          <table:table-cell office:value-type="string">
            <text:p>bite</text:p>
          </table:table-cell>
          <table:table-cell office:value-type="percentage" office:value="0.4">
            <text:p>40%</text:p>
          </table:table-cell>
          <table:table-cell table:number-columns-repeated="3" office:value-type="percentage" office:value="0.1">
            <text:p>10%</text:p>
          </table:table-cell>
          <table:table-cell office:value-type="percentage" office:value="0.2">
            <text:p>20%</text:p>
          </table:table-cell>
          <table:table-cell table:formula="of:=SUM([.H12:.L12])" office:value-type="percentage" office:value="0.9">
            <text:p>90%</text:p>
          </table:table-cell>
          <table:table-cell table:formula="of:=AVERAGE([.H12:.L12])" office:value-type="percentage" office:value="0.18">
            <text:p>18%</text:p>
          </table:table-cell>
          <table:table-cell table:number-columns-repeated="2" table:style-name="ce32" office:value-type="float" office:value="20">
            <text:p>20</text:p>
          </table:table-cell>
          <table:table-cell table:style-name="ce32"/>
          <table:table-cell table:style-name="ce32"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39"/>
          <table:table-cell table:number-columns-repeated="230"/>
        </table:table-row>
        <table:table-row table:style-name="ro12">
          <table:table-cell office:value-type="float" office:value="3">
            <text:p>3</text:p>
          </table:table-cell>
          <table:table-cell office:value-type="string">
            <text:p>Siierek</text:p>
          </table:table-cell>
          <table:table-cell office:value-type="string">
            <text:p>a/o</text:p>
          </table:table-cell>
          <table:table-cell office:value-type="string">
            <text:p>yes</text:p>
          </table:table-cell>
          <table:table-cell office:value-type="string">
            <text:p>beak,beak,talon,talon</text:p>
          </table:table-cell>
          <table:table-cell office:value-type="string">
            <text:p>E</text:p>
          </table:table-cell>
          <table:table-cell office:value-type="string">
            <text:p>claw</text:p>
          </table:table-cell>
          <table:table-cell office:value-type="percentage" office:value="0.05">
            <text:p>5%</text:p>
          </table:table-cell>
          <table:table-cell office:value-type="percentage" office:value="0.3">
            <text:p>30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.05">
            <text:p>5%</text:p>
          </table:table-cell>
          <table:table-cell table:formula="of:=SUM([.H13:.L13])" office:value-type="percentage" office:value="0.2">
            <text:p>20%</text:p>
          </table:table-cell>
          <table:table-cell table:formula="of:=AVERAGE([.H13:.L13])" office:value-type="percentage" office:value="0.04">
            <text:p>4%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3"/>
          <table:table-cell office:value-type="string">
            <text:p>L</text:p>
          </table:table-cell>
          <table:table-cell/>
          <table:table-cell table:style-name="ce39" office:value-type="float" office:value="1">
            <text:p>1</text:p>
          </table:table-cell>
          <table:table-cell/>
          <table:table-cell office:value-type="string">
            <text:p>2 talons or 1 dagger attack</text:p>
          </table:table-cell>
          <table:table-cell office:value-type="string">
            <text:p>fly, +light</text:p>
          </table:table-cell>
          <table:table-cell table:number-columns-repeated="227"/>
        </table:table-row>
        <table:table-row table:style-name="ro12">
          <table:table-cell office:value-type="float" office:value="3">
            <text:p>3</text:p>
          </table:table-cell>
          <table:table-cell office:value-type="string">
            <text:p>Ssthorak</text:p>
          </table:table-cell>
          <table:table-cell office:value-type="string">
            <text:p>a/m/b/r/s/o</text:p>
          </table:table-cell>
          <table:table-cell office:value-type="string">
            <text:p>yes</text:p>
          </table:table-cell>
          <table:table-cell office:value-type="string">
            <text:p>bite,claw,claw</text:p>
          </table:table-cell>
          <table:table-cell office:value-type="string">
            <text:p>E</text:p>
          </table:table-cell>
          <table:table-cell office:value-type="string">
            <text:p>bite</text:p>
          </table:table-cell>
          <table:table-cell office:value-type="percentage" office:value="0.2">
            <text:p>20%</text:p>
          </table:table-cell>
          <table:table-cell office:value-type="percentage" office:value="0.1">
            <text:p>10%</text:p>
          </table:table-cell>
          <table:table-cell table:number-columns-repeated="2" office:value-type="percentage" office:value="-0.2">
            <text:p>-20%</text:p>
          </table:table-cell>
          <table:table-cell office:value-type="percentage" office:value="0.2">
            <text:p>20%</text:p>
          </table:table-cell>
          <table:table-cell table:formula="of:=SUM([.H14:.L14])" office:value-type="percentage" office:value="0.1">
            <text:p>10%</text:p>
          </table:table-cell>
          <table:table-cell table:formula="of:=AVERAGE([.H14:.L14])" office:value-type="percentage" office:value="0.02">
            <text:p>2%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39" office:value-type="float" office:value="1">
            <text:p>1</text:p>
          </table:table-cell>
          <table:table-cell/>
          <table:table-cell office:value-type="string">
            <text:p>2claw-&gt;1wpn, breathe water</text:p>
          </table:table-cell>
          <table:table-cell table:number-columns-repeated="228"/>
        </table:table-row>
        <table:table-row table:style-name="ro12">
          <table:table-cell office:value-type="float" office:value="3">
            <text:p>3</text:p>
          </table:table-cell>
          <table:table-cell office:value-type="string">
            <text:p>Wellig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fist,fist</text:p>
          </table:table-cell>
          <table:table-cell office:value-type="string">
            <text:p>B</text:p>
          </table:table-cell>
          <table:table-cell/>
          <table:table-cell table:number-columns-repeated="2" office:value-type="percentage" office:value="-0.1">
            <text:p>-10%</text:p>
          </table:table-cell>
          <table:table-cell table:number-columns-repeated="2" office:value-type="percentage" office:value="0.6">
            <text:p>60%</text:p>
          </table:table-cell>
          <table:table-cell office:value-type="percentage" office:value="-0.1">
            <text:p>-10%</text:p>
          </table:table-cell>
          <table:table-cell table:formula="of:=SUM([.H15:.L15])" office:value-type="percentage" office:value="0.9">
            <text:p>90%</text:p>
          </table:table-cell>
          <table:table-cell table:formula="of:=AVERAGE([.H15:.L15])" office:value-type="percentage" office:value="0.18">
            <text:p>18%</text:p>
          </table:table-cell>
          <table:table-cell table:number-columns-repeated="3" office:value-type="float" office:value="20">
            <text:p>20</text:p>
          </table:table-cell>
          <table:table-cell table:style-name="ce32" office:value-type="float" office:value="20">
            <text:p>20</text:p>
          </table:table-cell>
          <table:table-cell table:number-columns-repeated="2"/>
          <table:table-cell table:style-name="ce32" office:value-type="float" office:value="40">
            <text:p>40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/>
          <table:table-cell office:value-type="string">
            <text:p>2fists-&gt;1wpn</text:p>
          </table:table-cell>
          <table:table-cell table:number-columns-repeated="228"/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Carrakain</text:p>
          </table:table-cell>
          <table:table-cell office:value-type="string">
            <text:p>a/o</text:p>
          </table:table-cell>
          <table:table-cell office:value-type="string">
            <text:p>no</text:p>
          </table:table-cell>
          <table:table-cell table:style-name="ce32" office:value-type="string">
            <text:p>breath</text:p>
          </table:table-cell>
          <table:table-cell office:value-type="string">
            <text:p>C</text:p>
          </table:table-cell>
          <table:table-cell/>
          <table:table-cell table:number-columns-repeated="2" office:value-type="percentage" office:value="0.1">
            <text:p>10%</text:p>
          </table:table-cell>
          <table:table-cell table:number-columns-repeated="2" office:value-type="percentage" office:value="0.15">
            <text:p>15%</text:p>
          </table:table-cell>
          <table:table-cell office:value-type="percentage" office:value="0.05">
            <text:p>5%</text:p>
          </table:table-cell>
          <table:table-cell table:formula="of:=SUM([.H16:.L16])" office:value-type="percentage" office:value="0.55">
            <text:p>55%</text:p>
          </table:table-cell>
          <table:table-cell table:formula="of:=AVERAGE([.H16:.L16])" office:value-type="percentage" office:value="0.11">
            <text:p>11%</text:p>
          </table:table-cell>
          <table:table-cell table:number-columns-repeated="2" office:value-type="string">
            <text:p>L</text:p>
          </table:table-cell>
          <table:table-cell table:style-name="ce32" office:value-type="float" office:value="20">
            <text:p>20</text:p>
          </table:table-cell>
          <table:table-cell table:number-columns-repeated="3"/>
          <table:table-cell office:value-type="string">
            <text:p>L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Conomos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punch,punch</text:p>
          </table:table-cell>
          <table:table-cell office:value-type="string">
            <text:p>P</text:p>
          </table:table-cell>
          <table:table-cell office:value-type="string">
            <text:p>kick</text:p>
          </table:table-cell>
          <table:table-cell table:number-columns-repeated="4" office:value-type="percentage" office:value="0.05">
            <text:p>5%</text:p>
          </table:table-cell>
          <table:table-cell office:value-type="percentage" office:value="0.15">
            <text:p>15%</text:p>
          </table:table-cell>
          <table:table-cell table:formula="of:=SUM([.H17:.L17])" office:value-type="percentage" office:value="0.35">
            <text:p>35%</text:p>
          </table:table-cell>
          <table:table-cell table:formula="of:=AVERAGE([.H17:.L17])" office:value-type="percentage" office:value="0.07">
            <text:p>7%</text:p>
          </table:table-cell>
          <table:table-cell table:number-columns-repeated="2" table:style-name="ce32"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ce32" office:value-type="float" office:value="40">
            <text:p>40</text:p>
          </table:table-cell>
          <table:table-cell table:number-columns-repeated="6"/>
          <table:table-cell table:style-name="ce39" office:value-type="float" office:value="1">
            <text:p>1</text:p>
          </table:table-cell>
          <table:table-cell/>
          <table:table-cell office:value-type="string">
            <text:p>2fists-&gt;1wpn</text:p>
          </table:table-cell>
          <table:table-cell table:number-columns-repeated="228"/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Lupinos</text:p>
          </table:table-cell>
          <table:table-cell table:style-name="ce32" office:value-type="string">
            <text:p>a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bite,claw,claw</text:p>
          </table:table-cell>
          <table:table-cell office:value-type="string">
            <text:p>E (F)</text:p>
          </table:table-cell>
          <table:table-cell office:value-type="string">
            <text:p>bite,spit</text:p>
          </table:table-cell>
          <table:table-cell table:number-columns-repeated="2" office:value-type="percentage" office:value="0.3">
            <text:p>30%</text:p>
          </table:table-cell>
          <table:table-cell table:number-columns-repeated="2" office:value-type="percentage" office:value="-0.4">
            <text:p>-40%</text:p>
          </table:table-cell>
          <table:table-cell office:value-type="percentage" office:value="0.2">
            <text:p>20%</text:p>
          </table:table-cell>
          <table:table-cell table:formula="of:=SUM([.H18:.L18])" office:value-type="percentage" office:value="0">
            <text:p>0%</text:p>
          </table:table-cell>
          <table:table-cell table:formula="of:=AVERAGE([.H18:.L18])" office:value-type="percentage" office:value="0">
            <text:p>0%</text:p>
          </table:table-cell>
          <table:table-cell office:value-type="string">
            <text:p>L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Ooltang</text:p>
          </table:table-cell>
          <table:table-cell table:style-name="ce32"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claw,claw,claw</text:p>
          </table:table-cell>
          <table:table-cell office:value-type="string">
            <text:p>E</text:p>
          </table:table-cell>
          <table:table-cell/>
          <table:table-cell office:value-type="percentage" office:value="-0.2">
            <text:p>-20%</text:p>
          </table:table-cell>
          <table:table-cell office:value-type="percentage" office:value="0.4">
            <text:p>40%</text:p>
          </table:table-cell>
          <table:table-cell table:number-columns-repeated="2" office:value-type="percentage" office:value="0.35">
            <text:p>35%</text:p>
          </table:table-cell>
          <table:table-cell office:value-type="percentage" office:value="-0.15">
            <text:p>-15%</text:p>
          </table:table-cell>
          <table:table-cell table:formula="of:=SUM([.H19:.L19])" office:value-type="percentage" office:value="0.75">
            <text:p>75%</text:p>
          </table:table-cell>
          <table:table-cell table:formula="of:=AVERAGE([.H19:.L19])" office:value-type="percentage" office:value="0.15">
            <text:p>15%</text:p>
          </table:table-cell>
          <table:table-cell table:number-columns-repeated="2" table:style-name="ce32" office:value-type="float" office:value="60">
            <text:p>60</text:p>
          </table:table-cell>
          <table:table-cell office:value-type="float" office:value="40">
            <text:p>40</text:p>
          </table:table-cell>
          <table:table-cell table:style-name="ce32" office:value-type="float" office:value="40">
            <text:p>40</text:p>
          </table:table-cell>
          <table:table-cell table:number-columns-repeated="6"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office:value-type="float" office:value="4">
            <text:p>4</text:p>
          </table:table-cell>
          <table:table-cell table:style-name="ce33" office:value-type="string">
            <text:p>Zeliard#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mist slap,mist slap</text:p>
          </table:table-cell>
          <table:table-cell office:value-type="string">
            <text:p>B</text:p>
          </table:table-cell>
          <table:table-cell/>
          <table:table-cell office:value-type="percentage" office:value="-0.1">
            <text:p>-10%</text:p>
          </table:table-cell>
          <table:table-cell office:value-type="percentage" office:value="0.3">
            <text:p>30%</text:p>
          </table:table-cell>
          <table:table-cell table:number-columns-repeated="2" office:value-type="percentage" office:value="0.25">
            <text:p>25%</text:p>
          </table:table-cell>
          <table:table-cell office:value-type="percentage" office:value="0.05">
            <text:p>5%</text:p>
          </table:table-cell>
          <table:table-cell table:formula="of:=SUM([.H20:.L20])" office:value-type="percentage" office:value="0.75">
            <text:p>75%</text:p>
          </table:table-cell>
          <table:table-cell table:formula="of:=AVERAGE([.H20:.L20])" office:value-type="percentage" office:value="0.15">
            <text:p>15%</text:p>
          </table:table-cell>
          <table:table-cell office:value-type="float" office:value="80">
            <text:p>80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39" office:value-type="string">
            <text:p>2/1</text:p>
          </table:table-cell>
          <table:table-cell/>
          <table:table-cell office:value-type="string">
            <text:p>received after 4 guild days</text:p>
          </table:table-cell>
          <table:table-cell office:value-type="string">
            <text:p>levitate</text:p>
          </table:table-cell>
          <table:table-cell table:number-columns-repeated="227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6" office:value-type="string">
            <text:p>Fungilla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spore cloud</text:p>
          </table:table-cell>
          <table:table-cell table:style-name="ce32" office:value-type="string">
            <text:p>P</text:p>
          </table:table-cell>
          <table:table-cell/>
          <table:table-cell table:number-columns-repeated="2" office:value-type="percentage" office:value="-0.4">
            <text:p>-40%</text:p>
          </table:table-cell>
          <table:table-cell table:number-columns-repeated="3" office:value-type="percentage" office:value="0.65">
            <text:p>65%</text:p>
          </table:table-cell>
          <table:table-cell table:formula="of:=SUM([.H21:.L21])" office:value-type="percentage" office:value="1.15">
            <text:p>115%</text:p>
          </table:table-cell>
          <table:table-cell table:formula="of:=AVERAGE([.H21:.L21])" office:value-type="percentage" office:value="0.23">
            <text:p>23%</text:p>
          </table:table-cell>
          <table:table-cell office:value-type="float" office:value="40">
            <text:p>40</text:p>
          </table:table-cell>
          <table:table-cell table:style-name="ce32" office:value-type="float" office:value="40">
            <text:p>40</text:p>
          </table:table-cell>
          <table:table-cell table:number-columns-repeated="4"/>
          <table:table-cell office:value-type="float" office:value="100">
            <text:p>100</text:p>
          </table:table-cell>
          <table:table-cell/>
          <table:table-cell table:number-columns-repeated="2" office:value-type="string">
            <text:p>H</text:p>
          </table:table-cell>
          <table:table-cell table:style-name="ce39" office:value-type="float" office:value="2">
            <text:p>2</text:p>
          </table:table-cell>
          <table:table-cell table:number-columns-repeated="230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2" office:value-type="string">
            <text:p>Gevara</text:p>
          </table:table-cell>
          <table:table-cell table:style-name="ce32" office:value-type="string">
            <text:p>a/c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blade,blade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claw</text:p>
          </table:table-cell>
          <table:table-cell table:number-columns-repeated="2" office:value-type="percentage" office:value="0.1">
            <text:p>10%</text:p>
          </table:table-cell>
          <table:table-cell table:number-columns-repeated="3" office:value-type="percentage" office:value="0.15">
            <text:p>15%</text:p>
          </table:table-cell>
          <table:table-cell table:formula="of:=SUM([.H22:.L22])" office:value-type="percentage" office:value="0.65">
            <text:p>65%</text:p>
          </table:table-cell>
          <table:table-cell table:formula="of:=AVERAGE([.H22:.L22])" office:value-type="percentage" office:value="0.13">
            <text:p>13%</text:p>
          </table:table-cell>
          <table:table-cell office:value-type="float" office:value="20">
            <text:p>20</text:p>
          </table:table-cell>
          <table:table-cell table:style-name="ce32" office:value-type="float" office:value="20">
            <text:p>20</text:p>
          </table:table-cell>
          <table:table-cell table:number-columns-repeated="4"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39" office:value-type="float" office:value="1">
            <text:p>1</text:p>
          </table:table-cell>
          <table:table-cell table:number-columns-repeated="230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4" office:value-type="string">
            <text:p>Helio*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tentacle,tentacle</text:p>
          </table:table-cell>
          <table:table-cell table:style-name="ce32" office:value-type="string">
            <text:p>A,P</text:p>
          </table:table-cell>
          <table:table-cell table:style-name="ce32"/>
          <table:table-cell office:value-type="percentage" office:value="-0.1">
            <text:p>-10%</text:p>
          </table:table-cell>
          <table:table-cell office:value-type="percentage" office:value="-0.2">
            <text:p>-20%</text:p>
          </table:table-cell>
          <table:table-cell table:number-columns-repeated="2" office:value-type="percentage" office:value="0.45">
            <text:p>45%</text:p>
          </table:table-cell>
          <table:table-cell office:value-type="percentage" office:value="0.2">
            <text:p>20%</text:p>
          </table:table-cell>
          <table:table-cell table:formula="of:=SUM([.H23:.L23])" office:value-type="percentage" office:value="0.8">
            <text:p>80%</text:p>
          </table:table-cell>
          <table:table-cell table:formula="of:=AVERAGE([.H23:.L23])" office:value-type="percentage" office:value="0.16">
            <text:p>16%</text:p>
          </table:table-cell>
          <table:table-cell office:value-type="string">
            <text:p>L</text:p>
          </table:table-cell>
          <table:table-cell table:style-name="ce32" office:value-type="float" office:value="40">
            <text:p>40</text:p>
          </table:table-cell>
          <table:table-cell table:number-columns-repeated="4"/>
          <table:table-cell table:style-name="ce32" office:value-type="float" office:value="40">
            <text:p>40</text:p>
          </table:table-cell>
          <table:table-cell table:number-columns-repeated="2" office:value-type="float" office:value="40">
            <text:p>40</text:p>
          </table:table-cell>
          <table:table-cell/>
          <table:table-cell table:style-name="ce39" office:value-type="float" office:value="2">
            <text:p>2</text:p>
          </table:table-cell>
          <table:table-cell/>
          <table:table-cell table:style-name="Default"/>
          <table:table-cell office:value-type="string">
            <text:p>levitate</text:p>
          </table:table-cell>
          <table:table-cell table:number-columns-repeated="227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2" office:value-type="string">
            <text:p>Ippolicho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leech</text:p>
          </table:table-cell>
          <table:table-cell table:style-name="ce32" office:value-type="string">
            <text:p>P</text:p>
          </table:table-cell>
          <table:table-cell/>
          <table:table-cell office:value-type="percentage" office:value="0.05">
            <text:p>5%</text:p>
          </table:table-cell>
          <table:table-cell office:value-type="percentage" office:value="-0.2">
            <text:p>-20%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05">
            <text:p>5%</text:p>
          </table:table-cell>
          <table:table-cell table:formula="of:=SUM([.H24:.L24])" office:value-type="percentage" office:value="-0.1">
            <text:p>-10%</text:p>
          </table:table-cell>
          <table:table-cell table:formula="of:=AVERAGE([.H24:.L24])" office:value-type="percentage" office:value="-0.02">
            <text:p>-2%</text:p>
          </table:table-cell>
          <table:table-cell table:number-columns-repeated="3" office:value-type="string">
            <text:p>L</text:p>
          </table:table-cell>
          <table:table-cell table:style-name="ce32" office:value-type="string">
            <text:p>L</text:p>
          </table:table-cell>
          <table:table-cell table:number-columns-repeated="6"/>
          <table:table-cell office:value-type="string">
            <text:p>2/1/1</text:p>
          </table:table-cell>
          <table:table-cell table:number-columns-repeated="230"/>
        </table:table-row>
        <table:table-row table:style-name="ro12">
          <table:table-cell table:style-name="ce32" office:value-type="float" office:value="5">
            <text:p>5</text:p>
          </table:table-cell>
          <table:table-cell table:style-name="ce32" office:value-type="string">
            <text:p>Salandar</text:p>
          </table:table-cell>
          <table:table-cell table:style-name="ce32" office:value-type="string">
            <text:p>a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tail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spin</text:p>
          </table:table-cell>
          <table:table-cell office:value-type="percentage" office:value="0.25">
            <text:p>25%</text:p>
          </table:table-cell>
          <table:table-cell office:value-type="percentage" office:value="0.1">
            <text:p>10%</text:p>
          </table:table-cell>
          <table:table-cell table:number-columns-repeated="2" office:value-type="percentage" office:value="-0.2">
            <text:p>-20%</text:p>
          </table:table-cell>
          <table:table-cell office:value-type="percentage" office:value="0.35">
            <text:p>35%</text:p>
          </table:table-cell>
          <table:table-cell table:formula="of:=SUM([.H25:.L25])" office:value-type="percentage" office:value="0.3">
            <text:p>30%</text:p>
          </table:table-cell>
          <table:table-cell table:formula="of:=AVERAGE([.H25:.L25])" office:value-type="percentage" office:value="0.06">
            <text:p>6%</text:p>
          </table:table-cell>
          <table:table-cell office:value-type="float" office:value="60">
            <text:p>60</text:p>
          </table:table-cell>
          <table:table-cell table:style-name="ce32" office:value-type="float" office:value="60">
            <text:p>6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 office:value-type="string">
            <text:p>2/2/1</text:p>
          </table:table-cell>
          <table:table-cell table:number-columns-repeated="230"/>
        </table:table-row>
        <table:table-row table:style-name="ro12">
          <table:table-cell table:style-name="ce32" office:value-type="float" office:value="6">
            <text:p>6</text:p>
          </table:table-cell>
          <table:table-cell table:style-name="ce32" office:value-type="string">
            <text:p>Aeo-aeo</text:p>
          </table:table-cell>
          <table:table-cell table:style-name="ce32" office:value-type="string">
            <text:p>a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beak,talons,talons</text:p>
          </table:table-cell>
          <table:table-cell table:style-name="ce32" office:value-type="string">
            <text:p>B/E</text:p>
          </table:table-cell>
          <table:table-cell table:style-name="ce32" office:value-type="string">
            <text:p>bite</text:p>
          </table:table-cell>
          <table:table-cell office:value-type="percentage" office:value="0">
            <text:p>0%</text:p>
          </table:table-cell>
          <table:table-cell office:value-type="percentage" office:value="0.05">
            <text:p>5%</text:p>
          </table:table-cell>
          <table:table-cell table:number-columns-repeated="2" office:value-type="percentage" office:value="0.15">
            <text:p>15%</text:p>
          </table:table-cell>
          <table:table-cell office:value-type="percentage" office:value="0">
            <text:p>0%</text:p>
          </table:table-cell>
          <table:table-cell table:formula="of:=SUM([.H26:.L26])" office:value-type="percentage" office:value="0.35">
            <text:p>35%</text:p>
          </table:table-cell>
          <table:table-cell table:formula="of:=AVERAGE([.H26:.L26])" office:value-type="percentage" office:value="0.07">
            <text:p>7%</text:p>
          </table:table-cell>
          <table:table-cell table:number-columns-repeated="3" office:value-type="string">
            <text:p>L</text:p>
          </table:table-cell>
          <table:table-cell table:style-name="ce32" office:value-type="string">
            <text:p>L</text:p>
          </table:table-cell>
          <table:table-cell table:number-columns-repeated="2"/>
          <table:table-cell table:style-name="ce32" office:value-type="string">
            <text:p>L</text:p>
          </table:table-cell>
          <table:table-cell table:number-columns-repeated="3"/>
          <table:table-cell office:value-type="string">
            <text:p>2/2/1</text:p>
          </table:table-cell>
          <table:table-cell/>
          <table:table-cell table:style-name="Default"/>
          <table:table-cell office:value-type="string">
            <text:p>fly</text:p>
          </table:table-cell>
          <table:table-cell table:number-columns-repeated="227"/>
        </table:table-row>
        <table:table-row table:style-name="ro12">
          <table:table-cell table:style-name="ce32" office:value-type="float" office:value="6">
            <text:p>6</text:p>
          </table:table-cell>
          <table:table-cell table:style-name="ce36" office:value-type="string">
            <text:p>Flarrek-Dur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claw,claw,r burst</text:p>
          </table:table-cell>
          <table:table-cell table:style-name="ce32" office:value-type="string">
            <text:p>E,R</text:p>
          </table:table-cell>
          <table:table-cell table:style-name="ce32" office:value-type="string">
            <text:p>consume</text:p>
          </table:table-cell>
          <table:table-cell office:value-type="percentage" office:value="0.15">
            <text:p>15%</text:p>
          </table:table-cell>
          <table:table-cell office:value-type="percentage" office:value="0.1">
            <text:p>10%</text:p>
          </table:table-cell>
          <table:table-cell table:number-columns-repeated="2" office:value-type="percentage" office:value="0.25">
            <text:p>25%</text:p>
          </table:table-cell>
          <table:table-cell office:value-type="percentage" office:value="0.1">
            <text:p>10%</text:p>
          </table:table-cell>
          <table:table-cell table:formula="of:=SUM([.H27:.L27])" office:value-type="percentage" office:value="0.85">
            <text:p>85%</text:p>
          </table:table-cell>
          <table:table-cell table:formula="of:=AVERAGE([.H27:.L27])" office:value-type="percentage" office:value="0.17">
            <text:p>17%</text:p>
          </table:table-cell>
          <table:table-cell table:number-columns-repeated="2" office:value-type="float" office:value="100">
            <text:p>100</text:p>
          </table:table-cell>
          <table:table-cell/>
          <table:table-cell table:style-name="Default"/>
          <table:table-cell office:value-type="float" office:value="60">
            <text:p>60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nky</text:p>
          </table:table-cell>
          <table:table-cell table:number-columns-repeated="228"/>
        </table:table-row>
        <table:table-row table:style-name="ro12">
          <table:table-cell table:style-name="ce32" office:value-type="float" office:value="6">
            <text:p>6</text:p>
          </table:table-cell>
          <table:table-cell table:style-name="ce36" office:value-type="string">
            <text:p>Iilno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bite,claw,claw</text:p>
          </table:table-cell>
          <table:table-cell table:style-name="ce32" office:value-type="string">
            <text:p>E/A</text:p>
          </table:table-cell>
          <table:table-cell table:style-name="ce32" office:value-type="string">
            <text:p>accumulate/spit</text:p>
          </table:table-cell>
          <table:table-cell office:value-type="percentage" office:value="-0.15">
            <text:p>-15%</text:p>
          </table:table-cell>
          <table:table-cell table:number-columns-repeated="4" office:value-type="percentage" office:value="0.25">
            <text:p>25%</text:p>
          </table:table-cell>
          <table:table-cell table:formula="of:=SUM([.H28:.L28])" office:value-type="percentage" office:value="0.85">
            <text:p>85%</text:p>
          </table:table-cell>
          <table:table-cell table:formula="of:=AVERAGE([.H28:.L28])" office:value-type="percentage" office:value="0.17">
            <text:p>17%</text:p>
          </table:table-cell>
          <table:table-cell table:number-columns-repeated="2"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string">
            <text:p>L</text:p>
          </table:table-cell>
          <table:table-cell/>
          <table:table-cell office:value-type="string">
            <text:p>2/1/1/1</text:p>
          </table:table-cell>
          <table:table-cell/>
          <table:table-cell office:value-type="string">
            <text:p>good heal rate</text:p>
          </table:table-cell>
          <table:table-cell table:number-columns-repeated="228"/>
        </table:table-row>
        <table:table-row table:style-name="ro12">
          <table:table-cell table:style-name="ce32" office:value-type="float" office:value="6">
            <text:p>6</text:p>
          </table:table-cell>
          <table:table-cell table:style-name="ce36" office:value-type="string">
            <text:p>Xiqqak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table:style-name="ce32" office:value-type="string">
            <text:p>bite,claw,claw</text:p>
          </table:table-cell>
          <table:table-cell table:style-name="ce32" office:value-type="string">
            <text:p>E,P</text:p>
          </table:table-cell>
          <table:table-cell table:style-name="ce32" office:value-type="string">
            <text:p>claw</text:p>
          </table:table-cell>
          <table:table-cell office:value-type="percentage" office:value="0.25">
            <text:p>25%</text:p>
          </table:table-cell>
          <table:table-cell office:value-type="percentage" office:value="0.5">
            <text:p>50%</text:p>
          </table:table-cell>
          <table:table-cell table:number-columns-repeated="2" office:value-type="percentage" office:value="0.35">
            <text:p>35%</text:p>
          </table:table-cell>
          <table:table-cell office:value-type="percentage" office:value="-0.5">
            <text:p>-50%</text:p>
          </table:table-cell>
          <table:table-cell table:formula="of:=SUM([.H29:.L29])" office:value-type="percentage" office:value="0.95">
            <text:p>95%</text:p>
          </table:table-cell>
          <table:table-cell table:formula="of:=AVERAGE([.H29:.L29])" office:value-type="percentage" office:value="0.19">
            <text:p>19%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string">
            <text:p>2/1/1</text:p>
          </table:table-cell>
          <table:table-cell/>
          <table:table-cell office:value-type="string">
            <text:p>random poisons mob for extra dmg over time</text:p>
          </table:table-cell>
          <table:table-cell table:number-columns-repeated="228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6" office:value-type="string">
            <text:p>Bieresat</text:p>
          </table:table-cell>
          <table:table-cell table:style-name="ce32" office:value-type="string">
            <text:p>a/r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fangs,fangs,mine,dagger</text:p>
          </table:table-cell>
          <table:table-cell table:style-name="ce32" office:value-type="string">
            <text:p>E/F</text:p>
          </table:table-cell>
          <table:table-cell/>
          <table:table-cell office:value-type="percentage" office:value="0.1">
            <text:p>10%</text:p>
          </table:table-cell>
          <table:table-cell office:value-type="percentage" office:value="0.2">
            <text:p>20%</text:p>
          </table:table-cell>
          <table:table-cell table:number-columns-repeated="2" office:value-type="percentage" office:value="0.3">
            <text:p>30%</text:p>
          </table:table-cell>
          <table:table-cell office:value-type="percentage" office:value="0.1">
            <text:p>10%</text:p>
          </table:table-cell>
          <table:table-cell table:formula="of:=SUM([.H30:.L30])" office:value-type="percentage" office:value="1">
            <text:p>100%</text:p>
          </table:table-cell>
          <table:table-cell table:formula="of:=AVERAGE([.H30:.L30])" office:value-type="percentage" office:value="0.2">
            <text:p>20%</text:p>
          </table:table-cell>
          <table:table-cell table:number-columns-repeated="3"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/>
          <table:table-cell office:value-type="string">
            <text:p>2/1</text:p>
          </table:table-cell>
          <table:table-cell/>
          <table:table-cell office:value-type="string">
            <text:p>daggers + 1 attack, good tank/healer</text:p>
          </table:table-cell>
          <table:table-cell office:value-type="string">
            <text:p>fly</text:p>
          </table:table-cell>
          <table:table-cell table:number-columns-repeated="227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4" office:value-type="string">
            <text:p>Klaar*</text:p>
          </table:table-cell>
          <table:table-cell table:style-name="ce32" office:value-type="string">
            <text:p>a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bite,claw,claw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claw</text:p>
          </table:table-cell>
          <table:table-cell office:value-type="percentage" office:value="0.4">
            <text:p>40%</text:p>
          </table:table-cell>
          <table:table-cell office:value-type="percentage" office:value="0.2">
            <text:p>20%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1">
            <text:p>10%</text:p>
          </table:table-cell>
          <table:table-cell table:formula="of:=SUM([.H31:.L31])" office:value-type="percentage" office:value="0.7">
            <text:p>70%</text:p>
          </table:table-cell>
          <table:table-cell table:formula="of:=AVERAGE([.H31:.L31])" office:value-type="percentage" office:value="0.14">
            <text:p>14%</text:p>
          </table:table-cell>
          <table:table-cell table:number-columns-repeated="2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2/1</text:p>
          </table:table-cell>
          <table:table-cell table:number-columns-repeated="230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3" office:value-type="string">
            <text:p>Obi'tate#</text:p>
          </table:table-cell>
          <table:table-cell office:value-type="string">
            <text:p>a/o</text:p>
          </table:table-cell>
          <table:table-cell office:value-type="string">
            <text:p>no</text:p>
          </table:table-cell>
          <table:table-cell office:value-type="string">
            <text:p>tongue</text:p>
          </table:table-cell>
          <table:table-cell office:value-type="string">
            <text:p>B</text:p>
          </table:table-cell>
          <table:table-cell office:value-type="string">
            <text:p>blind</text:p>
          </table:table-cell>
          <table:table-cell office:value-type="percentage" office:value="0.2">
            <text:p>20%</text:p>
          </table:table-cell>
          <table:table-cell office:value-type="percentage" office:value="0">
            <text:p>0%</text:p>
          </table:table-cell>
          <table:table-cell table:number-columns-repeated="3" office:value-type="percentage" office:value="0.1">
            <text:p>10%</text:p>
          </table:table-cell>
          <table:table-cell table:formula="of:=SUM([.H32:.L32])" office:value-type="percentage" office:value="0.5">
            <text:p>50%</text:p>
          </table:table-cell>
          <table:table-cell table:formula="of:=AVERAGE([.H32:.L32])" office:value-type="percentage" office:value="0.1">
            <text:p>10%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table:number-columns-repeated="3"/>
          <table:table-cell office:value-type="string">
            <text:p>coin donates</text:p>
          </table:table-cell>
          <table:table-cell table:number-columns-repeated="228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6" office:value-type="string">
            <text:p>Phaethon</text:p>
          </table:table-cell>
          <table:table-cell table:style-name="ce32" office:value-type="string">
            <text:p>a/r/s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fists,fists,horns,wings,wings</text:p>
          </table:table-cell>
          <table:table-cell table:style-name="ce32" office:value-type="string">
            <text:p>B/E/F</text:p>
          </table:table-cell>
          <table:table-cell table:style-name="ce32" office:value-type="string">
            <text:p>charge</text:p>
          </table:table-cell>
          <table:table-cell table:number-columns-repeated="2" office:value-type="percentage" office:value="0.2">
            <text:p>20%</text:p>
          </table:table-cell>
          <table:table-cell table:number-columns-repeated="2" office:value-type="percentage" office:value="0.1">
            <text:p>10%</text:p>
          </table:table-cell>
          <table:table-cell office:value-type="percentage" office:value="0.2">
            <text:p>20%</text:p>
          </table:table-cell>
          <table:table-cell table:formula="of:=SUM([.H33:.L33])" office:value-type="percentage" office:value="0.8">
            <text:p>80%</text:p>
          </table:table-cell>
          <table:table-cell table:formula="of:=AVERAGE([.H33:.L33])" office:value-type="percentage" office:value="0.16">
            <text:p>16%</text:p>
          </table:table-cell>
          <table:table-cell table:number-columns-repeated="3" office:value-type="float" office:value="40">
            <text:p>40</text:p>
          </table:table-cell>
          <table:table-cell table:number-columns-repeated="2"/>
          <table:table-cell table:style-name="ce32" office:value-type="float" office:value="40">
            <text:p>40</text:p>
          </table:table-cell>
          <table:table-cell table:number-columns-repeated="4"/>
          <table:table-cell office:value-type="string">
            <text:p>2/1</text:p>
          </table:table-cell>
          <table:table-cell/>
          <table:table-cell office:value-type="string">
            <text:p>2 fists or 1 weapon attack, good dmg/heal</text:p>
          </table:table-cell>
          <table:table-cell office:value-type="string">
            <text:p>fly</text:p>
          </table:table-cell>
          <table:table-cell table:number-columns-repeated="227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2" office:value-type="string">
            <text:p>Too'rak</text:p>
          </table:table-cell>
          <table:table-cell table:style-name="ce32" office:value-type="string">
            <text:p>a/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foot,tusk,tusk</text:p>
          </table:table-cell>
          <table:table-cell table:style-name="ce32" office:value-type="string">
            <text:p>B/E</text:p>
          </table:table-cell>
          <table:table-cell table:style-name="ce32" office:value-type="string">
            <text:p>stomp/trample</text:p>
          </table:table-cell>
          <table:table-cell office:value-type="percentage" office:value="0.6">
            <text:p>60%</text:p>
          </table:table-cell>
          <table:table-cell office:value-type="percentage" office:value="-0.3">
            <text:p>-30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.5">
            <text:p>50%</text:p>
          </table:table-cell>
          <table:table-cell table:formula="of:=SUM([.H34:.L34])" office:value-type="percentage" office:value="0.6">
            <text:p>60%</text:p>
          </table:table-cell>
          <table:table-cell table:formula="of:=AVERAGE([.H34:.L34])" office:value-type="percentage" office:value="0.12">
            <text:p>12%</text:p>
          </table:table-cell>
          <table:table-cell office:value-type="float" office:value="20">
            <text:p>20</text:p>
          </table:table-cell>
          <table:table-cell table:style-name="ce32" office:value-type="float" office:value="40">
            <text:p>40</text:p>
          </table:table-cell>
          <table:table-cell office:value-type="float" office:value="20">
            <text:p>20</text:p>
          </table:table-cell>
          <table:table-cell table:style-name="ce32" office:value-type="float" office:value="60">
            <text:p>60</text:p>
          </table:table-cell>
          <table:table-cell table:number-columns-repeated="6"/>
          <table:table-cell office:value-type="string">
            <text:p>2/1</text:p>
          </table:table-cell>
          <table:table-cell table:number-columns-repeated="230"/>
        </table:table-row>
        <table:table-row table:style-name="ro12">
          <table:table-cell table:style-name="ce32" office:value-type="float" office:value="7">
            <text:p>7</text:p>
          </table:table-cell>
          <table:table-cell table:style-name="ce32" office:value-type="string">
            <text:p>Yi'avit'sa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charge, dagger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charge</text:p>
          </table:table-cell>
          <table:table-cell table:number-columns-repeated="2" office:value-type="percentage" office:value="0.05">
            <text:p>5%</text:p>
          </table:table-cell>
          <table:table-cell table:number-columns-repeated="2" office:value-type="percentage" office:value="-0.05">
            <text:p>-5%</text:p>
          </table:table-cell>
          <table:table-cell office:value-type="percentage" office:value="0">
            <text:p>0%</text:p>
          </table:table-cell>
          <table:table-cell table:formula="of:=SUM([.H35:.L35])" office:value-type="percentage" office:value="0">
            <text:p>0%</text:p>
          </table:table-cell>
          <table:table-cell table:formula="of:=AVERAGE([.H35:.L35])" office:value-type="percentage" office:value="0">
            <text:p>0%</text:p>
          </table:table-cell>
          <table:table-cell office:value-type="string">
            <text:p>L</text:p>
          </table:table-cell>
          <table:table-cell table:style-name="ce32" office:value-type="string">
            <text:p>L</text:p>
          </table:table-cell>
          <table:table-cell/>
          <table:table-cell office:value-type="string">
            <text:p>L</text:p>
          </table:table-cell>
          <table:table-cell table:number-columns-repeated="3"/>
          <table:table-cell office:value-type="string">
            <text:p>L</text:p>
          </table:table-cell>
          <table:table-cell table:number-columns-repeated="2"/>
          <table:table-cell office:value-type="string">
            <text:p>2/1</text:p>
          </table:table-cell>
          <table:table-cell/>
          <table:table-cell office:value-type="string">
            <text:p>daggers + 1 attack</text:p>
          </table:table-cell>
          <table:table-cell table:number-columns-repeated="228"/>
        </table:table-row>
        <table:table-row table:style-name="ro12">
          <table:table-cell table:style-name="ce32" office:value-type="float" office:value="8">
            <text:p>8</text:p>
          </table:table-cell>
          <table:table-cell table:style-name="ce32" office:value-type="string">
            <text:p>Blahk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claw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charge/withdraw</text:p>
          </table:table-cell>
          <table:table-cell office:value-type="percentage" office:value="0.4">
            <text:p>40%</text:p>
          </table:table-cell>
          <table:table-cell table:number-columns-repeated="3" office:value-type="percentage" office:value="-0.1">
            <text:p>-10%</text:p>
          </table:table-cell>
          <table:table-cell office:value-type="percentage" office:value="0.6">
            <text:p>60%</text:p>
          </table:table-cell>
          <table:table-cell table:formula="of:=SUM([.H36:.L36])" office:value-type="percentage" office:value="0.7">
            <text:p>70%</text:p>
          </table:table-cell>
          <table:table-cell table:formula="of:=AVERAGE([.H36:.L36])" office:value-type="percentage" office:value="0.14">
            <text:p>14%</text:p>
          </table:table-cell>
          <table:table-cell table:number-columns-repeated="2"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withdraw</text:p>
          </table:table-cell>
          <table:table-cell table:number-columns-repeated="227"/>
        </table:table-row>
        <table:table-row table:style-name="ro12">
          <table:table-cell table:style-name="ce32" office:value-type="float" office:value="8">
            <text:p>8</text:p>
          </table:table-cell>
          <table:table-cell table:style-name="ce36" office:value-type="string">
            <text:p>Charoi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table:style-name="ce32" office:value-type="string">
            <text:p>bite</text:p>
          </table:table-cell>
          <table:table-cell table:style-name="ce32" office:value-type="string">
            <text:p>F</text:p>
          </table:table-cell>
          <table:table-cell/>
          <table:table-cell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number-columns-repeated="2" office:value-type="percentage" office:value="0.2">
            <text:p>20%</text:p>
          </table:table-cell>
          <table:table-cell office:value-type="percentage" office:value="0.4">
            <text:p>40%</text:p>
          </table:table-cell>
          <table:table-cell table:formula="of:=SUM([.H37:.L37])" office:value-type="percentage" office:value="0.9">
            <text:p>90%</text:p>
          </table:table-cell>
          <table:table-cell table:formula="of:=AVERAGE([.H37:.L37])" office:value-type="percentage" office:value="0.18">
            <text:p>18%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6"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ava limit</text:p>
          </table:table-cell>
          <table:table-cell table:number-columns-repeated="228"/>
        </table:table-row>
        <table:table-row table:style-name="ro12">
          <table:table-cell table:style-name="ce32" office:value-type="float" office:value="8">
            <text:p>8</text:p>
          </table:table-cell>
          <table:table-cell table:style-name="ce32" office:value-type="string">
            <text:p>Pilonara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table:style-name="ce32" office:value-type="string">
            <text:p>beam</text:p>
          </table:table-cell>
          <table:table-cell table:style-name="ce32" office:value-type="string">
            <text:p>R</text:p>
          </table:table-cell>
          <table:table-cell/>
          <table:table-cell office:value-type="percentage" office:value="0">
            <text:p>0%</text:p>
          </table:table-cell>
          <table:table-cell office:value-type="percentage" office:value="0.5">
            <text:p>50%</text:p>
          </table:table-cell>
          <table:table-cell table:number-columns-repeated="2" office:value-type="percentage" office:value="0.2">
            <text:p>20%</text:p>
          </table:table-cell>
          <table:table-cell office:value-type="percentage" office:value="0.1">
            <text:p>10%</text:p>
          </table:table-cell>
          <table:table-cell table:formula="of:=SUM([.H38:.L38])" office:value-type="percentage" office:value="1">
            <text:p>100%</text:p>
          </table:table-cell>
          <table:table-cell table:formula="of:=AVERAGE([.H38:.L38])" office:value-type="percentage" office:value="0.2">
            <text:p>20%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s limit</text:p>
          </table:table-cell>
          <table:table-cell office:value-type="string">
            <text:p>fly</text:p>
          </table:table-cell>
          <table:table-cell table:number-columns-repeated="227"/>
        </table:table-row>
        <table:table-row table:style-name="ro12">
          <table:table-cell table:style-name="ce32" office:value-type="float" office:value="8">
            <text:p>8</text:p>
          </table:table-cell>
          <table:table-cell table:style-name="ce32" office:value-type="string">
            <text:p>Poalch'ux</text:p>
          </table:table-cell>
          <table:table-cell office:value-type="string">
            <text:p>a/m/c/b/o</text:p>
          </table:table-cell>
          <table:table-cell office:value-type="string">
            <text:p>yes</text:p>
          </table:table-cell>
          <table:table-cell table:style-name="ce32" office:value-type="string">
            <text:p>tail,talons,talons</text:p>
          </table:table-cell>
          <table:table-cell table:style-name="ce32" office:value-type="string">
            <text:p>B/E</text:p>
          </table:table-cell>
          <table:table-cell table:style-name="ce32" office:value-type="string">
            <text:p>kick</text:p>
          </table:table-cell>
          <table:table-cell table:number-columns-repeated="2" office:value-type="percentage" office:value="0.05">
            <text:p>5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.05">
            <text:p>5%</text:p>
          </table:table-cell>
          <table:table-cell table:formula="of:=SUM([.H39:.L39])" office:value-type="percentage" office:value="-0.05">
            <text:p>-5%</text:p>
          </table:table-cell>
          <table:table-cell table:formula="of:=AVERAGE([.H39:.L39])" office:value-type="percentage" office:value="-0.01">
            <text:p>-1%</text:p>
          </table:table-cell>
          <table:table-cell table:number-columns-repeated="3" office:value-type="float" office:value="60">
            <text:p>60</text:p>
          </table:table-cell>
          <table:table-cell table:number-columns-repeated="5"/>
          <table:table-cell office:value-type="float" office:value="40">
            <text:p>40</text:p>
          </table:table-cell>
          <table:table-cell/>
          <table:table-cell office:value-type="string">
            <text:p>2/1</text:p>
          </table:table-cell>
          <table:table-cell/>
          <table:table-cell office:value-type="string">
            <text:p>2 talons or 1 wpn attack</text:p>
          </table:table-cell>
          <table:table-cell table:number-columns-repeated="228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2" office:value-type="string">
            <text:p>Gorgolyte</text:p>
          </table:table-cell>
          <table:table-cell table:style-name="ce32" office:value-type="string">
            <text:p>a/c/r/s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claw, claw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claw</text:p>
          </table:table-cell>
          <table:table-cell table:number-columns-repeated="2" office:value-type="percentage" office:value="0.25">
            <text:p>25%</text:p>
          </table:table-cell>
          <table:table-cell table:number-columns-repeated="3" office:value-type="percentage" office:value="0.2">
            <text:p>20%</text:p>
          </table:table-cell>
          <table:table-cell table:formula="of:=SUM([.H40:.L40])" office:value-type="percentage" office:value="1.1">
            <text:p>110%</text:p>
          </table:table-cell>
          <table:table-cell table:formula="of:=AVERAGE([.H40:.L40])" office:value-type="percentage" office:value="0.22">
            <text:p>22%</text:p>
          </table:table-cell>
          <table:table-cell office:value-type="float" office:value="40">
            <text:p>40</text:p>
          </table:table-cell>
          <table:table-cell table:style-name="ce32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table:style-name="ce42" office:value-type="string">
            <text:p>5/2</text:p>
          </table:table-cell>
          <table:table-cell/>
          <table:table-cell table:style-name="ce32" office:value-type="string">
            <text:p>2 claw or 1 axe/mace/polearm/sword</text:p>
          </table:table-cell>
          <table:table-cell table:number-columns-repeated="228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4" office:value-type="string">
            <text:p>Nyquilar*</text:p>
          </table:table-cell>
          <table:table-cell table:style-name="ce32" office:value-type="string">
            <text:p>h/a/m/g/r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hoof,hoof,punch,punch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harge</text:p>
          </table:table-cell>
          <table:table-cell office:value-type="percentage" office:value="0.15">
            <text:p>15%</text:p>
          </table:table-cell>
          <table:table-cell office:value-type="percentage" office:value="0.25">
            <text:p>25%</text:p>
          </table:table-cell>
          <table:table-cell table:number-columns-repeated="3" office:value-type="percentage" office:value="0.15">
            <text:p>15%</text:p>
          </table:table-cell>
          <table:table-cell table:formula="of:=SUM([.H41:.L41])" office:value-type="percentage" office:value="0.85">
            <text:p>85%</text:p>
          </table:table-cell>
          <table:table-cell table:formula="of:=AVERAGE([.H41:.L41])" office:value-type="percentage" office:value="0.17">
            <text:p>17%</text:p>
          </table:table-cell>
          <table:table-cell office:value-type="float" office:value="60">
            <text:p>60</text:p>
          </table:table-cell>
          <table:table-cell table:style-name="ce32"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 table:style-name="ce32"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3" office:value-type="float" office:value="2">
            <text:p>2</text:p>
          </table:table-cell>
          <table:table-cell/>
          <table:table-cell table:style-name="ce32" office:value-type="string">
            <text:p>2 punch -&gt; 1 lance/polearm</text:p>
          </table:table-cell>
          <table:table-cell table:number-columns-repeated="228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2" office:value-type="string">
            <text:p>Poalch'ix</text:p>
          </table:table-cell>
          <table:table-cell table:style-name="ce32" office:value-type="string">
            <text:p>a/m/c/b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claw,claw,tail</text:p>
          </table:table-cell>
          <table:table-cell table:style-name="ce32" office:value-type="string">
            <text:p>E/B</text:p>
          </table:table-cell>
          <table:table-cell table:style-name="ce32" office:value-type="string">
            <text:p>claw</text:p>
          </table:table-cell>
          <table:table-cell table:number-columns-repeated="2" office:value-type="percentage" office:value="0.1">
            <text:p>10%</text:p>
          </table:table-cell>
          <table:table-cell table:number-columns-repeated="2" office:value-type="percentage" office:value="-0.1">
            <text:p>-10%</text:p>
          </table:table-cell>
          <table:table-cell office:value-type="percentage" office:value="0.1">
            <text:p>10%</text:p>
          </table:table-cell>
          <table:table-cell table:formula="of:=SUM([.H42:.L42])" office:value-type="percentage" office:value="0.1">
            <text:p>10%</text:p>
          </table:table-cell>
          <table:table-cell table:formula="of:=AVERAGE([.H42:.L42])" office:value-type="percentage" office:value="0.02">
            <text:p>2%</text:p>
          </table:table-cell>
          <table:table-cell office:value-type="float" office:value="80">
            <text:p>80</text:p>
          </table:table-cell>
          <table:table-cell table:style-name="ce32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5"/>
          <table:table-cell office:value-type="float" office:value="60">
            <text:p>60</text:p>
          </table:table-cell>
          <table:table-cell/>
          <table:table-cell table:style-name="ce42" office:value-type="string">
            <text:p>2/1</text:p>
          </table:table-cell>
          <table:table-cell/>
          <table:table-cell table:style-name="ce32" office:value-type="string">
            <text:p>good tank, good fort</text:p>
          </table:table-cell>
          <table:table-cell table:number-columns-repeated="228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6" office:value-type="string">
            <text:p>Shai'quai'lat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electric burst, radiation burst</text:p>
          </table:table-cell>
          <table:table-cell table:style-name="ce32" office:value-type="string">
            <text:p>El/R</text:p>
          </table:table-cell>
          <table:table-cell/>
          <table:table-cell table:number-columns-repeated="2" office:value-type="percentage" office:value="0.05">
            <text:p>5%</text:p>
          </table:table-cell>
          <table:table-cell table:number-columns-repeated="2" office:value-type="percentage" office:value="0.75">
            <text:p>75%</text:p>
          </table:table-cell>
          <table:table-cell office:value-type="percentage" office:value="0.05">
            <text:p>5%</text:p>
          </table:table-cell>
          <table:table-cell table:formula="of:=SUM([.H43:.L43])" office:value-type="percentage" office:value="1.65">
            <text:p>165%</text:p>
          </table:table-cell>
          <table:table-cell table:formula="of:=AVERAGE([.H43:.L43])" office:value-type="percentage" office:value="0.33">
            <text:p>33%</text:p>
          </table:table-cell>
          <table:table-cell table:number-columns-repeated="2" office:value-type="string">
            <text:p>L</text:p>
          </table:table-cell>
          <table:table-cell table:number-columns-repeated="3"/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44" office:value-type="string">
            <text:p>5-6</text:p>
          </table:table-cell>
          <table:table-cell table:style-name="ce32" office:value-type="string">
            <text:p>wpn → + 1 attack</text:p>
          </table:table-cell>
          <table:table-cell table:number-columns-repeated="228"/>
        </table:table-row>
        <table:table-row table:style-name="ro12">
          <table:table-cell table:style-name="ce32" office:value-type="float" office:value="9">
            <text:p>9</text:p>
          </table:table-cell>
          <table:table-cell table:style-name="ce32" office:value-type="string">
            <text:p>Ta'wen</text:p>
          </table:table-cell>
          <table:table-cell table:style-name="ce32" office:value-type="string">
            <text:p>a/r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kick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kick</text:p>
          </table:table-cell>
          <table:table-cell office:value-type="percentage" office:value="-0.2">
            <text:p>-20%</text:p>
          </table:table-cell>
          <table:table-cell table:number-columns-repeated="3" office:value-type="percentage" office:value="0.4">
            <text:p>40%</text:p>
          </table:table-cell>
          <table:table-cell office:value-type="percentage" office:value="-0.2">
            <text:p>-20%</text:p>
          </table:table-cell>
          <table:table-cell table:formula="of:=SUM([.H44:.L44])" office:value-type="percentage" office:value="0.8">
            <text:p>80%</text:p>
          </table:table-cell>
          <table:table-cell table:formula="of:=AVERAGE([.H44:.L44])" office:value-type="percentage" office:value="0.16">
            <text:p>16%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32" office:value-type="float" office:value="60">
            <text:p>60</text:p>
          </table:table-cell>
          <table:table-cell table:number-columns-repeated="2"/>
          <table:table-cell table:style-name="ce32" office:value-type="float" office:value="60">
            <text:p>60</text:p>
          </table:table-cell>
          <table:table-cell table:number-columns-repeated="3"/>
          <table:table-cell office:value-type="string">
            <text:p>10/3</text:p>
          </table:table-cell>
          <table:table-cell table:style-name="ce44" office:value-type="string">
            <text:p>3-5</text:p>
          </table:table-cell>
          <table:table-cell table:style-name="ce32" office:value-type="string">
            <text:p>wpn-&gt;+1,good fort, daggers</text:p>
          </table:table-cell>
          <table:table-cell table:number-columns-repeated="228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3" office:value-type="string">
            <text:p>Essona#</text:p>
          </table:table-cell>
          <table:table-cell table:style-name="ce32" office:value-type="string">
            <text:p>all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fist, fist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kick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25">
            <text:p>25%</text:p>
          </table:table-cell>
          <table:table-cell office:value-type="percentage" office:value="0.15">
            <text:p>15%</text:p>
          </table:table-cell>
          <table:table-cell office:value-type="percentage" office:value="0.3">
            <text:p>30%</text:p>
          </table:table-cell>
          <table:table-cell table:formula="of:=SUM([.H45:.L45])" office:value-type="percentage" office:value="0.7">
            <text:p>70%</text:p>
          </table:table-cell>
          <table:table-cell table:formula="of:=AVERAGE([.H45:.L45])" office:value-type="percentage" office:value="0.14">
            <text:p>14%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32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table:style-name="ce44"/>
          <table:table-cell table:style-name="ce32"/>
          <table:table-cell table:number-columns-repeated="228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2" office:value-type="string">
            <text:p>Glossamer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acid seep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entrap</text:p>
          </table:table-cell>
          <table:table-cell office:value-type="percentage" office:value="0.15">
            <text:p>15%</text:p>
          </table:table-cell>
          <table:table-cell office:value-type="percentage" office:value="-0.1">
            <text:p>-10%</text:p>
          </table:table-cell>
          <table:table-cell table:number-columns-repeated="2" office:value-type="percentage" office:value="0.25">
            <text:p>25%</text:p>
          </table:table-cell>
          <table:table-cell office:value-type="percentage" office:value="0.5">
            <text:p>50%</text:p>
          </table:table-cell>
          <table:table-cell table:formula="of:=SUM([.H46:.L46])" office:value-type="percentage" office:value="1.05">
            <text:p>105%</text:p>
          </table:table-cell>
          <table:table-cell table:formula="of:=AVERAGE([.H46:.L46])" office:value-type="percentage" office:value="0.21">
            <text:p>21%</text:p>
          </table:table-cell>
          <table:table-cell table:number-columns-repeated="2" office:value-type="string">
            <text:p>H</text:p>
          </table:table-cell>
          <table:table-cell table:number-columns-repeated="2"/>
          <table:table-cell office:value-type="string">
            <text:p>H</text:p>
          </table:table-cell>
          <table:table-cell table:number-columns-repeated="3"/>
          <table:table-cell office:value-type="string">
            <text:p>H</text:p>
          </table:table-cell>
          <table:table-cell/>
          <table:table-cell table:style-name="ce41" office:value-type="string">
            <text:p>3/3/2</text:p>
          </table:table-cell>
          <table:table-cell/>
          <table:table-cell table:style-name="ce32" office:value-type="string">
            <text:p>entrap = no leave, okay tank…</text:p>
          </table:table-cell>
          <table:table-cell table:number-columns-repeated="228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2" office:value-type="string">
            <text:p>Harseth</text:p>
          </table:table-cell>
          <table:table-cell table:style-name="ce32" office:value-type="string">
            <text:p>a/c/b/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bite,claw,claw</text:p>
          </table:table-cell>
          <table:table-cell table:style-name="ce32" office:value-type="string">
            <text:p>E/A</text:p>
          </table:table-cell>
          <table:table-cell table:style-name="ce32" office:value-type="string">
            <text:p>bite</text:p>
          </table:table-cell>
          <table:table-cell table:number-columns-repeated="5" office:value-type="percentage" office:value="0.25">
            <text:p>25%</text:p>
          </table:table-cell>
          <table:table-cell table:formula="of:=SUM([.H47:.L47])" office:value-type="percentage" office:value="1.25">
            <text:p>125%</text:p>
          </table:table-cell>
          <table:table-cell table:formula="of:=AVERAGE([.H47:.L47])" office:value-type="percentage" office:value="0.25">
            <text:p>25%</text:p>
          </table:table-cell>
          <table:table-cell table:number-columns-repeated="2" office:value-type="float" office:value="60">
            <text:p>60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3/3/3/2</text:p>
          </table:table-cell>
          <table:table-cell office:value-type="string">
            <text:p>3-4</text:p>
          </table:table-cell>
          <table:table-cell table:number-columns-repeated="229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2" office:value-type="string">
            <text:p>Nola'vai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punch,punch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blend, kick</text:p>
          </table:table-cell>
          <table:table-cell office:value-type="percentage" office:value="0">
            <text:p>0%</text:p>
          </table:table-cell>
          <table:table-cell office:value-type="percentage" office:value="0.3">
            <text:p>30%</text:p>
          </table:table-cell>
          <table:table-cell table:number-columns-repeated="2"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formula="of:=SUM([.H48:.L48])" office:value-type="percentage" office:value="0.5">
            <text:p>50%</text:p>
          </table:table-cell>
          <table:table-cell table:formula="of:=AVERAGE([.H48:.L48])" office:value-type="percentage" office:value="0.1">
            <text:p>10%</text:p>
          </table:table-cell>
          <table:table-cell table:number-columns-repeated="2" office:value-type="float" office:value="80">
            <text:p>8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/>
          <table:table-cell table:style-name="ce44" office:value-type="string">
            <text:p>2-3</text:p>
          </table:table-cell>
          <table:table-cell table:style-name="ce32" office:value-type="string">
            <text:p>blend = become haze</text:p>
          </table:table-cell>
          <table:table-cell table:number-columns-repeated="228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2" office:value-type="string">
            <text:p>Rhonala</text:p>
          </table:table-cell>
          <table:table-cell table:style-name="ce32" office:value-type="string">
            <text:p>all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fists, fists</text:p>
          </table:table-cell>
          <table:table-cell table:style-name="ce32" office:value-type="string">
            <text:p>B</text:p>
          </table:table-cell>
          <table:table-cell/>
          <table:table-cell table:number-columns-repeated="2" office:value-type="percentage" office:value="0">
            <text:p>0%</text:p>
          </table:table-cell>
          <table:table-cell table:number-columns-repeated="2" office:value-type="percentage" office:value="1">
            <text:p>100%</text:p>
          </table:table-cell>
          <table:table-cell office:value-type="percentage" office:value="0">
            <text:p>0%</text:p>
          </table:table-cell>
          <table:table-cell table:formula="of:=SUM([.H49:.L49])" office:value-type="percentage" office:value="2">
            <text:p>200%</text:p>
          </table:table-cell>
          <table:table-cell table:formula="of:=AVERAGE([.H49:.L49])" office:value-type="percentage" office:value="0.4">
            <text:p>40%</text:p>
          </table:table-cell>
          <table:table-cell table:number-columns-repeated="2" office:value-type="string">
            <text:p>L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H</text:p>
          </table:table-cell>
          <table:table-cell table:number-columns-repeated="4"/>
          <table:table-cell office:value-type="string">
            <text:p>6-7</text:p>
          </table:table-cell>
          <table:table-cell table:number-columns-repeated="229"/>
        </table:table-row>
        <table:table-row table:style-name="ro12">
          <table:table-cell table:style-name="ce32" office:value-type="float" office:value="10">
            <text:p>10</text:p>
          </table:table-cell>
          <table:table-cell table:style-name="ce36" office:value-type="string">
            <text:p>T'siizara</text:p>
          </table:table-cell>
          <table:table-cell table:style-name="ce32" office:value-type="string">
            <text:p>o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lbolt,lbolt,lbolt,lbolt,lbolt</text:p>
          </table:table-cell>
          <table:table-cell table:style-name="ce32" office:value-type="string">
            <text:p>El</text:p>
          </table:table-cell>
          <table:table-cell table:style-name="ce32" office:value-type="string">
            <text:p>energize</text:p>
          </table:table-cell>
          <table:table-cell office:value-type="percentage" office:value="0.1">
            <text:p>10%</text:p>
          </table:table-cell>
          <table:table-cell office:value-type="percentage" office:value="0.5">
            <text:p>50%</text:p>
          </table:table-cell>
          <table:table-cell table:number-columns-repeated="2" office:value-type="percentage" office:value="0.3">
            <text:p>30%</text:p>
          </table:table-cell>
          <table:table-cell office:value-type="percentage" office:value="0.1">
            <text:p>10%</text:p>
          </table:table-cell>
          <table:table-cell table:formula="of:=SUM([.H50:.L50])" office:value-type="percentage" office:value="1.3">
            <text:p>130%</text:p>
          </table:table-cell>
          <table:table-cell table:formula="of:=AVERAGE([.H50:.L50])" office:value-type="percentage" office:value="0.26">
            <text:p>26%</text:p>
          </table:table-cell>
          <table:table-cell table:number-columns-repeated="2" office:value-type="float" office:value="60">
            <text:p>60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4" office:value-type="string">
            <text:p>2-3</text:p>
          </table:table-cell>
          <table:table-cell/>
          <table:table-cell office:value-type="string">
            <text:p>fly, +light</text:p>
          </table:table-cell>
          <table:table-cell table:number-columns-repeated="227"/>
        </table:table-row>
        <table:table-row table:style-name="ro12">
          <table:table-cell office:value-type="float" office:value="11">
            <text:p>11</text:p>
          </table:table-cell>
          <table:table-cell office:value-type="string">
            <text:p>Fli'il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alshari</text:p>
          </table:table-cell>
          <table:table-cell office:value-type="string">
            <text:p>P</text:p>
          </table:table-cell>
          <table:table-cell/>
          <table:table-cell office:value-type="percentage" office:value="0.3">
            <text:p>30%</text:p>
          </table:table-cell>
          <table:table-cell table:number-columns-repeated="4" office:value-type="percentage" office:value="0">
            <text:p>0%</text:p>
          </table:table-cell>
          <table:table-cell table:formula="of:=SUM([.H51:.L51])" office:value-type="percentage" office:value="0.3">
            <text:p>30%</text:p>
          </table:table-cell>
          <table:table-cell table:formula="of:=AVERAGE([.H51:.L51])" office:value-type="percentage" office:value="0.06">
            <text:p>6%</text:p>
          </table:table-cell>
          <table:table-cell table:number-columns-repeated="2" office:value-type="float" office:value="20">
            <text:p>20</text:p>
          </table:table-cell>
          <table:table-cell table:number-columns-repeated="239"/>
        </table:table-row>
        <table:table-row table:style-name="ro12">
          <table:table-cell office:value-type="float" office:value="11">
            <text:p>11</text:p>
          </table:table-cell>
          <table:table-cell table:style-name="ce34" office:value-type="string">
            <text:p>Qiile*</text:p>
          </table:table-cell>
          <table:table-cell office:value-type="string">
            <text:p>o</text:p>
          </table:table-cell>
          <table:table-cell office:value-type="string">
            <text:p>yes</text:p>
          </table:table-cell>
          <table:table-cell office:value-type="string">
            <text:p>spine, spine</text:p>
          </table:table-cell>
          <table:table-cell office:value-type="string">
            <text:p>E</text:p>
          </table:table-cell>
          <table:table-cell office:value-type="string">
            <text:p>charge</text:p>
          </table:table-cell>
          <table:table-cell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number-columns-repeated="2" office:value-type="percentage" office:value="0.3">
            <text:p>30%</text:p>
          </table:table-cell>
          <table:table-cell office:value-type="percentage" office:value="0.1">
            <text:p>10%</text:p>
          </table:table-cell>
          <table:table-cell table:formula="of:=SUM([.H52:.L52])" office:value-type="percentage" office:value="0.8">
            <text:p>80%</text:p>
          </table:table-cell>
          <table:table-cell table:formula="of:=AVERAGE([.H52:.L52])" office:value-type="percentage" office:value="0.16">
            <text:p>16%</text:p>
          </table:table-cell>
          <table:table-cell table:number-columns-repeated="2" office:value-type="float" office:value="40">
            <text:p>40</text:p>
          </table:table-cell>
          <table:table-cell table:number-columns-repeated="4"/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 table:number-columns-repeated="232"/>
        </table:table-row>
        <table:table-row table:style-name="ro12">
          <table:table-cell office:value-type="float" office:value="11">
            <text:p>11</text:p>
          </table:table-cell>
          <table:table-cell office:value-type="string">
            <text:p>Scaripo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punch</text:p>
          </table:table-cell>
          <table:table-cell office:value-type="string">
            <text:p>B</text:p>
          </table:table-cell>
          <table:table-cell/>
          <table:table-cell office:value-type="percentage" office:value="0.2">
            <text:p>20%</text:p>
          </table:table-cell>
          <table:table-cell table:number-columns-repeated="3" office:value-type="percentage" office:value="-0.1">
            <text:p>-10%</text:p>
          </table:table-cell>
          <table:table-cell office:value-type="percentage" office:value="0.4">
            <text:p>40%</text:p>
          </table:table-cell>
          <table:table-cell table:formula="of:=SUM([.H53:.L53])" office:value-type="percentage" office:value="0.3">
            <text:p>30%</text:p>
          </table:table-cell>
          <table:table-cell table:formula="of:=AVERAGE([.H53:.L53])" office:value-type="percentage" office:value="0.06">
            <text:p>6%</text:p>
          </table:table-cell>
          <table:table-cell table:number-columns-repeated="5" office:value-type="float" office:value="60">
            <text:p>60</text:p>
          </table:table-cell>
          <table:table-cell table:number-columns-repeated="236"/>
        </table:table-row>
        <table:table-row table:style-name="ro12">
          <table:table-cell office:value-type="float" office:value="12">
            <text:p>12</text:p>
          </table:table-cell>
          <table:table-cell office:value-type="string">
            <text:p>Imo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punch, punch</text:p>
          </table:table-cell>
          <table:table-cell office:value-type="string">
            <text:p>E</text:p>
          </table:table-cell>
          <table:table-cell/>
          <table:table-cell table:number-columns-repeated="2" office:value-type="percentage" office:value="0">
            <text:p>0%</text:p>
          </table:table-cell>
          <table:table-cell table:number-columns-repeated="2" office:value-type="percentage" office:value="0.2">
            <text:p>20%</text:p>
          </table:table-cell>
          <table:table-cell office:value-type="percentage" office:value="0">
            <text:p>0%</text:p>
          </table:table-cell>
          <table:table-cell table:formula="of:=SUM([.H54:.L54])" office:value-type="percentage" office:value="0.4">
            <text:p>40%</text:p>
          </table:table-cell>
          <table:table-cell table:formula="of:=AVERAGE([.H54:.L54])" office:value-type="percentage" office:value="0.08">
            <text:p>8%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table:number-columns-repeated="2" office:value-type="float" office:value="80">
            <text:p>80</text:p>
          </table:table-cell>
          <table:table-cell table:number-columns-repeated="231"/>
        </table:table-row>
        <table:table-row table:style-name="ro12">
          <table:table-cell office:value-type="float" office:value="12">
            <text:p>12</text:p>
          </table:table-cell>
          <table:table-cell office:value-type="string">
            <text:p>Osix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crush</text:p>
          </table:table-cell>
          <table:table-cell office:value-type="string">
            <text:p>B</text:p>
          </table:table-cell>
          <table:table-cell office:value-type="string">
            <text:p>charge</text:p>
          </table:table-cell>
          <table:table-cell office:value-type="percentage" office:value="0.1">
            <text:p>10%</text:p>
          </table:table-cell>
          <table:table-cell office:value-type="percentage" office:value="-0.2">
            <text:p>-20%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4">
            <text:p>40%</text:p>
          </table:table-cell>
          <table:table-cell table:formula="of:=SUM([.H55:.L55])" office:value-type="percentage" office:value="0.3">
            <text:p>30%</text:p>
          </table:table-cell>
          <table:table-cell table:formula="of:=AVERAGE([.H55:.L55])" office:value-type="percentage" office:value="0.06">
            <text:p>6%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 table:number-columns-repeated="5"/>
          <table:table-cell office:value-type="float" office:value="80">
            <text:p>80</text:p>
          </table:table-cell>
          <table:table-cell table:number-columns-repeated="231"/>
        </table:table-row>
        <table:table-row table:style-name="ro12">
          <table:table-cell office:value-type="float" office:value="12">
            <text:p>12</text:p>
          </table:table-cell>
          <table:table-cell office:value-type="string">
            <text:p>Truzark</text:p>
          </table:table-cell>
          <table:table-cell office:value-type="string">
            <text:p>h/a/c/r/o</text:p>
          </table:table-cell>
          <table:table-cell office:value-type="string">
            <text:p>yes</text:p>
          </table:table-cell>
          <table:table-cell office:value-type="string">
            <text:p>claws, claws, tail</text:p>
          </table:table-cell>
          <table:table-cell office:value-type="string">
            <text:p>E/B</text:p>
          </table:table-cell>
          <table:table-cell table:style-name="ce32" office:value-type="string">
            <text:p>claw</text:p>
          </table:table-cell>
          <table:table-cell table:number-columns-repeated="5" office:value-type="percentage" office:value="0.2">
            <text:p>20%</text:p>
          </table:table-cell>
          <table:table-cell table:formula="of:=SUM([.H56:.L56])" office:value-type="percentage" office:value="1">
            <text:p>100%</text:p>
          </table:table-cell>
          <table:table-cell table:formula="of:=AVERAGE([.H56:.L56])" office:value-type="percentage" office:value="0.2">
            <text:p>20%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32"/>
        </table:table-row>
        <table:table-row table:style-name="ro12">
          <table:table-cell office:value-type="float" office:value="13">
            <text:p>13</text:p>
          </table:table-cell>
          <table:table-cell office:value-type="string">
            <text:p>Solaro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fists, fists</text:p>
          </table:table-cell>
          <table:table-cell office:value-type="string">
            <text:p>B</text:p>
          </table:table-cell>
          <table:table-cell office:value-type="string">
            <text:p>empower, kick, pulse</text:p>
          </table:table-cell>
          <table:table-cell office:value-type="percentage" office:value="0">
            <text:p>0%</text:p>
          </table:table-cell>
          <table:table-cell table:number-columns-repeated="3" office:value-type="percentage" office:value="0.2">
            <text:p>20%</text:p>
          </table:table-cell>
          <table:table-cell office:value-type="percentage" office:value="-0.05">
            <text:p>-5%</text:p>
          </table:table-cell>
          <table:table-cell table:formula="of:=SUM([.H57:.L57])" office:value-type="percentage" office:value="0.55">
            <text:p>55%</text:p>
          </table:table-cell>
          <table:table-cell table:formula="of:=AVERAGE([.H57:.L57])" office:value-type="percentage" office:value="0.11">
            <text:p>11%</text:p>
          </table:table-cell>
          <table:table-cell table:number-columns-repeated="3" office:value-type="string">
            <text:p>L</text:p>
          </table:table-cell>
          <table:table-cell table:number-columns-repeated="3"/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string">
            <text:p>empower lets you absorb dmg, pulse blast it out</text:p>
          </table:table-cell>
          <table:table-cell table:number-columns-repeated="228"/>
        </table:table-row>
        <table:table-row table:style-name="ro12">
          <table:table-cell office:value-type="float" office:value="13">
            <text:p>13</text:p>
          </table:table-cell>
          <table:table-cell office:value-type="string">
            <text:p>Staviolus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punch, punch</text:p>
          </table:table-cell>
          <table:table-cell office:value-type="string">
            <text:p>B</text:p>
          </table:table-cell>
          <table:table-cell office:value-type="string">
            <text:p>mistwalk</text:p>
          </table:table-cell>
          <table:table-cell office:value-type="percentage" office:value="0">
            <text:p>0%</text:p>
          </table:table-cell>
          <table:table-cell office:value-type="percentage" office:value="0.3">
            <text:p>30%</text:p>
          </table:table-cell>
          <table:table-cell table:number-columns-repeated="2" office:value-type="percentage" office:value="0.2">
            <text:p>20%</text:p>
          </table:table-cell>
          <table:table-cell office:value-type="percentage" office:value="0.1">
            <text:p>10%</text:p>
          </table:table-cell>
          <table:table-cell table:formula="of:=SUM([.H58:.L58])" office:value-type="percentage" office:value="0.8">
            <text:p>80%</text:p>
          </table:table-cell>
          <table:table-cell table:formula="of:=AVERAGE([.H58:.L58])" office:value-type="percentage" office:value="0.16">
            <text:p>16%</text:p>
          </table:table-cell>
          <table:table-cell table:number-columns-repeated="4" office:value-type="float" office:value="80">
            <text:p>80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3"/>
          <table:table-cell office:value-type="string">
            <text:p>mistalk, can't move but take less dmg</text:p>
          </table:table-cell>
          <table:table-cell table:number-columns-repeated="228"/>
        </table:table-row>
        <table:table-row table:style-name="ro12">
          <table:table-cell office:value-type="float" office:value="13">
            <text:p>13</text:p>
          </table:table-cell>
          <table:table-cell table:style-name="ce34" office:value-type="string">
            <text:p>Uar'doi*</text:p>
          </table:table-cell>
          <table:table-cell office:value-type="string">
            <text:p>a/m/c/o</text:p>
          </table:table-cell>
          <table:table-cell office:value-type="string">
            <text:p>yes</text:p>
          </table:table-cell>
          <table:table-cell office:value-type="string">
            <text:p>bite</text:p>
          </table:table-cell>
          <table:table-cell office:value-type="string">
            <text:p>E</text:p>
          </table:table-cell>
          <table:table-cell table:style-name="ce32" office:value-type="string">
            <text:p>bite</text:p>
          </table:table-cell>
          <table:table-cell office:value-type="percentage" office:value="0.4">
            <text:p>40%</text:p>
          </table:table-cell>
          <table:table-cell table:number-columns-repeated="3" office:value-type="percentage" office:value="0.1">
            <text:p>10%</text:p>
          </table:table-cell>
          <table:table-cell office:value-type="percentage" office:value="0.2">
            <text:p>20%</text:p>
          </table:table-cell>
          <table:table-cell table:formula="of:=SUM([.H59:.L59])" office:value-type="percentage" office:value="0.9">
            <text:p>90%</text:p>
          </table:table-cell>
          <table:table-cell table:formula="of:=AVERAGE([.H59:.L59])" office:value-type="percentage" office:value="0.18">
            <text:p>18%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string">
            <text:p>L</text:p>
          </table:table-cell>
          <table:table-cell table:number-columns-repeated="231"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Dasyn-Cha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bite, tail</text:p>
          </table:table-cell>
          <table:table-cell office:value-type="string">
            <text:p>E/El</text:p>
          </table:table-cell>
          <table:table-cell office:value-type="string">
            <text:p>sacrifice</text:p>
          </table:table-cell>
          <table:table-cell office:value-type="percentage" office:value="0">
            <text:p>0%</text:p>
          </table:table-cell>
          <table:table-cell office:value-type="percentage" office:value="0.3">
            <text:p>30%</text:p>
          </table:table-cell>
          <table:table-cell table:number-columns-repeated="2"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formula="of:=SUM([.H60:.L60])" office:value-type="percentage" office:value="0.5">
            <text:p>50%</text:p>
          </table:table-cell>
          <table:table-cell table:formula="of:=AVERAGE([.H60:.L60])" office:value-type="percentage" office:value="0.1">
            <text:p>10%</text:p>
          </table:table-cell>
          <table:table-cell table:number-columns-repeated="2" office:value-type="string">
            <text:p>L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number-columns-repeated="235"/>
        </table:table-row>
        <table:table-row table:style-name="ro12">
          <table:table-cell office:value-type="float" office:value="14">
            <text:p>14</text:p>
          </table:table-cell>
          <table:table-cell table:style-name="ce33" office:value-type="string">
            <text:p>Tolaite#</text:p>
          </table:table-cell>
          <table:table-cell office:value-type="string">
            <text:p>h/a/m/c/r/s/o</text:p>
          </table:table-cell>
          <table:table-cell office:value-type="string">
            <text:p>no</text:p>
          </table:table-cell>
          <table:table-cell office:value-type="string">
            <text:p>fists, kick, kick</text:p>
          </table:table-cell>
          <table:table-cell office:value-type="string">
            <text:p>B</text:p>
          </table:table-cell>
          <table:table-cell office:value-type="string">
            <text:p>charge</text:p>
          </table:table-cell>
          <table:table-cell office:value-type="percentage" office:value="0.2">
            <text:p>20%</text:p>
          </table:table-cell>
          <table:table-cell office:value-type="percentage" office:value="0.4">
            <text:p>40%</text:p>
          </table:table-cell>
          <table:table-cell table:number-columns-repeated="3" office:value-type="percentage" office:value="0.1">
            <text:p>10%</text:p>
          </table:table-cell>
          <table:table-cell table:formula="of:=SUM([.H61:.L61])" office:value-type="percentage" office:value="0.9">
            <text:p>90%</text:p>
          </table:table-cell>
          <table:table-cell table:formula="of:=AVERAGE([.H61:.L61])" office:value-type="percentage" office:value="0.18">
            <text:p>18%</text:p>
          </table:table-cell>
          <table:table-cell table:number-columns-repeated="4" office:value-type="float" office:value="20">
            <text:p>2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34"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Va'Spi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bite, bite</text:p>
          </table:table-cell>
          <table:table-cell office:value-type="string">
            <text:p>E</text:p>
          </table:table-cell>
          <table:table-cell table:style-name="ce32" office:value-type="string">
            <text:p>bite</text:p>
          </table:table-cell>
          <table:table-cell office:value-type="percentage" office:value="0.3">
            <text:p>30%</text:p>
          </table:table-cell>
          <table:table-cell office:value-type="percentage" office:value="0.1">
            <text:p>10%</text:p>
          </table:table-cell>
          <table:table-cell table:number-columns-repeated="2" office:value-type="percentage" office:value="0.4">
            <text:p>40%</text:p>
          </table:table-cell>
          <table:table-cell office:value-type="percentage" office:value="0.1">
            <text:p>10%</text:p>
          </table:table-cell>
          <table:table-cell table:formula="of:=SUM([.H62:.L62])" office:value-type="percentage" office:value="1.3">
            <text:p>130%</text:p>
          </table:table-cell>
          <table:table-cell table:formula="of:=AVERAGE([.H62:.L62])" office:value-type="percentage" office:value="0.26">
            <text:p>26%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232"/>
        </table:table-row>
        <table:table-row table:style-name="ro12">
          <table:table-cell office:value-type="float" office:value="15">
            <text:p>15</text:p>
          </table:table-cell>
          <table:table-cell office:value-type="string">
            <text:p>Bluttle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horns, horns</text:p>
          </table:table-cell>
          <table:table-cell office:value-type="string">
            <text:p>B</text:p>
          </table:table-cell>
          <table:table-cell office:value-type="string">
            <text:p>stomp</text:p>
          </table:table-cell>
          <table:table-cell office:value-type="percentage" office:value="0.1">
            <text:p>10%</text:p>
          </table:table-cell>
          <table:table-cell office:value-type="percentage" office:value="-0.1">
            <text:p>-10%</text:p>
          </table:table-cell>
          <table:table-cell table:number-columns-repeated="2" office:value-type="percentage" office:value="-0.2">
            <text:p>-20%</text:p>
          </table:table-cell>
          <table:table-cell office:value-type="percentage" office:value="0.3">
            <text:p>30%</text:p>
          </table:table-cell>
          <table:table-cell table:formula="of:=SUM([.H63:.L63])" office:value-type="percentage" office:value="-0.1">
            <text:p>-10%</text:p>
          </table:table-cell>
          <table:table-cell table:formula="of:=AVERAGE([.H63:.L63])" office:value-type="percentage" office:value="-0.02">
            <text:p>-2%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table:number-columns-repeated="237"/>
        </table:table-row>
        <table:table-row table:style-name="ro12">
          <table:table-cell office:value-type="float" office:value="15">
            <text:p>15</text:p>
          </table:table-cell>
          <table:table-cell office:value-type="string">
            <text:p>Surrux</text:p>
          </table:table-cell>
          <table:table-cell office:value-type="string">
            <text:p>c/o</text:p>
          </table:table-cell>
          <table:table-cell office:value-type="string">
            <text:p>no</text:p>
          </table:table-cell>
          <table:table-cell office:value-type="string">
            <text:p>bite, bite, bite, bite</text:p>
          </table:table-cell>
          <table:table-cell office:value-type="string">
            <text:p>E</text:p>
          </table:table-cell>
          <table:table-cell table:style-name="ce32" office:value-type="string">
            <text:p>bite</text:p>
          </table:table-cell>
          <table:table-cell office:value-type="percentage" office:value="0.5">
            <text:p>50%</text:p>
          </table:table-cell>
          <table:table-cell office:value-type="percentage" office:value="0.1">
            <text:p>10%</text:p>
          </table:table-cell>
          <table:table-cell table:number-columns-repeated="3" office:value-type="percentage" office:value="0">
            <text:p>0%</text:p>
          </table:table-cell>
          <table:table-cell table:formula="of:=SUM([.H64:.L64])" office:value-type="percentage" office:value="0.6">
            <text:p>60%</text:p>
          </table:table-cell>
          <table:table-cell table:formula="of:=AVERAGE([.H64:.L64])" office:value-type="percentage" office:value="0.12">
            <text:p>12%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32"/>
        </table:table-row>
        <table:table-row table:style-name="ro12">
          <table:table-cell office:value-type="float" office:value="15">
            <text:p>15</text:p>
          </table:table-cell>
          <table:table-cell office:value-type="string">
            <text:p>Vsepia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flower snap x 3</text:p>
          </table:table-cell>
          <table:table-cell office:value-type="string">
            <text:p>E</text:p>
          </table:table-cell>
          <table:table-cell office:value-type="string">
            <text:p>bewitch</text:p>
          </table:table-cell>
          <table:table-cell office:value-type="percentage" office:value="0.2">
            <text:p>20%</text:p>
          </table:table-cell>
          <table:table-cell office:value-type="percentage" office:value="0">
            <text:p>0%</text:p>
          </table:table-cell>
          <table:table-cell table:number-columns-repeated="2" office:value-type="percentage" office:value="0.3">
            <text:p>30%</text:p>
          </table:table-cell>
          <table:table-cell office:value-type="percentage" office:value="0.5">
            <text:p>50%</text:p>
          </table:table-cell>
          <table:table-cell table:formula="of:=SUM([.H65:.L65])" office:value-type="percentage" office:value="1.3">
            <text:p>130%</text:p>
          </table:table-cell>
          <table:table-cell table:formula="of:=AVERAGE([.H65:.L65])" office:value-type="percentage" office:value="0.26">
            <text:p>26%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40">
            <text:p>40</text:p>
          </table:table-cell>
          <table:table-cell table:number-columns-repeated="232"/>
        </table:table-row>
        <table:table-row table:style-name="ro12">
          <table:table-cell office:value-type="float" office:value="16">
            <text:p>16</text:p>
          </table:table-cell>
          <table:table-cell office:value-type="string">
            <text:p>Dashala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crush</text:p>
          </table:table-cell>
          <table:table-cell office:value-type="string">
            <text:p>B</text:p>
          </table:table-cell>
          <table:table-cell/>
          <table:table-cell table:number-columns-repeated="2" office:value-type="percentage" office:value="0">
            <text:p>0%</text:p>
          </table:table-cell>
          <table:table-cell table:number-columns-repeated="2"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formula="of:=SUM([.H66:.L66])" office:value-type="percentage" office:value="1.2">
            <text:p>120%</text:p>
          </table:table-cell>
          <table:table-cell table:formula="of:=AVERAGE([.H66:.L66])" office:value-type="percentage" office:value="0.24">
            <text:p>24%</text:p>
          </table:table-cell>
          <table:table-cell table:number-columns-repeated="2" office:value-type="string">
            <text:p>High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231"/>
        </table:table-row>
        <table:table-row table:style-name="ro12">
          <table:table-cell office:value-type="float" office:value="16">
            <text:p>16</text:p>
          </table:table-cell>
          <table:table-cell office:value-type="string">
            <text:p>Doshai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kick, punch, punch</text:p>
          </table:table-cell>
          <table:table-cell office:value-type="string">
            <text:p>B</text:p>
          </table:table-cell>
          <table:table-cell office:value-type="string">
            <text:p>kick</text:p>
          </table:table-cell>
          <table:table-cell office:value-type="percentage" office:value="0">
            <text:p>0%</text:p>
          </table:table-cell>
          <table:table-cell office:value-type="percentage" office:value="0.5">
            <text:p>50%</text:p>
          </table:table-cell>
          <table:table-cell table:number-columns-repeated="2" office:value-type="percentage" office:value="0.1">
            <text:p>10%</text:p>
          </table:table-cell>
          <table:table-cell office:value-type="percentage" office:value="0">
            <text:p>0%</text:p>
          </table:table-cell>
          <table:table-cell table:formula="of:=SUM([.H67:.L67])" office:value-type="percentage" office:value="0.7">
            <text:p>70%</text:p>
          </table:table-cell>
          <table:table-cell table:formula="of:=AVERAGE([.H67:.L67])" office:value-type="percentage" office:value="0.14">
            <text:p>14%</text:p>
          </table:table-cell>
          <table:table-cell table:number-columns-repeated="2" office:value-type="float" office:value="100">
            <text:p>100</text:p>
          </table:table-cell>
          <table:table-cell table:number-columns-repeated="4"/>
          <table:table-cell office:value-type="string">
            <text:p>High</text:p>
          </table:table-cell>
          <table:table-cell table:number-columns-repeated="234"/>
        </table:table-row>
        <table:table-row table:style-name="ro12">
          <table:table-cell office:value-type="float" office:value="16">
            <text:p>16</text:p>
          </table:table-cell>
          <table:table-cell office:value-type="string">
            <text:p>Izork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 office:value-type="string">
            <text:p>punch, punch</text:p>
          </table:table-cell>
          <table:table-cell office:value-type="string">
            <text:p>C</text:p>
          </table:table-cell>
          <table:table-cell office:value-type="string">
            <text:p>kick</text:p>
          </table:table-cell>
          <table:table-cell table:number-columns-repeated="2" office:value-type="percentage" office:value="0.2">
            <text:p>20%</text:p>
          </table:table-cell>
          <table:table-cell table:number-columns-repeated="2" office:value-type="percentage" office:value="0">
            <text:p>0%</text:p>
          </table:table-cell>
          <table:table-cell office:value-type="percentage" office:value="0.1">
            <text:p>10%</text:p>
          </table:table-cell>
          <table:table-cell table:formula="of:=SUM([.H68:.L68])" office:value-type="percentage" office:value="0.5">
            <text:p>50%</text:p>
          </table:table-cell>
          <table:table-cell table:formula="of:=AVERAGE([.H68:.L68])" office:value-type="percentage" office:value="0.1">
            <text:p>10%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2" office:value-type="float" office:value="80">
            <text:p>80</text:p>
          </table:table-cell>
          <table:table-cell table:number-columns-repeated="234"/>
        </table:table-row>
        <table:table-row table:style-name="ro12" table:number-rows-repeated="1048507">
          <table:table-cell table:number-columns-repeated="255"/>
        </table:table-row>
        <table:table-row table:style-name="ro12">
          <table:table-cell table:number-columns-repeated="255"/>
        </table:table-row>
      </table:table>
      <table:table table:name="stats" table:style-name="ta12" table:print="false">
        <office:forms form:automatic-focus="false" form:apply-design-mode="false"/>
        <table:table-column table:style-name="co93" table:default-cell-style-name="ce52"/>
        <table:table-column table:style-name="co95" table:default-cell-style-name="ce52"/>
        <table:table-column table:style-name="co96" table:default-cell-style-name="ce52"/>
        <table:table-column table:style-name="co97" table:default-cell-style-name="ce52"/>
        <table:table-column table:style-name="co98" table:number-columns-repeated="3" table:default-cell-style-name="ce52"/>
        <table:table-column table:style-name="co102" table:number-columns-repeated="4" table:default-cell-style-name="ce52"/>
        <table:table-column table:style-name="co80" table:number-columns-repeated="2" table:default-cell-style-name="ce52"/>
        <table:table-column table:style-name="co94" table:default-cell-style-name="ce52"/>
        <table:table-column table:style-name="co35" table:default-cell-style-name="ce52"/>
        <table:table-column table:style-name="co103" table:default-cell-style-name="ce52"/>
        <table:table-column table:style-name="co104" table:default-cell-style-name="ce52"/>
        <table:table-column table:style-name="co80" table:default-cell-style-name="ce52"/>
        <table:table-column table:style-name="co105" table:default-cell-style-name="ce52"/>
        <table:table-column table:style-name="co106" table:number-columns-repeated="234" table:default-cell-style-name="ce52"/>
        <table:table-row table:style-name="ro8">
          <table:table-cell office:value-type="string">
            <text:p>Form</text:p>
          </table:table-cell>
          <table:table-cell table:style-name="ce68" table:content-validation-name="val1" office:value-type="string">
            <text:p>Wellig</text:p>
          </table:table-cell>
          <table:table-cell table:number-columns-repeated="16"/>
          <table:table-cell table:style-name="ce101" office:value-type="string">
            <text:p>Form</text:p>
          </table:table-cell>
          <table:table-cell table:number-columns-repeated="234"/>
        </table:table-row>
        <table:table-row table:style-name="ro8">
          <table:table-cell table:style-name="ce64" office:value-type="string">
            <text:p>Lvl</text:p>
          </table:table-cell>
          <table:table-cell table:style-name="ce64" office:value-type="float" office:value="120">
            <text:p>120</text:p>
          </table:table-cell>
          <table:table-cell table:style-name="ce64"/>
          <table:table-cell table:style-name="ce72" table:number-columns-repeated="15"/>
          <table:table-cell table:style-name="ce79" office:value-type="string">
            <text:p>Aeo-aeo</text:p>
          </table:table-cell>
          <table:table-cell table:number-columns-repeated="234"/>
        </table:table-row>
        <table:table-row table:style-name="ro12">
          <table:table-cell office:value-type="string">
            <text:p>Str</text:p>
          </table:table-cell>
          <table:table-cell office:value-type="float" office:value="45">
            <text:p>45</text:p>
          </table:table-cell>
          <table:table-cell table:style-name="ce71" table:formula="of:=ROUNDDOWN(VLOOKUP([.$B$1];[$forms.$B$1:.$N$103];7;0)*[.B3])+[.B3]" office:value-type="float" office:value="41">
            <text:p>41</text:p>
          </table:table-cell>
          <table:table-cell table:style-name="ce78"/>
          <table:table-cell table:style-name="ce81" office:value-type="string">
            <text:p>lower</text:p>
          </table:table-cell>
          <table:table-cell table:style-name="ce81"/>
          <table:table-cell table:style-name="ce81" office:value-type="string">
            <text:p>helps carry stuff</text:p>
          </table:table-cell>
          <table:table-cell table:style-name="ce78" table:number-columns-repeated="7"/>
          <table:table-cell table:style-name="ce100" table:number-columns-repeated="4"/>
          <table:table-cell table:style-name="ce102" office:value-type="string">
            <text:p>Aernid</text:p>
          </table:table-cell>
          <table:table-cell table:number-columns-repeated="234"/>
        </table:table-row>
        <table:table-row table:style-name="ro12">
          <table:table-cell office:value-type="string">
            <text:p>Dex</text:p>
          </table:table-cell>
          <table:table-cell office:value-type="float" office:value="130">
            <text:p>130</text:p>
          </table:table-cell>
          <table:table-cell table:style-name="ce71" table:formula="of:=ROUNDDOWN(VLOOKUP([.$B$1];[$forms.$B$1:.$N$103];8;0)*[.B4])+[.B4]" office:value-type="float" office:value="117">
            <text:p>117</text:p>
          </table:table-cell>
          <table:table-cell table:style-name="ce78"/>
          <table:table-cell office:value-type="string">
            <text:p>secondary</text:p>
          </table:table-cell>
          <table:table-cell/>
          <table:table-cell office:value-type="string">
            <text:p>helps max dmg, maybe prevent</text:p>
          </table:table-cell>
          <table:table-cell table:style-name="ce78" table:number-columns-repeated="7"/>
          <table:table-cell table:style-name="ce100" table:number-columns-repeated="4"/>
          <table:table-cell table:style-name="ce81" office:value-type="string">
            <text:p>Ardun</text:p>
          </table:table-cell>
          <table:table-cell table:number-columns-repeated="234"/>
        </table:table-row>
        <table:table-row table:style-name="ro12">
          <table:table-cell office:value-type="string">
            <text:p>Wis</text:p>
          </table:table-cell>
          <table:table-cell office:value-type="float" office:value="130">
            <text:p>130</text:p>
          </table:table-cell>
          <table:table-cell table:style-name="ce71" table:formula="of:=ROUNDDOWN(VLOOKUP([.$B$1];[$forms.$B$1:.$N$103];9;0)*[.B5])+[.B5]" office:value-type="float" office:value="208">
            <text:p>208</text:p>
          </table:table-cell>
          <table:table-cell table:style-name="ce78"/>
          <table:table-cell office:value-type="string">
            <text:p>primary</text:p>
          </table:table-cell>
          <table:table-cell/>
          <table:table-cell office:value-type="string">
            <text:p>wis boosts dmg avg, hyp: boosts mind abilities, may help defense</text:p>
          </table:table-cell>
          <table:table-cell table:style-name="ce78" table:number-columns-repeated="7"/>
          <table:table-cell table:style-name="ce100" table:number-columns-repeated="4"/>
          <table:table-cell table:style-name="ce79" office:value-type="string">
            <text:p>Bieresat</text:p>
          </table:table-cell>
          <table:table-cell table:number-columns-repeated="234"/>
        </table:table-row>
        <table:table-row table:style-name="ro12">
          <table:table-cell office:value-type="string">
            <text:p>Int</text:p>
          </table:table-cell>
          <table:table-cell office:value-type="float" office:value="200">
            <text:p>200</text:p>
          </table:table-cell>
          <table:table-cell table:style-name="ce71" table:formula="of:=ROUNDDOWN(VLOOKUP([.$B$1];[$forms.$B$1:.$N$103];10;0)*[.B6])+[.B6]" office:value-type="float" office:value="320">
            <text:p>320</text:p>
          </table:table-cell>
          <table:table-cell table:style-name="ce78"/>
          <table:table-cell office:value-type="string">
            <text:p>secondary</text:p>
          </table:table-cell>
          <table:table-cell/>
          <table:table-cell office:value-type="string">
            <text:p>raises FO (secondary), may help defense, total sps could help regen?</text:p>
          </table:table-cell>
          <table:table-cell table:style-name="ce78" table:number-columns-repeated="7"/>
          <table:table-cell table:style-name="ce100" table:number-columns-repeated="4"/>
          <table:table-cell table:style-name="ce79" office:value-type="string">
            <text:p>Blahk</text:p>
          </table:table-cell>
          <table:table-cell table:number-columns-repeated="234"/>
        </table:table-row>
        <table:table-row table:style-name="ro12">
          <table:table-cell office:value-type="string">
            <text:p>Con</text:p>
          </table:table-cell>
          <table:table-cell office:value-type="float" office:value="200">
            <text:p>200</text:p>
          </table:table-cell>
          <table:table-cell table:style-name="ce71" table:formula="of:=ROUNDDOWN(VLOOKUP([.$B$1];[$forms.$B$1:.$N$103];11;0)*[.B7])+[.B7]" office:value-type="float" office:value="180">
            <text:p>180</text:p>
          </table:table-cell>
          <table:table-cell table:style-name="ce78"/>
          <table:table-cell office:value-type="string">
            <text:p>neutral</text:p>
          </table:table-cell>
          <table:table-cell/>
          <table:table-cell office:value-type="string">
            <text:p>hps/helps with defense</text:p>
          </table:table-cell>
          <table:table-cell table:style-name="ce78" table:number-columns-repeated="7"/>
          <table:table-cell table:style-name="ce100" table:number-columns-repeated="4"/>
          <table:table-cell table:style-name="ce31" office:value-type="string">
            <text:p>Bluttle</text:p>
          </table:table-cell>
          <table:table-cell table:number-columns-repeated="234"/>
        </table:table-row>
        <table:table-row table:style-name="ro12">
          <table:table-cell office:value-type="string">
            <text:p>Cha</text:p>
          </table:table-cell>
          <table:table-cell office:value-type="float" office:value="40">
            <text:p>40</text:p>
          </table:table-cell>
          <table:table-cell table:style-name="ce71" table:formula="of:=[.B8]" office:value-type="float" office:value="40">
            <text:p>40</text:p>
          </table:table-cell>
          <table:table-cell table:style-name="ce79"/>
          <table:table-cell office:value-type="string">
            <text:p>lower</text:p>
          </table:table-cell>
          <table:table-cell/>
          <table:table-cell office:value-type="string">
            <text:p>raises FO (primary) / may help broodling size</text:p>
          </table:table-cell>
          <table:table-cell table:style-name="ce80" table:number-columns-repeated="11"/>
          <table:table-cell table:style-name="ce81" office:value-type="string">
            <text:p>Carrakain</text:p>
          </table:table-cell>
          <table:table-cell table:number-columns-repeated="234"/>
        </table:table-row>
        <table:table-row table:style-name="ro8">
          <table:table-cell office:value-type="string">
            <text:p>Used</text:p>
          </table:table-cell>
          <table:table-cell table:formula="of:=SUM([.B3:.B8])" office:value-type="float" office:value="745">
            <text:p>745</text:p>
          </table:table-cell>
          <table:table-cell/>
          <table:table-cell table:style-name="ce79" table:number-columns-repeated="15"/>
          <table:table-cell table:style-name="ce79" office:value-type="string">
            <text:p>Charoi</text:p>
          </table:table-cell>
          <table:table-cell table:number-columns-repeated="234"/>
        </table:table-row>
        <table:table-row table:style-name="ro8">
          <table:table-cell office:value-type="string">
            <text:p>Max</text:p>
          </table:table-cell>
          <table:table-cell table:formula="of:=[.B2]*5+26" office:value-type="float" office:value="626">
            <text:p>626</text:p>
          </table:table-cell>
          <table:table-cell/>
          <table:table-cell table:style-name="ce79" table:number-columns-repeated="15"/>
          <table:table-cell table:style-name="ce81" office:value-type="string">
            <text:p>Conomos</text:p>
          </table:table-cell>
          <table:table-cell table:number-columns-repeated="234"/>
        </table:table-row>
        <table:table-row table:style-name="ro8">
          <table:table-cell table:style-name="ce65" office:value-type="string">
            <text:p>HP</text:p>
          </table:table-cell>
          <table:table-cell table:style-name="ce69" table:formula="of:=[.B7]*9+42+([.$B$2]*2)" office:value-type="float" office:value="2082">
            <text:p>2,082 </text:p>
          </table:table-cell>
          <table:table-cell table:style-name="ce69" table:formula="of:=[.C7]*9+42+([.$B$2]*2)" office:value-type="float" office:value="1902">
            <text:p>1,902 </text:p>
          </table:table-cell>
          <table:table-cell table:style-name="ce80" table:number-columns-repeated="15"/>
          <table:table-cell table:style-name="ce31" office:value-type="string">
            <text:p>Dashala</text:p>
          </table:table-cell>
          <table:table-cell table:number-columns-repeated="234"/>
        </table:table-row>
        <table:table-row table:style-name="ro8">
          <table:table-cell table:style-name="ce66" office:value-type="string">
            <text:p>SP</text:p>
          </table:table-cell>
          <table:table-cell table:style-name="ce70" table:formula="of:=[.B6]*8+42" office:value-type="float" office:value="1642">
            <text:p>1,642 </text:p>
          </table:table-cell>
          <table:table-cell table:style-name="ce70" table:formula="of:=[.C6]*8+42" office:value-type="float" office:value="2602">
            <text:p>2,602 </text:p>
          </table:table-cell>
          <table:table-cell table:style-name="ce80"/>
          <table:table-cell table:style-name="ce80" table:formula="of:=[.C12]/100" office:value-type="float" office:value="26.02">
            <text:p>26 </text:p>
          </table:table-cell>
          <table:table-cell table:style-name="ce80" office:value-type="string">
            <text:p>sp regen?</text:p>
          </table:table-cell>
          <table:table-cell table:style-name="ce80" table:number-columns-repeated="12"/>
          <table:table-cell table:style-name="ce31" office:value-type="string">
            <text:p>Dasyn-Cha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31" office:value-type="string">
            <text:p>Doshai</text:p>
          </table:table-cell>
          <table:table-cell table:number-columns-repeated="234"/>
        </table:table-row>
        <table:table-row table:style-name="ro8">
          <table:table-cell table:style-name="ce64" office:value-type="string">
            <text:p>Lvl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40">
            <text:p>4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70">
            <text:p>70</text:p>
          </table:table-cell>
          <table:table-cell table:style-name="ce64" office:value-type="float" office:value="80">
            <text:p>80</text:p>
          </table:table-cell>
          <table:table-cell table:style-name="ce64" office:value-type="float" office:value="90">
            <text:p>90</text:p>
          </table:table-cell>
          <table:table-cell table:style-name="ce64" office:value-type="float" office:value="100">
            <text:p>100</text:p>
          </table:table-cell>
          <table:table-cell table:style-name="ce97" office:value-type="float" office:value="110">
            <text:p>110</text:p>
          </table:table-cell>
          <table:table-cell table:style-name="ce97" office:value-type="float" office:value="120">
            <text:p>120</text:p>
          </table:table-cell>
          <table:table-cell table:style-name="ce97" office:value-type="float" office:value="130">
            <text:p>130</text:p>
          </table:table-cell>
          <table:table-cell table:style-name="ce79"/>
          <table:table-cell table:style-name="ce67" office:value-type="string">
            <text:p>Skill/Stat</text:p>
          </table:table-cell>
          <table:table-cell table:style-name="ce67" office:value-type="string">
            <text:p>Category</text:p>
          </table:table-cell>
          <table:table-cell table:style-name="ce67" office:value-type="string">
            <text:p>Level</text:p>
          </table:table-cell>
          <table:table-cell table:style-name="ce67" office:value-type="string">
            <text:p>Purpose</text:p>
          </table:table-cell>
          <table:table-cell/>
          <table:table-cell table:style-name="ce81" office:value-type="string">
            <text:p>Endrara</text:p>
          </table:table-cell>
          <table:table-cell table:number-columns-repeated="234"/>
        </table:table-row>
        <table:table-row table:style-name="ro8"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8" office:value-type="float" office:value="40">
            <text:p>40</text:p>
          </table:table-cell>
          <table:table-cell office:value-type="float" office:value="45">
            <text:p>45</text:p>
          </table:table-cell>
          <table:table-cell table:style-name="ce79"/>
          <table:table-cell table:style-name="ce98" office:value-type="string">
            <text:p>utilization</text:p>
          </table:table-cell>
          <table:table-cell table:style-name="ce98" office:value-type="string">
            <text:p>General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envelop of corpses (fort/control)</text:p>
          </table:table-cell>
          <table:table-cell/>
          <table:table-cell table:style-name="ce79" office:value-type="string">
            <text:p>Flarrek-Dur</text:p>
          </table:table-cell>
          <table:table-cell table:number-columns-repeated="234"/>
        </table:table-row>
        <table:table-row table:style-name="ro8">
          <table:table-cell office:value-type="string">
            <text:p>Dex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style-name="ce79"/>
          <table:table-cell table:style-name="ce81" office:value-type="string">
            <text:p>collection</text:p>
          </table:table-cell>
          <table:table-cell table:style-name="ce81" office:value-type="string">
            <text:p>General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dna collecting</text:p>
          </table:table-cell>
          <table:table-cell/>
          <table:table-cell table:style-name="ce31" office:value-type="string">
            <text:p>Fli'il</text:p>
          </table:table-cell>
          <table:table-cell table:number-columns-repeated="234"/>
        </table:table-row>
        <table:table-row table:style-name="ro8">
          <table:table-cell office:value-type="string">
            <text:p>Wis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style-name="ce79"/>
          <table:table-cell table:style-name="ce98" office:value-type="string">
            <text:p>reformation</text:p>
          </table:table-cell>
          <table:table-cell table:style-name="ce98" office:value-type="string">
            <text:p>General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regen rate (or cost maybe?)</text:p>
          </table:table-cell>
          <table:table-cell/>
          <table:table-cell table:style-name="ce79" office:value-type="string">
            <text:p>Fungilla</text:p>
          </table:table-cell>
          <table:table-cell table:number-columns-repeated="234"/>
        </table:table-row>
        <table:table-row table:style-name="ro8"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office:value-type="float" office:value="200">
            <text:p>200</text:p>
          </table:table-cell>
          <table:table-cell table:style-name="ce79"/>
          <table:table-cell table:style-name="ce98" office:value-type="string">
            <text:p>stability</text:p>
          </table:table-cell>
          <table:table-cell table:style-name="ce98" office:value-type="string">
            <text:p>General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control costs for combat</text:p>
          </table:table-cell>
          <table:table-cell/>
          <table:table-cell table:style-name="ce79" office:value-type="string">
            <text:p>Gevara</text:p>
          </table:table-cell>
          <table:table-cell table:number-columns-repeated="234"/>
        </table:table-row>
        <table:table-row table:style-name="ro8">
          <table:table-cell office:value-type="string">
            <text:p>Con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table:style-name="ce79"/>
          <table:table-cell table:style-name="ce81" table:number-columns-repeated="4"/>
          <table:table-cell/>
          <table:table-cell table:style-name="ce79" office:value-type="string">
            <text:p>Glossamer</text:p>
          </table:table-cell>
          <table:table-cell table:number-columns-repeated="234"/>
        </table:table-row>
        <table:table-row table:style-name="ro8"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table:number-columns-repeated="3" office:value-type="float" office:value="25">
            <text:p>25</text:p>
          </table:table-cell>
          <table:table-cell table:number-columns-repeated="6" office:value-type="float" office:value="30">
            <text:p>30</text:p>
          </table:table-cell>
          <table:table-cell office:value-type="float" office:value="40">
            <text:p>40</text:p>
          </table:table-cell>
          <table:table-cell table:style-name="ce79"/>
          <table:table-cell table:style-name="ce98" office:value-type="string">
            <text:p>resilience</text:p>
          </table:table-cell>
          <table:table-cell table:style-name="ce98" office:value-type="string">
            <text:p>Combat</text:p>
          </table:table-cell>
          <table:table-cell table:style-name="ce98" office:value-type="float" office:value="25">
            <text:p>25</text:p>
          </table:table-cell>
          <table:table-cell table:style-name="ce98" office:value-type="string">
            <text:p>defense, raises form ac</text:p>
          </table:table-cell>
          <table:table-cell/>
          <table:table-cell table:style-name="ce79" office:value-type="string">
            <text:p>Gorgolyte</text:p>
          </table:table-cell>
          <table:table-cell table:number-columns-repeated="234"/>
        </table:table-row>
        <table:table-row table:style-name="ro8">
          <table:table-cell office:value-type="string">
            <text:p>Used</text:p>
          </table:table-cell>
          <table:table-cell table:formula="of:=SUM([.B15:.B20])" office:value-type="float" office:value="175">
            <text:p>175</text:p>
          </table:table-cell>
          <table:table-cell table:formula="of:=SUM([.C15:.C20])" office:value-type="float" office:value="225">
            <text:p>225</text:p>
          </table:table-cell>
          <table:table-cell table:formula="of:=SUM([.D15:.D20])" office:value-type="float" office:value="275">
            <text:p>275</text:p>
          </table:table-cell>
          <table:table-cell table:formula="of:=SUM([.E15:.E20])" office:value-type="float" office:value="325">
            <text:p>325</text:p>
          </table:table-cell>
          <table:table-cell table:formula="of:=SUM([.F15:.F20])" office:value-type="float" office:value="375">
            <text:p>375</text:p>
          </table:table-cell>
          <table:table-cell table:formula="of:=SUM([.G15:.G20])" office:value-type="float" office:value="425">
            <text:p>425</text:p>
          </table:table-cell>
          <table:table-cell table:formula="of:=SUM([.H15:.H20])" office:value-type="float" office:value="475">
            <text:p>475</text:p>
          </table:table-cell>
          <table:table-cell table:formula="of:=SUM([.I15:.I20])" office:value-type="float" office:value="525">
            <text:p>525</text:p>
          </table:table-cell>
          <table:table-cell table:formula="of:=SUM([.J15:.J20])" office:value-type="float" office:value="575">
            <text:p>575</text:p>
          </table:table-cell>
          <table:table-cell table:formula="of:=SUM([.K15:.K20])" office:value-type="float" office:value="625">
            <text:p>625</text:p>
          </table:table-cell>
          <table:table-cell table:formula="of:=SUM([.L15:.L20])" office:value-type="float" office:value="745">
            <text:p>745</text:p>
          </table:table-cell>
          <table:table-cell table:style-name="ce79"/>
          <table:table-cell table:style-name="ce98" office:value-type="string">
            <text:p>physicality</text:p>
          </table:table-cell>
          <table:table-cell table:style-name="ce98" office:value-type="string">
            <text:p>Combat</text:p>
          </table:table-cell>
          <table:table-cell table:style-name="ce98" office:value-type="float" office:value="25">
            <text:p>25</text:p>
          </table:table-cell>
          <table:table-cell table:style-name="ce98" office:value-type="string">
            <text:p>dmg</text:p>
          </table:table-cell>
          <table:table-cell/>
          <table:table-cell table:style-name="ce81" office:value-type="string">
            <text:p>Goroa</text:p>
          </table:table-cell>
          <table:table-cell table:number-columns-repeated="234"/>
        </table:table-row>
        <table:table-row table:style-name="ro8">
          <table:table-cell office:value-type="string">
            <text:p>Max</text:p>
          </table:table-cell>
          <table:table-cell table:formula="of:=[.B14]*5+26" office:value-type="float" office:value="176">
            <text:p>176</text:p>
          </table:table-cell>
          <table:table-cell table:formula="of:=[.C14]*5+26" office:value-type="float" office:value="226">
            <text:p>226</text:p>
          </table:table-cell>
          <table:table-cell table:formula="of:=[.D14]*5+26" office:value-type="float" office:value="276">
            <text:p>276</text:p>
          </table:table-cell>
          <table:table-cell table:formula="of:=[.E14]*5+26" office:value-type="float" office:value="326">
            <text:p>326</text:p>
          </table:table-cell>
          <table:table-cell table:formula="of:=[.F14]*5+26" office:value-type="float" office:value="376">
            <text:p>376</text:p>
          </table:table-cell>
          <table:table-cell table:formula="of:=[.G14]*5+26" office:value-type="float" office:value="426">
            <text:p>426</text:p>
          </table:table-cell>
          <table:table-cell table:formula="of:=[.H14]*5+26" office:value-type="float" office:value="476">
            <text:p>476</text:p>
          </table:table-cell>
          <table:table-cell table:formula="of:=[.I14]*5+26" office:value-type="float" office:value="526">
            <text:p>526</text:p>
          </table:table-cell>
          <table:table-cell table:formula="of:=[.J14]*5+26" office:value-type="float" office:value="576">
            <text:p>576</text:p>
          </table:table-cell>
          <table:table-cell table:formula="of:=[.K14]*5+26" office:value-type="float" office:value="626">
            <text:p>626</text:p>
          </table:table-cell>
          <table:table-cell table:formula="of:=[.L14]*5+26+70" office:value-type="float" office:value="746">
            <text:p>746</text:p>
          </table:table-cell>
          <table:table-cell table:style-name="ce79"/>
          <table:table-cell table:number-columns-repeated="5"/>
          <table:table-cell table:style-name="ce79" office:value-type="string">
            <text:p>Harseth</text:p>
          </table:table-cell>
          <table:table-cell table:number-columns-repeated="234"/>
        </table:table-row>
        <table:table-row table:style-name="ro8">
          <table:table-cell table:style-name="ce65" office:value-type="string">
            <text:p>HP</text:p>
          </table:table-cell>
          <table:table-cell table:style-name="ce69" table:formula="of:=[.B19]*9+42+([.B14]*2)" office:value-type="float" office:value="417">
            <text:p>417 </text:p>
          </table:table-cell>
          <table:table-cell table:style-name="ce69" table:formula="of:=[.C19]*9+42+([.C14]*2)" office:value-type="float" office:value="527">
            <text:p>527 </text:p>
          </table:table-cell>
          <table:table-cell table:style-name="ce69" table:formula="of:=[.D19]*9+42+([.D14]*2)" office:value-type="float" office:value="637">
            <text:p>637 </text:p>
          </table:table-cell>
          <table:table-cell table:style-name="ce69" table:formula="of:=[.E19]*9+42+([.E14]*2)" office:value-type="float" office:value="792">
            <text:p>792 </text:p>
          </table:table-cell>
          <table:table-cell table:style-name="ce69" table:formula="of:=[.F19]*9+42+([.F14]*2)" office:value-type="float" office:value="947">
            <text:p>947 </text:p>
          </table:table-cell>
          <table:table-cell table:style-name="ce69" table:formula="of:=[.G19]*9+42+([.G14]*2)" office:value-type="float" office:value="1102">
            <text:p>1,102 </text:p>
          </table:table-cell>
          <table:table-cell table:style-name="ce69" table:formula="of:=[.H19]*9+42+([.H14]*2)" office:value-type="float" office:value="1257">
            <text:p>1,257 </text:p>
          </table:table-cell>
          <table:table-cell table:style-name="ce69" table:formula="of:=[.I19]*9+42+([.I14]*2)" office:value-type="float" office:value="1412">
            <text:p>1,412 </text:p>
          </table:table-cell>
          <table:table-cell table:style-name="ce69" table:formula="of:=[.J19]*9+42+([.J14]*2)" office:value-type="float" office:value="1567">
            <text:p>1,567 </text:p>
          </table:table-cell>
          <table:table-cell table:style-name="ce69" table:formula="of:=[.K19]*9+42+([.K14]*2)" office:value-type="float" office:value="1722">
            <text:p>1,722 </text:p>
          </table:table-cell>
          <table:table-cell table:style-name="ce69" table:formula="of:=[.L19]*9+42+([.L14]*2)" office:value-type="float" office:value="2102">
            <text:p>2,102 </text:p>
          </table:table-cell>
          <table:table-cell table:style-name="ce80"/>
          <table:table-cell table:style-name="Default" office:value-type="string">
            <text:p>glvl 5</text:p>
          </table:table-cell>
          <table:table-cell table:style-name="Default" table:number-columns-repeated="3"/>
          <table:table-cell/>
          <table:table-cell table:style-name="ce79" office:value-type="string">
            <text:p>Helio*</text:p>
          </table:table-cell>
          <table:table-cell table:number-columns-repeated="234"/>
        </table:table-row>
        <table:table-row table:style-name="ro8">
          <table:table-cell table:style-name="ce66" office:value-type="string">
            <text:p>SP</text:p>
          </table:table-cell>
          <table:table-cell table:style-name="ce70" table:formula="of:=[.B18]*8+42" office:value-type="float" office:value="282">
            <text:p>282 </text:p>
          </table:table-cell>
          <table:table-cell table:style-name="ce70" table:formula="of:=[.C18]*8+42" office:value-type="float" office:value="362">
            <text:p>362 </text:p>
          </table:table-cell>
          <table:table-cell table:style-name="ce70" table:formula="of:=[.D18]*8+42" office:value-type="float" office:value="482">
            <text:p>482 </text:p>
          </table:table-cell>
          <table:table-cell table:style-name="ce70" table:formula="of:=[.E18]*8+42" office:value-type="float" office:value="602">
            <text:p>602 </text:p>
          </table:table-cell>
          <table:table-cell table:style-name="ce70" table:formula="of:=[.F18]*8+42" office:value-type="float" office:value="682">
            <text:p>682 </text:p>
          </table:table-cell>
          <table:table-cell table:style-name="ce70" table:formula="of:=[.G18]*8+42" office:value-type="float" office:value="802">
            <text:p>802 </text:p>
          </table:table-cell>
          <table:table-cell table:style-name="ce70" table:formula="of:=[.H18]*8+42" office:value-type="float" office:value="922">
            <text:p>922 </text:p>
          </table:table-cell>
          <table:table-cell table:style-name="ce70" table:formula="of:=[.I18]*8+42" office:value-type="float" office:value="1042">
            <text:p>1,042 </text:p>
          </table:table-cell>
          <table:table-cell table:style-name="ce70" table:formula="of:=[.J18]*8+42" office:value-type="float" office:value="1162">
            <text:p>1,162 </text:p>
          </table:table-cell>
          <table:table-cell table:style-name="ce70" table:formula="of:=[.K18]*8+42" office:value-type="float" office:value="1282">
            <text:p>1,282 </text:p>
          </table:table-cell>
          <table:table-cell table:style-name="ce70" table:formula="of:=[.L18]*8+42" office:value-type="float" office:value="1642">
            <text:p>1,642 </text:p>
          </table:table-cell>
          <table:table-cell table:style-name="ce80"/>
          <table:table-cell office:value-type="string">
            <text:p>potency</text:p>
          </table:table-cell>
          <table:table-cell office:value-type="string">
            <text:p>brood</text:p>
          </table:table-cell>
          <table:table-cell office:value-type="float" office:value="0">
            <text:p>0</text:p>
          </table:table-cell>
          <table:table-cell office:value-type="string">
            <text:p>stronger brood (from corpses)</text:p>
          </table:table-cell>
          <table:table-cell/>
          <table:table-cell table:style-name="ce81" office:value-type="string">
            <text:p>Human</text:p>
          </table:table-cell>
          <table:table-cell table:number-columns-repeated="234"/>
        </table:table-row>
        <table:table-row table:style-name="ro8">
          <table:table-cell table:number-columns-repeated="13"/>
          <table:table-cell table:style-name="ce99" office:value-type="string">
            <text:p>discipline</text:p>
          </table:table-cell>
          <table:table-cell table:style-name="ce99" office:value-type="string">
            <text:p>brood</text:p>
          </table:table-cell>
          <table:table-cell table:style-name="ce99" office:value-type="float" office:value="5">
            <text:p>5</text:p>
          </table:table-cell>
          <table:table-cell table:style-name="ce99" office:value-type="string">
            <text:p>boost brood dmg</text:p>
          </table:table-cell>
          <table:table-cell/>
          <table:table-cell table:style-name="ce79" office:value-type="string">
            <text:p>Iilno</text:p>
          </table:table-cell>
          <table:table-cell table:number-columns-repeated="234"/>
        </table:table-row>
        <table:table-row table:style-name="ro8">
          <table:table-cell office:value-type="string">
            <text:p>balance</text:p>
          </table:table-cell>
          <table:table-cell table:number-columns-repeated="12"/>
          <table:table-cell office:value-type="string">
            <text:p>expiration</text:p>
          </table:table-cell>
          <table:table-cell office:value-type="string">
            <text:p>brood</text:p>
          </table:table-cell>
          <table:table-cell office:value-type="float" office:value="0">
            <text:p>0</text:p>
          </table:table-cell>
          <table:table-cell office:value-type="string">
            <text:p>boost brood hps (not that great)</text:p>
          </table:table-cell>
          <table:table-cell/>
          <table:table-cell table:style-name="ce31" office:value-type="string">
            <text:p>Imo</text:p>
          </table:table-cell>
          <table:table-cell table:number-columns-repeated="234"/>
        </table:table-row>
        <table:table-row table:style-name="ro8">
          <table:table-cell table:style-name="ce64" office:value-type="string">
            <text:p>Lvl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40">
            <text:p>4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70">
            <text:p>70</text:p>
          </table:table-cell>
          <table:table-cell table:style-name="ce64" office:value-type="float" office:value="80">
            <text:p>80</text:p>
          </table:table-cell>
          <table:table-cell table:style-name="ce64" office:value-type="float" office:value="90">
            <text:p>90</text:p>
          </table:table-cell>
          <table:table-cell table:style-name="ce64" office:value-type="float" office:value="100">
            <text:p>100</text:p>
          </table:table-cell>
          <table:table-cell table:style-name="ce97" office:value-type="float" office:value="110">
            <text:p>110</text:p>
          </table:table-cell>
          <table:table-cell table:style-name="ce97" office:value-type="float" office:value="120">
            <text:p>120</text:p>
          </table:table-cell>
          <table:table-cell table:style-name="ce97" office:value-type="float" office:value="130">
            <text:p>130</text:p>
          </table:table-cell>
          <table:table-cell/>
          <table:table-cell table:style-name="Default" table:number-columns-repeated="4"/>
          <table:table-cell/>
          <table:table-cell table:style-name="ce79" office:value-type="string">
            <text:p>Ippolicho</text:p>
          </table:table-cell>
          <table:table-cell table:number-columns-repeated="234"/>
        </table:table-row>
        <table:table-row table:style-name="ro8"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"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4" office:value-type="float" office:value="40">
            <text:p>40</text:p>
          </table:table-cell>
          <table:table-cell office:value-type="float" office:value="45">
            <text:p>45</text:p>
          </table:table-cell>
          <table:table-cell/>
          <table:table-cell table:style-name="Default" office:value-type="string">
            <text:p>glvl 10</text:p>
          </table:table-cell>
          <table:table-cell table:style-name="Default" table:number-columns-repeated="3"/>
          <table:table-cell/>
          <table:table-cell table:style-name="ce31" office:value-type="string">
            <text:p>Izork</text:p>
          </table:table-cell>
          <table:table-cell table:number-columns-repeated="234"/>
        </table:table-row>
        <table:table-row table:style-name="ro8">
          <table:table-cell office:value-type="string">
            <text:p>Dex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/>
          <table:table-cell table:style-name="ce99" office:value-type="string">
            <text:p>perception</text:p>
          </table:table-cell>
          <table:table-cell table:style-name="ce99" office:value-type="string">
            <text:p>dodge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help dodge</text:p>
          </table:table-cell>
          <table:table-cell/>
          <table:table-cell table:style-name="ce79" office:value-type="string">
            <text:p>Klaar*</text:p>
          </table:table-cell>
          <table:table-cell table:number-columns-repeated="234"/>
        </table:table-row>
        <table:table-row table:style-name="ro8">
          <table:table-cell office:value-type="string">
            <text:p>Wis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/>
          <table:table-cell table:style-name="Default" table:number-columns-repeated="4"/>
          <table:table-cell/>
          <table:table-cell table:style-name="ce81" office:value-type="string">
            <text:p>Leika</text:p>
          </table:table-cell>
          <table:table-cell table:number-columns-repeated="234"/>
        </table:table-row>
        <table:table-row table:style-name="ro8"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table:number-columns-repeated="6"/>
          <table:table-cell table:style-name="ce81" office:value-type="string">
            <text:p>Lupinos</text:p>
          </table:table-cell>
          <table:table-cell table:number-columns-repeated="234"/>
        </table:table-row>
        <table:table-row table:style-name="ro8">
          <table:table-cell office:value-type="string">
            <text:p>Con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table:number-columns-repeated="6"/>
          <table:table-cell table:style-name="ce81" office:value-type="string">
            <text:p>Misuyah</text:p>
          </table:table-cell>
          <table:table-cell table:number-columns-repeated="234"/>
        </table:table-row>
        <table:table-row table:style-name="ro8"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table:number-columns-repeated="3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3"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6"/>
          <table:table-cell table:style-name="ce81" office:value-type="string">
            <text:p>Myrtle</text:p>
          </table:table-cell>
          <table:table-cell table:number-columns-repeated="234"/>
        </table:table-row>
        <table:table-row table:style-name="ro8">
          <table:table-cell office:value-type="string">
            <text:p>Used</text:p>
          </table:table-cell>
          <table:table-cell table:formula="of:=SUM([.B28:.B33])" office:value-type="float" office:value="175">
            <text:p>175</text:p>
          </table:table-cell>
          <table:table-cell table:formula="of:=SUM([.C28:.C33])" office:value-type="float" office:value="225">
            <text:p>225</text:p>
          </table:table-cell>
          <table:table-cell table:formula="of:=SUM([.D28:.D33])" office:value-type="float" office:value="275">
            <text:p>275</text:p>
          </table:table-cell>
          <table:table-cell table:formula="of:=SUM([.E28:.E33])" office:value-type="float" office:value="325">
            <text:p>325</text:p>
          </table:table-cell>
          <table:table-cell table:formula="of:=SUM([.F28:.F33])" office:value-type="float" office:value="375">
            <text:p>375</text:p>
          </table:table-cell>
          <table:table-cell table:formula="of:=SUM([.G28:.G33])" office:value-type="float" office:value="425">
            <text:p>425</text:p>
          </table:table-cell>
          <table:table-cell table:formula="of:=SUM([.H28:.H33])" office:value-type="float" office:value="475">
            <text:p>475</text:p>
          </table:table-cell>
          <table:table-cell table:formula="of:=SUM([.I28:.I33])" office:value-type="float" office:value="525">
            <text:p>525</text:p>
          </table:table-cell>
          <table:table-cell table:formula="of:=SUM([.J28:.J33])" office:value-type="float" office:value="575">
            <text:p>575</text:p>
          </table:table-cell>
          <table:table-cell table:formula="of:=SUM([.K28:.K33])" office:value-type="float" office:value="660">
            <text:p>660</text:p>
          </table:table-cell>
          <table:table-cell table:formula="of:=SUM([.L28:.L33])" office:value-type="float" office:value="745">
            <text:p>745</text:p>
          </table:table-cell>
          <table:table-cell table:number-columns-repeated="6"/>
          <table:table-cell table:style-name="ce79" office:value-type="string">
            <text:p>Nola'vai</text:p>
          </table:table-cell>
          <table:table-cell table:number-columns-repeated="234"/>
        </table:table-row>
        <table:table-row table:style-name="ro8">
          <table:table-cell office:value-type="string">
            <text:p>Max</text:p>
          </table:table-cell>
          <table:table-cell table:formula="of:=[.B27]*5+26" office:value-type="float" office:value="176">
            <text:p>176</text:p>
          </table:table-cell>
          <table:table-cell table:formula="of:=[.C27]*5+26" office:value-type="float" office:value="226">
            <text:p>226</text:p>
          </table:table-cell>
          <table:table-cell table:formula="of:=[.D27]*5+26" office:value-type="float" office:value="276">
            <text:p>276</text:p>
          </table:table-cell>
          <table:table-cell table:formula="of:=[.E27]*5+26" office:value-type="float" office:value="326">
            <text:p>326</text:p>
          </table:table-cell>
          <table:table-cell table:formula="of:=[.F27]*5+26" office:value-type="float" office:value="376">
            <text:p>376</text:p>
          </table:table-cell>
          <table:table-cell table:formula="of:=[.G27]*5+26" office:value-type="float" office:value="426">
            <text:p>426</text:p>
          </table:table-cell>
          <table:table-cell table:formula="of:=[.H27]*5+26" office:value-type="float" office:value="476">
            <text:p>476</text:p>
          </table:table-cell>
          <table:table-cell table:formula="of:=[.I27]*5+26" office:value-type="float" office:value="526">
            <text:p>526</text:p>
          </table:table-cell>
          <table:table-cell table:formula="of:=[.J27]*5+26" office:value-type="float" office:value="576">
            <text:p>576</text:p>
          </table:table-cell>
          <table:table-cell table:formula="of:=[.K27]*5+26" office:value-type="float" office:value="626">
            <text:p>626</text:p>
          </table:table-cell>
          <table:table-cell table:formula="of:=[.L27]*5+26+70" office:value-type="float" office:value="746">
            <text:p>746</text:p>
          </table:table-cell>
          <table:table-cell table:number-columns-repeated="6"/>
          <table:table-cell table:style-name="ce79" office:value-type="string">
            <text:p>Nyquilar*</text:p>
          </table:table-cell>
          <table:table-cell table:number-columns-repeated="234"/>
        </table:table-row>
        <table:table-row table:style-name="ro8">
          <table:table-cell table:style-name="ce65" office:value-type="string">
            <text:p>HP</text:p>
          </table:table-cell>
          <table:table-cell table:style-name="ce69" table:formula="of:=[.B32]*9+42+([.B27]*2)" office:value-type="float" office:value="417">
            <text:p>417 </text:p>
          </table:table-cell>
          <table:table-cell table:style-name="ce69" table:formula="of:=[.C32]*9+42+([.C27]*2)" office:value-type="float" office:value="527">
            <text:p>527 </text:p>
          </table:table-cell>
          <table:table-cell table:style-name="ce69" table:formula="of:=[.D32]*9+42+([.D27]*2)" office:value-type="float" office:value="637">
            <text:p>637 </text:p>
          </table:table-cell>
          <table:table-cell table:style-name="ce69" table:formula="of:=[.E32]*9+42+([.E27]*2)" office:value-type="float" office:value="792">
            <text:p>792 </text:p>
          </table:table-cell>
          <table:table-cell table:style-name="ce69" table:formula="of:=[.F32]*9+42+([.F27]*2)" office:value-type="float" office:value="947">
            <text:p>947 </text:p>
          </table:table-cell>
          <table:table-cell table:style-name="ce69" table:formula="of:=[.G32]*9+42+([.G27]*2)" office:value-type="float" office:value="967">
            <text:p>967 </text:p>
          </table:table-cell>
          <table:table-cell table:style-name="ce69" table:formula="of:=[.H32]*9+42+([.H27]*2)" office:value-type="float" office:value="1257">
            <text:p>1,257 </text:p>
          </table:table-cell>
          <table:table-cell table:style-name="ce69" table:formula="of:=[.I32]*9+42+([.I27]*2)" office:value-type="float" office:value="1412">
            <text:p>1,412 </text:p>
          </table:table-cell>
          <table:table-cell table:style-name="ce69" table:formula="of:=[.J32]*9+42+([.J27]*2)" office:value-type="float" office:value="1567">
            <text:p>1,567 </text:p>
          </table:table-cell>
          <table:table-cell table:style-name="ce69" table:formula="of:=[.K32]*9+42+([.K27]*2)" office:value-type="float" office:value="1632">
            <text:p>1,632 </text:p>
          </table:table-cell>
          <table:table-cell table:style-name="ce69" table:formula="of:=[.L32]*9+42+([.L27]*2)" office:value-type="float" office:value="1877">
            <text:p>1,877 </text:p>
          </table:table-cell>
          <table:table-cell table:number-columns-repeated="6"/>
          <table:table-cell table:style-name="ce79" office:value-type="string">
            <text:p>Obi'tate#</text:p>
          </table:table-cell>
          <table:table-cell table:number-columns-repeated="234"/>
        </table:table-row>
        <table:table-row table:style-name="ro8">
          <table:table-cell table:style-name="ce66" office:value-type="string">
            <text:p>SP</text:p>
          </table:table-cell>
          <table:table-cell table:style-name="ce70" table:formula="of:=[.B31]*8+42" office:value-type="float" office:value="282">
            <text:p>282 </text:p>
          </table:table-cell>
          <table:table-cell table:style-name="ce70" table:formula="of:=[.C31]*8+42" office:value-type="float" office:value="362">
            <text:p>362 </text:p>
          </table:table-cell>
          <table:table-cell table:style-name="ce70" table:formula="of:=[.D31]*8+42" office:value-type="float" office:value="482">
            <text:p>482 </text:p>
          </table:table-cell>
          <table:table-cell table:style-name="ce70" table:formula="of:=[.E31]*8+42" office:value-type="float" office:value="602">
            <text:p>602 </text:p>
          </table:table-cell>
          <table:table-cell table:style-name="ce70" table:formula="of:=[.F31]*8+42" office:value-type="float" office:value="682">
            <text:p>682 </text:p>
          </table:table-cell>
          <table:table-cell table:style-name="ce70" table:formula="of:=[.G31]*8+42" office:value-type="float" office:value="682">
            <text:p>682 </text:p>
          </table:table-cell>
          <table:table-cell table:style-name="ce70" table:formula="of:=[.H31]*8+42" office:value-type="float" office:value="922">
            <text:p>922 </text:p>
          </table:table-cell>
          <table:table-cell table:style-name="ce70" table:formula="of:=[.I31]*8+42" office:value-type="float" office:value="1042">
            <text:p>1,042 </text:p>
          </table:table-cell>
          <table:table-cell table:style-name="ce70" table:formula="of:=[.J31]*8+42" office:value-type="float" office:value="1162">
            <text:p>1,162 </text:p>
          </table:table-cell>
          <table:table-cell table:style-name="ce70" table:formula="of:=[.K31]*8+42" office:value-type="float" office:value="1242">
            <text:p>1,242 </text:p>
          </table:table-cell>
          <table:table-cell table:style-name="ce70" table:formula="of:=[.L31]*8+42" office:value-type="float" office:value="1442">
            <text:p>1,442 </text:p>
          </table:table-cell>
          <table:table-cell table:number-columns-repeated="6"/>
          <table:table-cell table:style-name="ce81" office:value-type="string">
            <text:p>Ooltang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79" office:value-type="string">
            <text:p>Orc*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31" office:value-type="string">
            <text:p>Osix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Phaethon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Pilonara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Poalch'ix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Poalch'ux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31" office:value-type="string">
            <text:p>Qiile*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Rhonala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Salandar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31" office:value-type="string">
            <text:p>Scaripo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79" office:value-type="string">
            <text:p>Shai'quai'lat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81" office:value-type="string">
            <text:p>Siierek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31" office:value-type="string">
            <text:p>Solaro</text:p>
          </table:table-cell>
          <table:table-cell table:number-columns-repeated="234"/>
        </table:table-row>
        <table:table-row table:style-name="ro8">
          <table:table-cell table:style-name="Default" table:number-columns-repeated="13"/>
          <table:table-cell table:number-columns-repeated="5"/>
          <table:table-cell table:style-name="ce81" office:value-type="string">
            <text:p>Ssthorak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31" office:value-type="string">
            <text:p>Staviolus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31" office:value-type="string">
            <text:p>Surrux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79" office:value-type="string">
            <text:p>T'siizara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79" office:value-type="string">
            <text:p>Ta'wen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31" office:value-type="string">
            <text:p>Tolaite#</text:p>
          </table:table-cell>
          <table:table-cell table:number-columns-repeated="234"/>
        </table:table-row>
        <table:table-row table:style-name="ro8">
          <table:table-cell table:style-name="Default" table:number-columns-repeated="12"/>
          <table:table-cell table:number-columns-repeated="6"/>
          <table:table-cell table:style-name="ce79" office:value-type="string">
            <text:p>Too'rak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31" office:value-type="string">
            <text:p>Truzark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31" office:value-type="string">
            <text:p>Uar'doi*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31" office:value-type="string">
            <text:p>Va'Spi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31" office:value-type="string">
            <text:p>Vsepia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81" office:value-type="string">
            <text:p>Wellig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79" office:value-type="string">
            <text:p>Xiqqak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79" office:value-type="string">
            <text:p>Yi'avit'sa</text:p>
          </table:table-cell>
          <table:table-cell table:number-columns-repeated="234"/>
        </table:table-row>
        <table:table-row table:style-name="ro8">
          <table:table-cell table:number-columns-repeated="18"/>
          <table:table-cell table:style-name="ce81" office:value-type="string">
            <text:p>Zeliard#</text:p>
          </table:table-cell>
          <table:table-cell table:number-columns-repeated="234"/>
        </table:table-row>
        <table:table-row table:style-name="ro8" table:number-rows-repeated="3">
          <table:table-cell table:number-columns-repeated="18"/>
          <table:table-cell table:style-name="Default"/>
          <table:table-cell table:number-columns-repeated="234"/>
        </table:table-row>
        <table:table-row table:style-name="ro8" table:number-rows-repeated="1048507">
          <table:table-cell table:number-columns-repeated="253"/>
        </table:table-row>
        <table:table-row table:style-name="ro8">
          <table:table-cell table:number-columns-repeated="253"/>
        </table:table-row>
      </table:table>
      <table:table table:name="notes" table:style-name="ta9" table:print="false">
        <office:forms form:automatic-focus="false" form:apply-design-mode="false"/>
        <table:table-column table:style-name="co4" table:default-cell-style-name="Default"/>
        <table:table-column table:style-name="co80" table:default-cell-style-name="Default"/>
        <table:table-column table:style-name="co4" table:default-cell-style-name="Default"/>
        <table:table-column table:style-name="co86" table:default-cell-style-name="Default"/>
        <table:table-column table:style-name="co4" table:number-columns-repeated="4" table:default-cell-style-name="Default"/>
        <table:table-column table:style-name="co87" table:default-cell-style-name="Default"/>
        <table:table-column table:style-name="co4" table:default-cell-style-name="Default"/>
        <table:table-column table:style-name="co88" table:default-cell-style-name="Default"/>
        <table:table-column table:style-name="co4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4" table:number-columns-repeated="2" table:default-cell-style-name="Default"/>
        <table:table-column table:style-name="co42" table:default-cell-style-name="Default"/>
        <table:table-column table:style-name="co4" table:number-columns-repeated="237" table:default-cell-style-name="Default"/>
        <table:table-row table:style-name="ro8">
          <table:table-cell table:style-name="ce73" office:value-type="string">
            <text:p>Regen</text:p>
          </table:table-cell>
          <table:table-cell table:number-columns-repeated="9"/>
          <table:table-cell table:style-name="ce67" office:value-type="string">
            <text:p>Boost</text:p>
          </table:table-cell>
          <table:table-cell table:number-columns-repeated="7"/>
          <table:table-cell office:value-type="string">
            <text:p>skills</text:p>
          </table:table-cell>
          <table:table-cell table:number-columns-repeated="237"/>
        </table:table-row>
        <table:table-row table:style-name="ro8">
          <table:table-cell office:value-type="string">
            <text:p>max fortitude a little random with each form (not set amount per form)</text:p>
          </table:table-cell>
          <table:table-cell table:number-columns-repeated="9"/>
          <table:table-cell office:value-type="string">
            <text:p>bloodrush</text:p>
          </table:table-cell>
          <table:table-cell office:value-type="string">
            <text:p>extends duration of bloodrush (dmg too?)</text:p>
          </table:table-cell>
          <table:table-cell table:number-columns-repeated="6"/>
          <table:table-cell office:value-type="string">
            <text:p>cartography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office:value-type="string">
            <text:p>sp regen looks to be about .05% of max sps per round (could be lower since I have the mud skill</text:p>
          </table:table-cell>
          <table:table-cell table:number-columns-repeated="9"/>
          <table:table-cell office:value-type="string">
            <text:p>envelop &lt;corpse&gt;</text:p>
          </table:table-cell>
          <table:table-cell office:value-type="string">
            <text:p>similar boost, seems to give 3x fo from corpse</text:p>
          </table:table-cell>
          <table:table-cell table:number-columns-repeated="6"/>
          <table:table-cell office:value-type="string">
            <text:p>evaluation</text:p>
          </table:table-cell>
          <table:table-cell office:value-type="float" office:value="4">
            <text:p>4</text:p>
          </table:table-cell>
          <table:table-cell table:number-columns-repeated="236"/>
        </table:table-row>
        <table:table-row table:style-name="ro8">
          <table:table-cell office:value-type="string">
            <text:p>envelop in combat increases sp/fortitude regen</text:p>
          </table:table-cell>
          <table:table-cell table:number-columns-repeated="9"/>
          <table:table-cell office:value-type="string">
            <text:p>envelop emanating</text:p>
          </table:table-cell>
          <table:table-cell office:value-type="string">
            <text:p>half of boosted envelop</text:p>
          </table:table-cell>
          <table:table-cell table:number-columns-repeated="6"/>
          <table:table-cell office:value-type="string">
            <text:p>perception</text:p>
          </table:table-cell>
          <table:table-cell office:value-type="float" office:value="4">
            <text:p>4</text:p>
          </table:table-cell>
          <table:table-cell table:number-columns-repeated="236"/>
        </table:table-row>
        <table:table-row table:style-name="ro8">
          <table:table-cell office:value-type="string">
            <text:p>envelop corpse increases fo and control</text:p>
          </table:table-cell>
          <table:table-cell table:number-columns-repeated="9"/>
          <table:table-cell office:value-type="string">
            <text:p>envelop &lt;mob&gt;</text:p>
          </table:table-cell>
          <table:table-cell office:value-type="string">
            <text:p>yields less fo than a corpse, but gives about 2.5 more sps/fo</text:p>
          </table:table-cell>
          <table:table-cell table:number-columns-repeated="6"/>
          <table:table-cell office:value-type="string">
            <text:p>armor appraisal</text:p>
          </table:table-cell>
          <table:table-cell office:value-type="float" office:value="1">
            <text:p>1</text:p>
          </table:table-cell>
          <table:table-cell table:number-columns-repeated="236"/>
        </table:table-row>
        <table:table-row table:style-name="ro8">
          <table:table-cell office:value-type="string">
            <text:p>envelop emanating to get small fo/control (lets others envelop corpse)</text:p>
          </table:table-cell>
          <table:table-cell table:number-columns-repeated="9"/>
          <table:table-cell office:value-type="string">
            <text:p>perceive</text:p>
          </table:table-cell>
          <table:table-cell office:value-type="string">
            <text:p>extends duration of perceive…maybe even chance to dodge?</text:p>
          </table:table-cell>
          <table:table-cell table:number-columns-repeated="6"/>
          <table:table-cell office:value-type="string">
            <text:p>critical</text:p>
          </table:table-cell>
          <table:table-cell office:value-type="float" office:value="4">
            <text:p>4</text:p>
          </table:table-cell>
          <table:table-cell table:number-columns-repeated="236"/>
        </table:table-row>
        <table:table-row table:style-name="ro8">
          <table:table-cell table:number-columns-repeated="10"/>
          <table:table-cell office:value-type="string">
            <text:p>probe</text:p>
          </table:table-cell>
          <table:table-cell office:value-type="string">
            <text:p>gives additional information</text:p>
          </table:table-cell>
          <table:table-cell table:number-columns-repeated="6"/>
          <table:table-cell office:value-type="string">
            <text:p>penentration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office:value-type="string">
            <text:p>each form has a regen rate for sps…may be tied to int or wis</text:p>
          </table:table-cell>
          <table:table-cell table:number-columns-repeated="9"/>
          <table:table-cell office:value-type="string">
            <text:p>reveal</text:p>
          </table:table-cell>
          <table:table-cell office:value-type="string">
            <text:p>increases chances of iding?</text:p>
          </table:table-cell>
          <table:table-cell table:number-columns-repeated="6"/>
          <table:table-cell office:value-type="string">
            <text:p>dodge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table:number-columns-repeated="10"/>
          <table:table-cell office:value-type="string">
            <text:p>shield</text:p>
          </table:table-cell>
          <table:table-cell office:value-type="string">
            <text:p>goes from +20 ac to +60, 300% boost</text:p>
          </table:table-cell>
          <table:table-cell table:number-columns-repeated="244"/>
        </table:table-row>
        <table:table-row table:style-name="ro8">
          <table:table-cell table:style-name="ce73" office:value-type="string">
            <text:p>Glvl</text:p>
          </table:table-cell>
          <table:table-cell table:number-columns-repeated="17"/>
          <table:table-cell office:value-type="string">
            <text:p>elemental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office:value-type="string">
            <text:p>all forms improve as glvl goes up</text:p>
          </table:table-cell>
          <table:table-cell table:number-columns-repeated="9"/>
          <table:table-cell office:value-type="string">
            <text:p>1 at glvl 1</text:p>
          </table:table-cell>
          <table:table-cell table:number-columns-repeated="7"/>
          <table:table-cell office:value-type="string">
            <text:p>metaphysical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table:number-columns-repeated="10"/>
          <table:table-cell office:value-type="string">
            <text:p>2 at glvl 3</text:p>
          </table:table-cell>
          <table:table-cell table:number-columns-repeated="7"/>
          <table:table-cell office:value-type="string">
            <text:p>natural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office:value-type="string">
            <text:p>dmg oriented forms last longer it seems since they get more corpses…</text:p>
          </table:table-cell>
          <table:table-cell table:number-columns-repeated="9"/>
          <table:table-cell office:value-type="string">
            <text:p>4 at glvl 10</text:p>
          </table:table-cell>
          <table:table-cell table:number-columns-repeated="7"/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some forms give specials (in their emotes)…</text:p>
          </table:table-cell>
          <table:table-cell table:number-columns-repeated="17"/>
          <table:table-cell office:value-type="string">
            <text:p>light/med/heavy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8">
          <table:table-cell table:number-columns-repeated="18"/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table:number-columns-repeated="236"/>
        </table:table-row>
        <table:table-row table:style-name="ro8">
          <table:table-cell table:style-name="ce77"/>
          <table:table-cell table:style-name="ce45"/>
          <table:table-cell table:number-columns-repeated="10"/>
          <table:table-cell office:value-type="string">
            <text:p>Regen per round</text:p>
          </table:table-cell>
          <table:table-cell table:number-columns-repeated="243"/>
        </table:table-row>
        <table:table-row table:style-name="ro8">
          <table:table-cell office:value-type="string">
            <text:p>overload and shield only burn control in combat and to activate</text:p>
          </table:table-cell>
          <table:table-cell table:number-columns-repeated="12"/>
          <table:table-cell table:style-name="ce59" table:formula="of:=SUM([.N20:.N29])" office:value-type="float" office:value="5.5">
            <text:p>5.5</text:p>
          </table:table-cell>
          <table:table-cell table:style-name="ce59" table:formula="of:=SUM([.O20:.O29])" office:value-type="float" office:value="7.5">
            <text:p>7.5</text:p>
          </table:table-cell>
          <table:table-cell table:number-columns-repeated="3"/>
          <table:table-cell office:value-type="string">
            <text:p>spirit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office:value-type="string">
            <text:p>as long as they stay on they're ok - turning on and off burns control</text:p>
          </table:table-cell>
          <table:table-cell table:number-columns-repeated="11"/>
          <table:table-cell office:value-type="string">
            <text:p>item</text:p>
          </table:table-cell>
          <table:table-cell office:value-type="string">
            <text:p>hp</text:p>
          </table:table-cell>
          <table:table-cell office:value-type="string">
            <text:p>sp</text:p>
          </table:table-cell>
          <table:table-cell table:number-columns-repeated="3"/>
          <table:table-cell office:value-type="string">
            <text:p>focus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table:number-columns-repeated="12"/>
          <table:table-cell office:value-type="string">
            <text:p>champ belt</text:p>
          </table:table-cell>
          <table:table-cell table:number-columns-repeated="2" office:value-type="float" office:value="1">
            <text:p>1</text:p>
          </table:table-cell>
          <table:table-cell table:number-columns-repeated="241"/>
        </table:table-row>
        <table:table-row table:style-name="ro8">
          <table:table-cell office:value-type="string">
            <text:p>overload on/off won't drain control, but if it has a quantitiy and it's going down, it takes control</text:p>
          </table:table-cell>
          <table:table-cell/>
          <table:table-cell table:style-name="ce45" table:number-columns-repeated="3"/>
          <table:table-cell/>
          <table:table-cell table:style-name="ce67"/>
          <table:table-cell table:style-name="ce45" table:number-columns-repeated="3"/>
          <table:table-cell table:number-columns-repeated="2"/>
          <table:table-cell office:value-type="string">
            <text:p>gloves migh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fleecing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office:value-type="string">
            <text:p>overload reduces gxp</text:p>
          </table:table-cell>
          <table:table-cell table:number-columns-repeated="5"/>
          <table:table-cell table:style-name="ce45" table:number-columns-repeated="4"/>
          <table:table-cell table:number-columns-repeated="2"/>
          <table:table-cell office:value-type="string">
            <text:p>armour of elements</text:p>
          </table:table-cell>
          <table:table-cell table:number-columns-repeated="2" office:value-type="float" office:value="0.5">
            <text:p>0.5</text:p>
          </table:table-cell>
          <table:table-cell table:number-columns-repeated="3"/>
          <table:table-cell office:value-type="string">
            <text:p>shield block</text:p>
          </table:table-cell>
          <table:table-cell office:value-type="float" office:value="5">
            <text:p>5</text:p>
          </table:table-cell>
          <table:table-cell table:number-columns-repeated="236"/>
        </table:table-row>
        <table:table-row table:style-name="ro8">
          <table:table-cell table:number-columns-repeated="6"/>
          <table:table-cell table:style-name="ce45" table:number-columns-repeated="4"/>
          <table:table-cell table:number-columns-repeated="2"/>
          <table:table-cell office:value-type="string">
            <text:p>amulet of fire?</text:p>
          </table:table-cell>
          <table:table-cell table:number-columns-repeated="243"/>
        </table:table-row>
        <table:table-row table:style-name="ro8">
          <table:table-cell office:value-type="string">
            <text:p>was told that shield drains extra control in combat</text:p>
          </table:table-cell>
          <table:table-cell table:number-columns-repeated="5"/>
          <table:table-cell table:style-name="ce45" table:number-columns-repeated="4"/>
          <table:table-cell table:number-columns-repeated="2"/>
          <table:table-cell office:value-type="string">
            <text:p>robes of archm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8">
          <table:table-cell table:number-columns-repeated="6"/>
          <table:table-cell table:style-name="ce45" table:number-columns-repeated="4"/>
          <table:table-cell table:number-columns-repeated="246"/>
        </table:table-row>
        <table:table-row table:style-name="ro8">
          <table:table-cell table:number-columns-repeated="6"/>
          <table:table-cell table:style-name="ce45" table:number-columns-repeated="4"/>
          <table:table-cell table:number-columns-repeated="2"/>
          <table:table-cell table:style-name="ce59" office:value-type="string">
            <text:p>misc</text:p>
          </table:table-cell>
          <table:table-cell table:number-columns-repeated="243"/>
        </table:table-row>
        <table:table-row table:style-name="ro8">
          <table:table-cell table:number-columns-repeated="6"/>
          <table:table-cell table:style-name="ce45" table:number-columns-repeated="4"/>
          <table:table-cell table:number-columns-repeated="2"/>
          <table:table-cell office:value-type="string">
            <text:p>cup of oj</text:p>
          </table:table-cell>
          <table:table-cell table:number-columns-repeated="2" office:value-type="float" office:value="1">
            <text:p>1</text:p>
          </table:table-cell>
          <table:table-cell table:number-columns-repeated="241"/>
        </table:table-row>
        <table:table-row table:style-name="ro8">
          <table:table-cell office:value-type="string">
            <text:p>shield protect, emit blocks fire/energy/rad</text:p>
          </table:table-cell>
          <table:table-cell table:number-columns-repeated="11"/>
          <table:table-cell office:value-type="string">
            <text:p>regen pot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forms</text:p>
          </table:table-cell>
          <table:table-cell office:value-type="string">
            <text:p>deed</text:p>
          </table:table-cell>
          <table:table-cell office:value-type="string">
            <text:p>siifinger note</text:p>
          </table:table-cell>
          <table:table-cell table:number-columns-repeated="236"/>
        </table:table-row>
        <table:table-row table:style-name="ro8">
          <table:table-cell office:value-type="string">
            <text:p>shield protect mind blocks mind</text:p>
          </table:table-cell>
          <table:table-cell table:number-columns-repeated="11"/>
          <table:table-cell office:value-type="string">
            <text:p>energy glo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warf</text:p>
          </table:table-cell>
          <table:table-cell office:value-type="string">
            <text:p>dna donates</text:p>
          </table:table-cell>
          <table:table-cell office:value-type="string">
            <text:p>demonstrated significant dedication to the form smiths</text:p>
          </table:table-cell>
          <table:table-cell table:number-columns-repeated="236"/>
        </table:table-row>
        <table:table-row table:style-name="ro8">
          <table:table-cell table:style-name="ce52" office:value-type="string">
            <text:p>shield protect abrasive edge/cold/elec</text:p>
          </table:table-cell>
          <table:table-cell table:number-columns-repeated="16"/>
          <table:table-cell office:value-type="string">
            <text:p>zeliard</text:p>
          </table:table-cell>
          <table:table-cell office:value-type="string">
            <text:p>2 guild days in guild</text:p>
          </table:table-cell>
          <table:table-cell office:value-type="string">
            <text:p>displayed great loyalty to the guild</text:p>
          </table:table-cell>
          <table:table-cell table:number-columns-repeated="236"/>
        </table:table-row>
        <table:table-row table:style-name="ro8">
          <table:table-cell table:style-name="ce52" office:value-type="string">
            <text:p>shield protect impact, blunt/poison/acid</text:p>
          </table:table-cell>
          <table:table-cell table:number-columns-repeated="12"/>
          <table:table-cell table:style-name="ce59" table:formula="of:=SUM([.N33:.N42])" office:value-type="float" office:value="6">
            <text:p>6</text:p>
          </table:table-cell>
          <table:table-cell table:style-name="ce59" table:formula="of:=SUM([.O33:.O42])" office:value-type="float" office:value="6">
            <text:p>6</text:p>
          </table:table-cell>
          <table:table-cell table:number-columns-repeated="2"/>
          <table:table-cell office:value-type="string">
            <text:p>obliate</text:p>
          </table:table-cell>
          <table:table-cell office:value-type="string">
            <text:p>coin donates (20M ?)</text:p>
          </table:table-cell>
          <table:table-cell office:value-type="string">
            <text:p>made sure our needs are well met</text:p>
          </table:table-cell>
          <table:table-cell table:number-columns-repeated="236"/>
        </table:table-row>
        <table:table-row table:style-name="ro8">
          <table:table-cell table:number-columns-repeated="12"/>
          <table:table-cell office:value-type="string">
            <text:p>item</text:p>
          </table:table-cell>
          <table:table-cell office:value-type="string">
            <text:p>hp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essona</text:p>
          </table:table-cell>
          <table:table-cell table:number-columns-repeated="238"/>
        </table:table-row>
        <table:table-row table:style-name="ro6">
          <table:table-cell table:style-name="ce59" office:value-type="string">
            <text:p>Forms I like</text:p>
          </table:table-cell>
          <table:table-cell table:number-columns-repeated="11"/>
          <table:table-cell office:value-type="string">
            <text:p>crelever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oliate</text:p>
          </table:table-cell>
          <table:table-cell table:number-columns-repeated="238"/>
        </table:table-row>
        <table:table-row table:style-name="ro6">
          <table:table-cell office:value-type="string">
            <text:p>pilonara hits really hard and heals well, fun (4% dozer dmg per round, glvl 8, lvl 54)</text:p>
          </table:table-cell>
          <table:table-cell table:number-columns-repeated="11"/>
          <table:table-cell office:value-type="string">
            <text:p>crelevere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string">
            <text:p>ensured the continual survival of others</text:p>
          </table:table-cell>
          <table:table-cell table:number-columns-repeated="236"/>
        </table:table-row>
        <table:table-row table:style-name="ro6">
          <table:table-cell office:value-type="string">
            <text:p>biereset has great regen, tanking, hits, and dmg....awesome</text:p>
          </table:table-cell>
          <table:table-cell table:number-columns-repeated="18"/>
          <table:table-cell office:value-type="string">
            <text:p>displayed much discipline (might be mastery of all forms)</text:p>
          </table:table-cell>
          <table:table-cell table:number-columns-repeated="236"/>
        </table:table-row>
        <table:table-row table:style-name="ro6">
          <table:table-cell office:value-type="string">
            <text:p>charoi, good tank/dmg but heal is low. <text:s/>fo lasts forever though</text:p>
          </table:table-cell>
          <table:table-cell table:number-columns-repeated="18"/>
          <table:table-cell office:value-type="string">
            <text:p>avenged the fallen</text:p>
          </table:table-cell>
          <table:table-cell table:number-columns-repeated="236"/>
        </table:table-row>
        <table:table-row table:style-name="ro6">
          <table:table-cell office:value-type="string">
            <text:p>phaethon is lots of hits (5) but healing is expensive...good form though</text:p>
          </table:table-cell>
          <table:table-cell table:number-columns-repeated="255"/>
        </table:table-row>
        <table:table-row table:style-name="ro6">
          <table:table-cell table:number-columns-repeated="12"/>
          <table:table-cell table:style-name="ce59"/>
          <table:table-cell table:number-columns-repeated="243"/>
        </table:table-row>
      </table:table>
      <table:table table:name="Regen Test" table:style-name="ta11" table:print="false">
        <office:forms form:automatic-focus="false" form:apply-design-mode="false"/>
        <table:table-column table:style-name="co4" table:number-columns-repeated="4" table:default-cell-style-name="Default"/>
        <table:table-column table:style-name="co99" table:default-cell-style-name="ce84"/>
        <table:table-column table:style-name="co94" table:default-cell-style-name="Default"/>
        <table:table-column table:style-name="co4" table:number-columns-repeated="6" table:default-cell-style-name="Default"/>
        <table:table-column table:style-name="co100" table:default-cell-style-name="Default"/>
        <table:table-column table:style-name="co101" table:default-cell-style-name="ce94"/>
        <table:table-column table:style-name="co78" table:number-columns-repeated="6" table:default-cell-style-name="Default"/>
        <table:table-column table:style-name="co56" table:default-cell-style-name="Default"/>
        <table:table-column table:style-name="co4" table:number-columns-repeated="231" table:default-cell-style-name="Default"/>
        <table:table-row table:style-name="ro5">
          <table:table-cell table:style-name="ce59" office:value-type="string">
            <text:p>glvl</text:p>
          </table:table-cell>
          <table:table-cell table:style-name="ce59" office:value-type="string">
            <text:p>form</text:p>
          </table:table-cell>
          <table:table-cell table:style-name="ce59" office:value-type="string">
            <text:p>regen lvl</text:p>
          </table:table-cell>
          <table:table-cell table:style-name="ce59" office:value-type="string">
            <text:p>regen</text:p>
          </table:table-cell>
          <table:table-cell table:style-name="ce83" office:value-type="string">
            <text:p>heal</text:p>
          </table:table-cell>
          <table:table-cell table:style-name="ce87" office:value-type="string">
            <text:p>fo combat</text:p>
          </table:table-cell>
          <table:table-cell table:style-name="ce59" office:value-type="string">
            <text:p>fo ooc</text:p>
          </table:table-cell>
          <table:table-cell office:value-type="string">
            <text:p>cRatio</text:p>
          </table:table-cell>
          <table:table-cell office:value-type="string">
            <text:p>%drop</text:p>
          </table:table-cell>
          <table:table-cell table:style-name="ce59" office:value-type="string">
            <text:p>notes</text:p>
          </table:table-cell>
          <table:table-cell table:number-columns-repeated="2"/>
          <table:table-cell table:style-name="ce59" office:value-type="string">
            <text:p>thresholds</text:p>
          </table:table-cell>
          <table:table-cell table:style-name="ce92" office:value-type="string">
            <text:p>HP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500">
            <text:p>500</text:p>
          </table:table-cell>
          <table:table-cell table:style-name="ce59" office:value-type="float" office:value="600">
            <text:p>600</text:p>
          </table:table-cell>
          <table:table-cell table:style-name="ce59" office:value-type="float" office:value="700">
            <text:p>700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900">
            <text:p>900</text:p>
          </table:table-cell>
          <table:table-cell table:style-name="ce59" office:value-type="float" office:value="1000">
            <text:p>1000</text:p>
          </table:table-cell>
          <table:table-cell/>
          <table:table-cell office:value-type="string">
            <text:p>regeneration skill helps with COST</text:p>
          </table:table-cell>
          <table:table-cell table:number-columns-repeated="3"/>
          <table:table-cell table:style-name="ce95"/>
          <table:table-cell table:number-columns-repeated="3"/>
          <table:table-cell office:value-type="string">
            <text:p>OCC</text:p>
          </table:table-cell>
          <table:table-cell office:value-type="string">
            <text:p>out of combat cost</text:p>
          </table:table-cell>
          <table:table-cell table:number-columns-repeated="2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string">
            <text:p>normal</text:p>
          </table:table-cell>
          <table:table-cell table:style-name="ce93" office:value-type="percentage" office:value="0.99">
            <text:p>99%</text:p>
          </table:table-cell>
          <table:table-cell table:formula="of:=[.O$1]*[.$N2]" office:value-type="float" office:value="396">
            <text:p>396</text:p>
          </table:table-cell>
          <table:table-cell table:formula="of:=[.P$1]*[.$N2]" office:value-type="float" office:value="495">
            <text:p>495</text:p>
          </table:table-cell>
          <table:table-cell table:formula="of:=[.Q$1]*[.$N2]" office:value-type="float" office:value="594">
            <text:p>594</text:p>
          </table:table-cell>
          <table:table-cell table:formula="of:=[.R$1]*[.$N2]" office:value-type="float" office:value="693">
            <text:p>693</text:p>
          </table:table-cell>
          <table:table-cell table:formula="of:=[.S$1]*[.$N2]" office:value-type="float" office:value="792">
            <text:p>792</text:p>
          </table:table-cell>
          <table:table-cell table:formula="of:=[.T$1]*[.$N2]" office:value-type="float" office:value="891">
            <text:p>891</text:p>
          </table:table-cell>
          <table:table-cell table:formula="of:=[.U$1]*[.$N2]" office:value-type="float" office:value="990">
            <text:p>990</text:p>
          </table:table-cell>
          <table:table-cell/>
          <table:table-cell office:value-type="string">
            <text:p>healing ratios drop as you use higher regen rates</text:p>
          </table:table-cell>
          <table:table-cell table:number-columns-repeated="3"/>
          <table:table-cell table:style-name="ce95"/>
          <table:table-cell table:number-columns-repeated="3"/>
          <table:table-cell office:value-type="string">
            <text:p>OCCPH</text:p>
          </table:table-cell>
          <table:table-cell office:value-type="string">
            <text:p>out of combat cost per heal</text:p>
          </table:table-cell>
          <table:table-cell table:number-columns-repeated="2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9" table:formula="of:=[.E3]/[.F3]" office:value-type="float" office:value="7.5">
            <text:p>7.50</text:p>
          </table:table-cell>
          <table:table-cell table:style-name="ce91" office:value-type="percentage" office:value="0">
            <text:p>0.00%</text:p>
          </table:table-cell>
          <table:table-cell table:number-columns-repeated="4"/>
          <table:table-cell table:style-name="ce93" office:value-type="percentage" office:value="0.98">
            <text:p>98%</text:p>
          </table:table-cell>
          <table:table-cell table:formula="of:=[.O$1]*[.$N3]" office:value-type="float" office:value="392">
            <text:p>392</text:p>
          </table:table-cell>
          <table:table-cell table:formula="of:=[.P$1]*[.$N3]" office:value-type="float" office:value="490">
            <text:p>490</text:p>
          </table:table-cell>
          <table:table-cell table:formula="of:=[.Q$1]*[.$N3]" office:value-type="float" office:value="588">
            <text:p>588</text:p>
          </table:table-cell>
          <table:table-cell table:formula="of:=[.R$1]*[.$N3]" office:value-type="float" office:value="686">
            <text:p>686</text:p>
          </table:table-cell>
          <table:table-cell table:formula="of:=[.S$1]*[.$N3]" office:value-type="float" office:value="784">
            <text:p>784</text:p>
          </table:table-cell>
          <table:table-cell table:formula="of:=[.T$1]*[.$N3]" office:value-type="float" office:value="882">
            <text:p>882</text:p>
          </table:table-cell>
          <table:table-cell table:formula="of:=[.U$1]*[.$N3]" office:value-type="float" office:value="980">
            <text:p>980</text:p>
          </table:table-cell>
          <table:table-cell/>
          <table:table-cell office:value-type="string">
            <text:p><text:s text:c="2"/>ie you pay more to heal more, it's not linear</text:p>
          </table:table-cell>
          <table:table-cell table:number-columns-repeated="3"/>
          <table:table-cell table:style-name="ce95"/>
          <table:table-cell table:number-columns-repeated="3"/>
          <table:table-cell office:value-type="string">
            <text:p>ICC</text:p>
          </table:table-cell>
          <table:table-cell office:value-type="string">
            <text:p>In combat cost</text:p>
          </table:table-cell>
          <table:table-cell table:number-columns-repeated="2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9" table:formula="of:=[.E4]/[.F4]" office:value-type="float" office:value="5.5">
            <text:p>5.50</text:p>
          </table:table-cell>
          <table:table-cell table:style-name="ce91" table:formula="of:=([.H4]-[.H3])/[.H3]" office:value-type="percentage" office:value="-0.266666666666667">
            <text:p>-26.67%</text:p>
          </table:table-cell>
          <table:table-cell table:number-columns-repeated="4"/>
          <table:table-cell table:style-name="ce93" office:value-type="percentage" office:value="0.97">
            <text:p>97%</text:p>
          </table:table-cell>
          <table:table-cell table:formula="of:=[.O$1]*[.$N4]" office:value-type="float" office:value="388">
            <text:p>388</text:p>
          </table:table-cell>
          <table:table-cell table:formula="of:=[.P$1]*[.$N4]" office:value-type="float" office:value="485">
            <text:p>485</text:p>
          </table:table-cell>
          <table:table-cell table:formula="of:=[.Q$1]*[.$N4]" office:value-type="float" office:value="582">
            <text:p>582</text:p>
          </table:table-cell>
          <table:table-cell table:formula="of:=[.R$1]*[.$N4]" office:value-type="float" office:value="679">
            <text:p>679</text:p>
          </table:table-cell>
          <table:table-cell table:formula="of:=[.S$1]*[.$N4]" office:value-type="float" office:value="776">
            <text:p>776</text:p>
          </table:table-cell>
          <table:table-cell table:formula="of:=[.T$1]*[.$N4]" office:value-type="float" office:value="873">
            <text:p>873</text:p>
          </table:table-cell>
          <table:table-cell table:formula="of:=[.U$1]*[.$N4]" office:value-type="float" office:value="970">
            <text:p>970</text:p>
          </table:table-cell>
          <table:table-cell table:number-columns-repeated="5"/>
          <table:table-cell table:style-name="ce95"/>
          <table:table-cell table:number-columns-repeated="3"/>
          <table:table-cell office:value-type="string">
            <text:p>ICCPH</text:p>
          </table:table-cell>
          <table:table-cell office:value-type="string">
            <text:p>in combat cost per heal</text:p>
          </table:table-cell>
          <table:table-cell table:number-columns-repeated="220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89" table:formula="of:=[.E5]/[.F5]" office:value-type="float" office:value="5">
            <text:p>5.00</text:p>
          </table:table-cell>
          <table:table-cell table:style-name="ce91" table:formula="of:=([.H5]-[.H4])/[.H4]" office:value-type="percentage" office:value="-0.0909090909090909">
            <text:p>-9.09%</text:p>
          </table:table-cell>
          <table:table-cell table:number-columns-repeated="3"/>
          <table:table-cell office:value-type="string">
            <text:p>quick</text:p>
          </table:table-cell>
          <table:table-cell table:style-name="ce93" office:value-type="percentage" office:value="0.96">
            <text:p>96%</text:p>
          </table:table-cell>
          <table:table-cell table:formula="of:=[.O$1]*[.$N5]" office:value-type="float" office:value="384">
            <text:p>384</text:p>
          </table:table-cell>
          <table:table-cell table:formula="of:=[.P$1]*[.$N5]" office:value-type="float" office:value="480">
            <text:p>480</text:p>
          </table:table-cell>
          <table:table-cell table:formula="of:=[.Q$1]*[.$N5]" office:value-type="float" office:value="576">
            <text:p>576</text:p>
          </table:table-cell>
          <table:table-cell table:formula="of:=[.R$1]*[.$N5]" office:value-type="float" office:value="672">
            <text:p>672</text:p>
          </table:table-cell>
          <table:table-cell table:formula="of:=[.S$1]*[.$N5]" office:value-type="float" office:value="768">
            <text:p>768</text:p>
          </table:table-cell>
          <table:table-cell table:formula="of:=[.T$1]*[.$N5]" office:value-type="float" office:value="864">
            <text:p>864</text:p>
          </table:table-cell>
          <table:table-cell table:formula="of:=[.U$1]*[.$N5]" office:value-type="float" office:value="960">
            <text:p>960</text:p>
          </table:table-cell>
          <table:table-cell table:number-columns-repeated="5"/>
          <table:table-cell table:style-name="ce95"/>
          <table:table-cell table:number-columns-repeated="225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89" table:formula="of:=[.E6]/[.F6]" office:value-type="float" office:value="4.625">
            <text:p>4.63</text:p>
          </table:table-cell>
          <table:table-cell table:style-name="ce91" table:formula="of:=([.H6]-[.H5])/[.H5]" office:value-type="percentage" office:value="-0.075">
            <text:p>-7.50%</text:p>
          </table:table-cell>
          <table:table-cell table:number-columns-repeated="4"/>
          <table:table-cell table:style-name="ce93" office:value-type="percentage" office:value="0.95">
            <text:p>95%</text:p>
          </table:table-cell>
          <table:table-cell table:formula="of:=[.O$1]*[.$N6]" office:value-type="float" office:value="380">
            <text:p>380</text:p>
          </table:table-cell>
          <table:table-cell table:formula="of:=[.P$1]*[.$N6]" office:value-type="float" office:value="475">
            <text:p>475</text:p>
          </table:table-cell>
          <table:table-cell table:formula="of:=[.Q$1]*[.$N6]" office:value-type="float" office:value="570">
            <text:p>570</text:p>
          </table:table-cell>
          <table:table-cell table:formula="of:=[.R$1]*[.$N6]" office:value-type="float" office:value="665">
            <text:p>665</text:p>
          </table:table-cell>
          <table:table-cell table:formula="of:=[.S$1]*[.$N6]" office:value-type="float" office:value="760">
            <text:p>760</text:p>
          </table:table-cell>
          <table:table-cell table:formula="of:=[.T$1]*[.$N6]" office:value-type="float" office:value="855">
            <text:p>855</text:p>
          </table:table-cell>
          <table:table-cell table:formula="of:=[.U$1]*[.$N6]" office:value-type="float" office:value="950">
            <text:p>950</text:p>
          </table:table-cell>
          <table:table-cell table:number-columns-repeated="5"/>
          <table:table-cell table:style-name="ce95"/>
          <table:table-cell table:number-columns-repeated="225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fungilla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89" table:formula="of:=[.E7]/[.F7]" office:value-type="float" office:value="4.5">
            <text:p>4.50</text:p>
          </table:table-cell>
          <table:table-cell table:style-name="ce91" table:formula="of:=([.H7]-[.H6])/[.H6]" office:value-type="percentage" office:value="-0.027027027027027">
            <text:p>-2.70%</text:p>
          </table:table-cell>
          <table:table-cell table:number-columns-repeated="4"/>
          <table:table-cell table:style-name="ce93" office:value-type="percentage" office:value="0.94">
            <text:p>94%</text:p>
          </table:table-cell>
          <table:table-cell table:formula="of:=[.O$1]*[.$N7]" office:value-type="float" office:value="376">
            <text:p>376</text:p>
          </table:table-cell>
          <table:table-cell table:formula="of:=[.P$1]*[.$N7]" office:value-type="float" office:value="470">
            <text:p>470</text:p>
          </table:table-cell>
          <table:table-cell table:formula="of:=[.Q$1]*[.$N7]" office:value-type="float" office:value="564">
            <text:p>564</text:p>
          </table:table-cell>
          <table:table-cell table:formula="of:=[.R$1]*[.$N7]" office:value-type="float" office:value="658">
            <text:p>658</text:p>
          </table:table-cell>
          <table:table-cell table:formula="of:=[.S$1]*[.$N7]" office:value-type="float" office:value="752">
            <text:p>752</text:p>
          </table:table-cell>
          <table:table-cell table:formula="of:=[.T$1]*[.$N7]" office:value-type="float" office:value="846">
            <text:p>846</text:p>
          </table:table-cell>
          <table:table-cell table:formula="of:=[.U$1]*[.$N7]" office:value-type="float" office:value="940">
            <text:p>940</text:p>
          </table:table-cell>
          <table:table-cell table:number-columns-repeated="5"/>
          <table:table-cell table:style-name="ce95"/>
          <table:table-cell table:number-columns-repeated="7"/>
          <table:table-cell office:value-type="float" office:value="541">
            <text:p>541</text:p>
          </table:table-cell>
          <table:table-cell table:number-columns-repeated="217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bieresat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 table:number-columns-repeated="8"/>
          <table:table-cell table:style-name="ce93" office:value-type="percentage" office:value="0.93">
            <text:p>93%</text:p>
          </table:table-cell>
          <table:table-cell table:formula="of:=[.O$1]*[.$N8]" office:value-type="float" office:value="372">
            <text:p>372</text:p>
          </table:table-cell>
          <table:table-cell table:formula="of:=[.P$1]*[.$N8]" office:value-type="float" office:value="465">
            <text:p>465</text:p>
          </table:table-cell>
          <table:table-cell table:formula="of:=[.Q$1]*[.$N8]" office:value-type="float" office:value="558">
            <text:p>558</text:p>
          </table:table-cell>
          <table:table-cell table:formula="of:=[.R$1]*[.$N8]" office:value-type="float" office:value="651">
            <text:p>651</text:p>
          </table:table-cell>
          <table:table-cell table:formula="of:=[.S$1]*[.$N8]" office:value-type="float" office:value="744">
            <text:p>744</text:p>
          </table:table-cell>
          <table:table-cell table:formula="of:=[.T$1]*[.$N8]" office:value-type="float" office:value="837">
            <text:p>837</text:p>
          </table:table-cell>
          <table:table-cell table:formula="of:=[.U$1]*[.$N8]" office:value-type="float" office:value="930">
            <text:p>930</text:p>
          </table:table-cell>
          <table:table-cell/>
          <table:table-cell office:value-type="string">
            <text:p>Form</text:p>
          </table:table-cell>
          <table:table-cell office:value-type="string">
            <text:p>Rate</text:p>
          </table:table-cell>
          <table:table-cell office:value-type="string">
            <text:p>Heal</text:p>
          </table:table-cell>
          <table:table-cell office:value-type="string">
            <text:p>OCC</text:p>
          </table:table-cell>
          <table:table-cell table:style-name="ce95" office:value-type="string" office:string-value="OCCPH">
            <text:p>OCCPH </text:p>
          </table:table-cell>
          <table:table-cell office:value-type="string">
            <text:p>ICC</text:p>
          </table:table-cell>
          <table:table-cell office:value-type="string">
            <text:p>ICCPH</text:p>
          </table:table-cell>
          <table:table-cell table:number-columns-repeated="2"/>
          <table:table-cell office:value-type="string">
            <text:p>Max</text:p>
          </table:table-cell>
          <table:table-cell office:value-type="string">
            <text:p>Low</text:p>
          </table:table-cell>
          <table:table-cell office:value-type="string">
            <text:p>HPS</text:p>
          </table:table-cell>
          <table:table-cell table:style-name="ce95" office:value-type="string" office:string-value="HPS">
            <text:p>HPS </text:p>
          </table:table-cell>
          <table:table-cell table:number-columns-repeated="2"/>
          <table:table-cell office:value-type="string">
            <text:p>Diff</text:p>
          </table:table-cell>
          <table:table-cell table:number-columns-repeated="214"/>
        </table:table-row>
        <table:table-row table:style-name="ro9">
          <table:table-cell table:style-name="ce82" office:value-type="float" office:value="7">
            <text:p>7</text:p>
          </table:table-cell>
          <table:table-cell table:style-name="ce82" office:value-type="string">
            <text:p>bieresat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quick</text:p>
          </table:table-cell>
          <table:table-cell table:style-name="ce85" office:value-type="float" office:value="21">
            <text:p>21</text:p>
          </table:table-cell>
          <table:table-cell table:style-name="ce82" office:value-type="float" office:value="3.5">
            <text:p>3.5</text:p>
          </table:table-cell>
          <table:table-cell table:style-name="ce82" office:value-type="float" office:value="0">
            <text:p>0</text:p>
          </table:table-cell>
          <table:table-cell table:style-name="ce90" table:formula="of:=[.E9]/[.F9]" office:value-type="float" office:value="6">
            <text:p>6.00</text:p>
          </table:table-cell>
          <table:table-cell table:style-name="ce90"/>
          <table:table-cell office:value-type="string">
            <text:p>lots of fo, best heal...decent ratio</text:p>
          </table:table-cell>
          <table:table-cell table:number-columns-repeated="2"/>
          <table:table-cell office:value-type="string">
            <text:p>rapid</text:p>
          </table:table-cell>
          <table:table-cell table:style-name="ce93" office:value-type="percentage" office:value="0.92">
            <text:p>92%</text:p>
          </table:table-cell>
          <table:table-cell table:formula="of:=[.O$1]*[.$N9]" office:value-type="float" office:value="368">
            <text:p>368</text:p>
          </table:table-cell>
          <table:table-cell table:formula="of:=[.P$1]*[.$N9]" office:value-type="float" office:value="460">
            <text:p>460</text:p>
          </table:table-cell>
          <table:table-cell table:formula="of:=[.Q$1]*[.$N9]" office:value-type="float" office:value="552">
            <text:p>552</text:p>
          </table:table-cell>
          <table:table-cell table:formula="of:=[.R$1]*[.$N9]" office:value-type="float" office:value="644">
            <text:p>644</text:p>
          </table:table-cell>
          <table:table-cell table:formula="of:=[.S$1]*[.$N9]" office:value-type="float" office:value="736">
            <text:p>736</text:p>
          </table:table-cell>
          <table:table-cell table:formula="of:=[.T$1]*[.$N9]" office:value-type="float" office:value="828">
            <text:p>828</text:p>
          </table:table-cell>
          <table:table-cell table:formula="of:=[.U$1]*[.$N9]" office:value-type="float" office:value="920">
            <text:p>920</text:p>
          </table:table-cell>
          <table:table-cell/>
          <table:table-cell office:value-type="string">
            <text:p>Iilno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5" table:formula="of:=[.Z9]/[.Y9]" office:value-type="float" office:value="0">
            <text:p><text:s/>- </text:p>
          </table:table-cell>
          <table:table-cell office:value-type="float" office:value="0">
            <text:p>0</text:p>
          </table:table-cell>
          <table:table-cell table:style-name="ce95" table:formula="of:=[.AB9]/[.Y9]" office:value-type="float" office:value="0">
            <text:p><text:s/>- </text:p>
          </table:table-cell>
          <table:table-cell/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style-name="ce55" table:formula="of:=[.$AI$7]*[.AF9]" office:value-type="float" office:value="541">
            <text:p>541 </text:p>
          </table:table-cell>
          <table:table-cell table:style-name="ce55" table:formula="of:=[.$AI$7]*[.AG9]" office:value-type="float" office:value="513.95">
            <text:p>514 </text:p>
          </table:table-cell>
          <table:table-cell table:formula="of:=294*([.AF9]*100)" office:value-type="float" office:value="29400">
            <text:p>29400</text:p>
          </table:table-cell>
          <table:table-cell table:formula="of:=[.$AI$7]*([.AG9]*100)" office:value-type="float" office:value="51395">
            <text:p>51395</text:p>
          </table:table-cell>
          <table:table-cell table:style-name="ce96" table:formula="of:=[.AH9]-[.AI9]" office:value-type="float" office:value="27.05">
            <text:p>27 </text:p>
          </table:table-cell>
          <table:table-cell table:number-columns-repeated="214"/>
        </table:table-row>
        <table:table-row table:style-name="ro9">
          <table:table-cell table:style-name="ce82" office:value-type="float" office:value="7">
            <text:p>7</text:p>
          </table:table-cell>
          <table:table-cell table:style-name="ce82" office:value-type="string">
            <text:p>bieresat</text:p>
          </table:table-cell>
          <table:table-cell table:style-name="ce82" office:value-type="float" office:value="2">
            <text:p>2</text:p>
          </table:table-cell>
          <table:table-cell table:style-name="ce82" office:value-type="string">
            <text:p>rapid</text:p>
          </table:table-cell>
          <table:table-cell table:style-name="ce85" office:value-type="float" office:value="31">
            <text:p>31</text:p>
          </table:table-cell>
          <table:table-cell table:style-name="ce82" office:value-type="float" office:value="6.5">
            <text:p>6.5</text:p>
          </table:table-cell>
          <table:table-cell table:style-name="ce82" office:value-type="float" office:value="2.5">
            <text:p>2.5</text:p>
          </table:table-cell>
          <table:table-cell table:style-name="ce90" table:formula="of:=[.E10]/[.F10]" office:value-type="float" office:value="4.76923076923077">
            <text:p>4.77</text:p>
          </table:table-cell>
          <table:table-cell table:style-name="ce90"/>
          <table:table-cell table:number-columns-repeated="4"/>
          <table:table-cell table:style-name="ce93" office:value-type="percentage" office:value="0.91">
            <text:p>91%</text:p>
          </table:table-cell>
          <table:table-cell table:formula="of:=[.O$1]*[.$N10]" office:value-type="float" office:value="364">
            <text:p>364</text:p>
          </table:table-cell>
          <table:table-cell table:formula="of:=[.P$1]*[.$N10]" office:value-type="float" office:value="455">
            <text:p>455</text:p>
          </table:table-cell>
          <table:table-cell table:formula="of:=[.Q$1]*[.$N10]" office:value-type="float" office:value="546">
            <text:p>546</text:p>
          </table:table-cell>
          <table:table-cell table:formula="of:=[.R$1]*[.$N10]" office:value-type="float" office:value="637">
            <text:p>637</text:p>
          </table:table-cell>
          <table:table-cell table:formula="of:=[.S$1]*[.$N10]" office:value-type="float" office:value="728">
            <text:p>728</text:p>
          </table:table-cell>
          <table:table-cell table:formula="of:=[.T$1]*[.$N10]" office:value-type="float" office:value="819">
            <text:p>819</text:p>
          </table:table-cell>
          <table:table-cell table:formula="of:=[.U$1]*[.$N10]" office:value-type="float" office:value="910">
            <text:p>910</text:p>
          </table:table-cell>
          <table:table-cell/>
          <table:table-cell office:value-type="string">
            <text:p>Iilno</text:p>
          </table:table-cell>
          <table:table-cell office:value-type="string">
            <text:p>Qu</text:p>
          </table:table-cell>
          <table:table-cell office:value-type="float" office:value="12">
            <text:p>12</text:p>
          </table:table-cell>
          <table:table-cell office:value-type="float" office:value="2.5">
            <text:p>2.5</text:p>
          </table:table-cell>
          <table:table-cell table:style-name="ce95" table:formula="of:=[.Z10]/[.Y10]" office:value-type="float" office:value="0.208333333333333">
            <text:p>0.21 </text:p>
          </table:table-cell>
          <table:table-cell office:value-type="float" office:value="6.75">
            <text:p>6.75</text:p>
          </table:table-cell>
          <table:table-cell table:style-name="ce95" table:formula="of:=[.AB10]/[.Y10]" office:value-type="float" office:value="0.5625">
            <text:p>0.56 </text:p>
          </table:table-cell>
          <table:table-cell/>
          <table:table-cell office:value-type="string">
            <text:p>Qu</text:p>
          </table:table-cell>
          <table:table-cell table:formula="of:=[.AG9]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style-name="ce55" table:formula="of:=[.$AI$7]*[.AF10]" office:value-type="float" office:value="513.95">
            <text:p>514 </text:p>
          </table:table-cell>
          <table:table-cell table:style-name="ce55" table:formula="of:=[.$AI$7]*[.AG10]" office:value-type="float" office:value="519.36">
            <text:p>519 </text:p>
          </table:table-cell>
          <table:table-cell table:formula="of:=294*([.AF10]*100)" office:value-type="float" office:value="27930">
            <text:p>27930</text:p>
          </table:table-cell>
          <table:table-cell table:formula="of:=[.$AI$7]*([.AG10]*100)" office:value-type="float" office:value="51936">
            <text:p>51936</text:p>
          </table:table-cell>
          <table:table-cell table:style-name="ce96" table:formula="of:=[.AH10]-[.AI10]" office:value-type="float" office:value="-5.40999999999997">
            <text:p><text:s/>(5)</text:p>
          </table:table-cell>
          <table:table-cell table:number-columns-repeated="214"/>
        </table:table-row>
        <table:table-row table:style-name="ro9">
          <table:table-cell table:style-name="ce82" office:value-type="float" office:value="7">
            <text:p>7</text:p>
          </table:table-cell>
          <table:table-cell table:style-name="ce82" office:value-type="string">
            <text:p>bieresat</text:p>
          </table:table-cell>
          <table:table-cell table:style-name="ce82" office:value-type="float" office:value="3">
            <text:p>3</text:p>
          </table:table-cell>
          <table:table-cell table:style-name="ce82" office:value-type="string">
            <text:p>fast</text:p>
          </table:table-cell>
          <table:table-cell table:style-name="ce85" office:value-type="float" office:value="42">
            <text:p>42</text:p>
          </table:table-cell>
          <table:table-cell table:style-name="ce82" office:value-type="float" office:value="9.5">
            <text:p>9.5</text:p>
          </table:table-cell>
          <table:table-cell table:style-name="ce82" office:value-type="float" office:value="3.5">
            <text:p>3.5</text:p>
          </table:table-cell>
          <table:table-cell table:style-name="ce90" table:formula="of:=[.E11]/[.F11]" office:value-type="float" office:value="4.42105263157895">
            <text:p>4.42</text:p>
          </table:table-cell>
          <table:table-cell table:style-name="ce90"/>
          <table:table-cell table:number-columns-repeated="4"/>
          <table:table-cell table:style-name="ce93" office:value-type="percentage" office:value="0.9">
            <text:p>90%</text:p>
          </table:table-cell>
          <table:table-cell table:formula="of:=[.O$1]*[.$N11]" office:value-type="float" office:value="360">
            <text:p>360</text:p>
          </table:table-cell>
          <table:table-cell table:formula="of:=[.P$1]*[.$N11]" office:value-type="float" office:value="450">
            <text:p>450</text:p>
          </table:table-cell>
          <table:table-cell table:formula="of:=[.Q$1]*[.$N11]" office:value-type="float" office:value="540">
            <text:p>540</text:p>
          </table:table-cell>
          <table:table-cell table:formula="of:=[.R$1]*[.$N11]" office:value-type="float" office:value="630">
            <text:p>630</text:p>
          </table:table-cell>
          <table:table-cell table:formula="of:=[.S$1]*[.$N11]" office:value-type="float" office:value="720">
            <text:p>720</text:p>
          </table:table-cell>
          <table:table-cell table:formula="of:=[.T$1]*[.$N11]" office:value-type="float" office:value="810">
            <text:p>810</text:p>
          </table:table-cell>
          <table:table-cell table:formula="of:=[.U$1]*[.$N11]" office:value-type="float" office:value="900">
            <text:p>900</text:p>
          </table:table-cell>
          <table:table-cell/>
          <table:table-cell office:value-type="string">
            <text:p>Iilno</text:p>
          </table:table-cell>
          <table:table-cell office:value-type="string">
            <text:p>Ra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style-name="ce95" table:formula="of:=[.Z11]/[.Y11]" office:value-type="float" office:value="0.25">
            <text:p>0.25 </text:p>
          </table:table-cell>
          <table:table-cell office:value-type="float" office:value="9">
            <text:p>9</text:p>
          </table:table-cell>
          <table:table-cell table:style-name="ce95" table:formula="of:=[.AB11]/[.Y11]" office:value-type="float" office:value="0.5">
            <text:p>0.50 </text:p>
          </table:table-cell>
          <table:table-cell/>
          <table:table-cell office:value-type="string">
            <text:p>Ra</text:p>
          </table:table-cell>
          <table:table-cell table:formula="of:=[.AG10]" office:value-type="float" office:value="0.96">
            <text:p>0.96</text:p>
          </table:table-cell>
          <table:table-cell office:value-type="float" office:value="0.96">
            <text:p>0.96</text:p>
          </table:table-cell>
          <table:table-cell table:style-name="ce55" table:formula="of:=[.$AI$7]*[.AF11]" office:value-type="float" office:value="519.36">
            <text:p>519 </text:p>
          </table:table-cell>
          <table:table-cell table:style-name="ce55" table:formula="of:=[.$AI$7]*[.AG11]" office:value-type="float" office:value="519.36">
            <text:p>519 </text:p>
          </table:table-cell>
          <table:table-cell table:formula="of:=294*([.AF11]*100)" office:value-type="float" office:value="28224">
            <text:p>28224</text:p>
          </table:table-cell>
          <table:table-cell table:formula="of:=[.$AI$7]*([.AG11]*100)" office:value-type="float" office:value="51936">
            <text:p>51936</text:p>
          </table:table-cell>
          <table:table-cell table:style-name="ce96" table:formula="of:=[.AH11]-[.AI11]" office:value-type="float" office:value="0">
            <text:p><text:s/>- </text:p>
          </table:table-cell>
          <table:table-cell table:number-columns-repeated="214"/>
        </table:table-row>
        <table:table-row table:style-name="ro9">
          <table:table-cell table:style-name="ce82" office:value-type="float" office:value="7">
            <text:p>7</text:p>
          </table:table-cell>
          <table:table-cell table:style-name="ce82" office:value-type="string">
            <text:p>bieresat</text:p>
          </table:table-cell>
          <table:table-cell table:style-name="ce82" office:value-type="float" office:value="4">
            <text:p>4</text:p>
          </table:table-cell>
          <table:table-cell table:style-name="ce82" office:value-type="string">
            <text:p>hyper</text:p>
          </table:table-cell>
          <table:table-cell table:style-name="ce85" office:value-type="float" office:value="52">
            <text:p>52</text:p>
          </table:table-cell>
          <table:table-cell table:style-name="ce82" office:value-type="float" office:value="12.5">
            <text:p>12.5</text:p>
          </table:table-cell>
          <table:table-cell table:style-name="ce82" office:value-type="float" office:value="5.5">
            <text:p>5.5</text:p>
          </table:table-cell>
          <table:table-cell table:style-name="ce90" table:formula="of:=[.E12]/[.F12]" office:value-type="float" office:value="4.16">
            <text:p>4.16</text:p>
          </table:table-cell>
          <table:table-cell table:style-name="ce90"/>
          <table:table-cell table:number-columns-repeated="4"/>
          <table:table-cell table:style-name="ce93" office:value-type="percentage" office:value="0.89">
            <text:p>89%</text:p>
          </table:table-cell>
          <table:table-cell table:formula="of:=[.O$1]*[.$N12]" office:value-type="float" office:value="356">
            <text:p>356</text:p>
          </table:table-cell>
          <table:table-cell table:formula="of:=[.P$1]*[.$N12]" office:value-type="float" office:value="445">
            <text:p>445</text:p>
          </table:table-cell>
          <table:table-cell table:formula="of:=[.Q$1]*[.$N12]" office:value-type="float" office:value="534">
            <text:p>534</text:p>
          </table:table-cell>
          <table:table-cell table:formula="of:=[.R$1]*[.$N12]" office:value-type="float" office:value="623">
            <text:p>623</text:p>
          </table:table-cell>
          <table:table-cell table:formula="of:=[.S$1]*[.$N12]" office:value-type="float" office:value="712">
            <text:p>712</text:p>
          </table:table-cell>
          <table:table-cell table:formula="of:=[.T$1]*[.$N12]" office:value-type="float" office:value="801">
            <text:p>801</text:p>
          </table:table-cell>
          <table:table-cell table:formula="of:=[.U$1]*[.$N12]" office:value-type="float" office:value="890">
            <text:p>890</text:p>
          </table:table-cell>
          <table:table-cell/>
          <table:table-cell office:value-type="string">
            <text:p>Iilno</text:p>
          </table:table-cell>
          <table:table-cell office:value-type="string">
            <text:p>Fa</text:p>
          </table:table-cell>
          <table:table-cell office:value-type="float" office:value="24">
            <text:p>24</text:p>
          </table:table-cell>
          <table:table-cell office:value-type="float" office:value="6.5">
            <text:p>6.5</text:p>
          </table:table-cell>
          <table:table-cell table:style-name="ce95" table:formula="of:=[.Z12]/[.Y12]" office:value-type="float" office:value="0.270833333333333">
            <text:p>0.27 </text:p>
          </table:table-cell>
          <table:table-cell office:value-type="float" office:value="12.5">
            <text:p>12.5</text:p>
          </table:table-cell>
          <table:table-cell table:style-name="ce95" table:formula="of:=[.AB12]/[.Y12]" office:value-type="float" office:value="0.520833333333333">
            <text:p>0.52 </text:p>
          </table:table-cell>
          <table:table-cell/>
          <table:table-cell office:value-type="string">
            <text:p>Fa</text:p>
          </table:table-cell>
          <table:table-cell table:formula="of:=[.AG11]" office:value-type="float" office:value="0.96">
            <text:p>0.96</text:p>
          </table:table-cell>
          <table:table-cell office:value-type="float" office:value="0.81">
            <text:p>0.81</text:p>
          </table:table-cell>
          <table:table-cell table:style-name="ce55" table:formula="of:=[.$AI$7]*[.AF12]" office:value-type="float" office:value="519.36">
            <text:p>519 </text:p>
          </table:table-cell>
          <table:table-cell table:style-name="ce55" table:formula="of:=[.$AI$7]*[.AG12]" office:value-type="float" office:value="438.21">
            <text:p>438 </text:p>
          </table:table-cell>
          <table:table-cell table:formula="of:=294*([.AF12]*100)" office:value-type="float" office:value="28224">
            <text:p>28224</text:p>
          </table:table-cell>
          <table:table-cell table:formula="of:=[.$AI$7]*([.AG12]*100)" office:value-type="float" office:value="43821">
            <text:p>43821</text:p>
          </table:table-cell>
          <table:table-cell table:style-name="ce96" table:formula="of:=[.AH12]-[.AI12]" office:value-type="float" office:value="81.15">
            <text:p>81 </text:p>
          </table:table-cell>
          <table:table-cell table:number-columns-repeated="214"/>
        </table:table-row>
        <table:table-row table:style-name="ro9">
          <table:table-cell table:style-name="ce82" office:value-type="float" office:value="7">
            <text:p>7</text:p>
          </table:table-cell>
          <table:table-cell table:style-name="ce82" office:value-type="string">
            <text:p>bieresat</text:p>
          </table:table-cell>
          <table:table-cell table:style-name="ce82" office:value-type="float" office:value="5">
            <text:p>5</text:p>
          </table:table-cell>
          <table:table-cell table:style-name="ce82" office:value-type="string">
            <text:p>blazing</text:p>
          </table:table-cell>
          <table:table-cell table:style-name="ce85" office:value-type="float" office:value="63">
            <text:p>63</text:p>
          </table:table-cell>
          <table:table-cell table:style-name="ce82" office:value-type="float" office:value="16">
            <text:p>16</text:p>
          </table:table-cell>
          <table:table-cell table:style-name="ce82" office:value-type="float" office:value="6.5">
            <text:p>6.5</text:p>
          </table:table-cell>
          <table:table-cell table:style-name="ce90" table:formula="of:=[.E13]/[.F13]" office:value-type="float" office:value="3.9375">
            <text:p>3.94</text:p>
          </table:table-cell>
          <table:table-cell table:style-name="ce90"/>
          <table:table-cell table:number-columns-repeated="3"/>
          <table:table-cell office:value-type="string">
            <text:p>fast</text:p>
          </table:table-cell>
          <table:table-cell table:style-name="ce93" office:value-type="percentage" office:value="0.88">
            <text:p>88%</text:p>
          </table:table-cell>
          <table:table-cell table:formula="of:=[.O$1]*[.$N13]" office:value-type="float" office:value="352">
            <text:p>352</text:p>
          </table:table-cell>
          <table:table-cell table:formula="of:=[.P$1]*[.$N13]" office:value-type="float" office:value="440">
            <text:p>440</text:p>
          </table:table-cell>
          <table:table-cell table:formula="of:=[.Q$1]*[.$N13]" office:value-type="float" office:value="528">
            <text:p>528</text:p>
          </table:table-cell>
          <table:table-cell table:formula="of:=[.R$1]*[.$N13]" office:value-type="float" office:value="616">
            <text:p>616</text:p>
          </table:table-cell>
          <table:table-cell table:formula="of:=[.S$1]*[.$N13]" office:value-type="float" office:value="704">
            <text:p>704</text:p>
          </table:table-cell>
          <table:table-cell table:formula="of:=[.T$1]*[.$N13]" office:value-type="float" office:value="792">
            <text:p>792</text:p>
          </table:table-cell>
          <table:table-cell table:formula="of:=[.U$1]*[.$N13]" office:value-type="float" office:value="880">
            <text:p>880</text:p>
          </table:table-cell>
          <table:table-cell/>
          <table:table-cell office:value-type="string">
            <text:p>Iilno</text:p>
          </table:table-cell>
          <table:table-cell office:value-type="string">
            <text:p>Hy</text:p>
          </table:table-cell>
          <table:table-cell office:value-type="float" office:value="37">
            <text:p>37</text:p>
          </table:table-cell>
          <table:table-cell office:value-type="float" office:value="8.5">
            <text:p>8.5</text:p>
          </table:table-cell>
          <table:table-cell table:style-name="ce95" table:formula="of:=[.Z13]/[.Y13]" office:value-type="float" office:value="0.22972972972973">
            <text:p>0.23 </text:p>
          </table:table-cell>
          <table:table-cell office:value-type="float" office:value="18.5">
            <text:p>18.5</text:p>
          </table:table-cell>
          <table:table-cell table:style-name="ce95" table:formula="of:=[.AB13]/[.Y13]" office:value-type="float" office:value="0.5">
            <text:p>0.50 </text:p>
          </table:table-cell>
          <table:table-cell/>
          <table:table-cell office:value-type="string">
            <text:p>Hy</text:p>
          </table:table-cell>
          <table:table-cell table:formula="of:=[.AG12]" office:value-type="float" office:value="0.81">
            <text:p>0.81</text:p>
          </table:table-cell>
          <table:table-cell office:value-type="float" office:value="0.81">
            <text:p>0.81</text:p>
          </table:table-cell>
          <table:table-cell table:style-name="ce55" table:formula="of:=[.$AI$7]*[.AF13]" office:value-type="float" office:value="438.21">
            <text:p>438 </text:p>
          </table:table-cell>
          <table:table-cell table:style-name="ce55" table:formula="of:=[.$AI$7]*[.AG13]" office:value-type="float" office:value="438.21">
            <text:p>438 </text:p>
          </table:table-cell>
          <table:table-cell table:formula="of:=294*([.AF13]*100)" office:value-type="float" office:value="23814">
            <text:p>23814</text:p>
          </table:table-cell>
          <table:table-cell table:formula="of:=[.$AI$7]*([.AG13]*100)" office:value-type="float" office:value="43821">
            <text:p>43821</text:p>
          </table:table-cell>
          <table:table-cell table:style-name="ce96" table:formula="of:=[.AH13]-[.AI13]" office:value-type="float" office:value="0">
            <text:p><text:s/>- </text:p>
          </table:table-cell>
          <table:table-cell table:number-columns-repeated="214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59" office:value-type="string">
            <text:p>costs vary, I chose an avg</text:p>
          </table:table-cell>
          <table:table-cell table:number-columns-repeated="3"/>
          <table:table-cell table:style-name="ce93" office:value-type="percentage" office:value="0.87">
            <text:p>87%</text:p>
          </table:table-cell>
          <table:table-cell table:formula="of:=[.O$1]*[.$N14]" office:value-type="float" office:value="348">
            <text:p>348</text:p>
          </table:table-cell>
          <table:table-cell table:formula="of:=[.P$1]*[.$N14]" office:value-type="float" office:value="435">
            <text:p>435</text:p>
          </table:table-cell>
          <table:table-cell table:formula="of:=[.Q$1]*[.$N14]" office:value-type="float" office:value="522">
            <text:p>522</text:p>
          </table:table-cell>
          <table:table-cell table:formula="of:=[.R$1]*[.$N14]" office:value-type="float" office:value="609">
            <text:p>609</text:p>
          </table:table-cell>
          <table:table-cell table:formula="of:=[.S$1]*[.$N14]" office:value-type="float" office:value="696">
            <text:p>696</text:p>
          </table:table-cell>
          <table:table-cell table:formula="of:=[.T$1]*[.$N14]" office:value-type="float" office:value="783">
            <text:p>783</text:p>
          </table:table-cell>
          <table:table-cell table:formula="of:=[.U$1]*[.$N14]" office:value-type="float" office:value="870">
            <text:p>870</text:p>
          </table:table-cell>
          <table:table-cell/>
          <table:table-cell office:value-type="string">
            <text:p>Iilno</text:p>
          </table:table-cell>
          <table:table-cell office:value-type="string">
            <text:p>Bl</text:p>
          </table:table-cell>
          <table:table-cell office:value-type="float" office:value="45">
            <text:p>45</text:p>
          </table:table-cell>
          <table:table-cell office:value-type="float" office:value="9.4">
            <text:p>9.4</text:p>
          </table:table-cell>
          <table:table-cell table:style-name="ce95" table:formula="of:=[.Z14]/[.Y14]" office:value-type="float" office:value="0.208888888888889">
            <text:p>0.21 </text:p>
          </table:table-cell>
          <table:table-cell office:value-type="float" office:value="23">
            <text:p>23</text:p>
          </table:table-cell>
          <table:table-cell table:style-name="ce95" table:formula="of:=[.AB14]/[.Y14]" office:value-type="float" office:value="0.511111111111111">
            <text:p>0.51 </text:p>
          </table:table-cell>
          <table:table-cell/>
          <table:table-cell office:value-type="string">
            <text:p>Bl</text:p>
          </table:table-cell>
          <table:table-cell table:formula="of:=[.AG13]"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55" table:formula="of:=[.$AI$7]*[.AF14]" office:value-type="float" office:value="438.21">
            <text:p>438 </text:p>
          </table:table-cell>
          <table:table-cell table:style-name="ce55" table:formula="of:=[.$AI$7]*[.AG14]" office:value-type="float" office:value="0">
            <text:p><text:s/>- </text:p>
          </table:table-cell>
          <table:table-cell table:formula="of:=294*([.AF14]*100)" office:value-type="float" office:value="23814">
            <text:p>23814</text:p>
          </table:table-cell>
          <table:table-cell table:formula="of:=[.$AI$7]*([.AG14]*100)" office:value-type="float" office:value="0">
            <text:p>0</text:p>
          </table:table-cell>
          <table:table-cell table:style-name="ce96" table:formula="of:=[.AH14]-[.AI14]" office:value-type="float" office:value="438.21">
            <text:p>438 </text:p>
          </table:table-cell>
          <table:table-cell table:number-columns-repeated="214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89" table:formula="of:=[.E15]/[.F15]" office:value-type="float" office:value="2.28571428571429">
            <text:p>2.29</text:p>
          </table:table-cell>
          <table:table-cell table:style-name="ce89"/>
          <table:table-cell table:number-columns-repeated="3"/>
          <table:table-cell office:value-type="string">
            <text:p>hyper</text:p>
          </table:table-cell>
          <table:table-cell table:style-name="ce93" office:value-type="percentage" office:value="0.86">
            <text:p>86%</text:p>
          </table:table-cell>
          <table:table-cell table:formula="of:=[.O$1]*[.$N15]" office:value-type="float" office:value="344">
            <text:p>344</text:p>
          </table:table-cell>
          <table:table-cell table:formula="of:=[.P$1]*[.$N15]" office:value-type="float" office:value="430">
            <text:p>430</text:p>
          </table:table-cell>
          <table:table-cell table:formula="of:=[.Q$1]*[.$N15]" office:value-type="float" office:value="516">
            <text:p>516</text:p>
          </table:table-cell>
          <table:table-cell table:formula="of:=[.R$1]*[.$N15]" office:value-type="float" office:value="602">
            <text:p>602</text:p>
          </table:table-cell>
          <table:table-cell table:formula="of:=[.S$1]*[.$N15]" office:value-type="float" office:value="688">
            <text:p>688</text:p>
          </table:table-cell>
          <table:table-cell table:formula="of:=[.T$1]*[.$N15]" office:value-type="float" office:value="774">
            <text:p>774</text:p>
          </table:table-cell>
          <table:table-cell table:formula="of:=[.U$1]*[.$N15]" office:value-type="float" office:value="860">
            <text:p>86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89" table:formula="of:=[.E16]/[.F16]" office:value-type="float" office:value="2.18181818181818">
            <text:p>2.18</text:p>
          </table:table-cell>
          <table:table-cell table:style-name="ce89"/>
          <table:table-cell table:number-columns-repeated="4"/>
          <table:table-cell table:style-name="ce93" office:value-type="percentage" office:value="0.85">
            <text:p>85%</text:p>
          </table:table-cell>
          <table:table-cell table:formula="of:=[.O$1]*[.$N16]" office:value-type="float" office:value="340">
            <text:p>340</text:p>
          </table:table-cell>
          <table:table-cell table:formula="of:=[.P$1]*[.$N16]" office:value-type="float" office:value="425">
            <text:p>425</text:p>
          </table:table-cell>
          <table:table-cell table:formula="of:=[.Q$1]*[.$N16]" office:value-type="float" office:value="510">
            <text:p>510</text:p>
          </table:table-cell>
          <table:table-cell table:formula="of:=[.R$1]*[.$N16]" office:value-type="float" office:value="595">
            <text:p>595</text:p>
          </table:table-cell>
          <table:table-cell table:formula="of:=[.S$1]*[.$N16]" office:value-type="float" office:value="680">
            <text:p>680</text:p>
          </table:table-cell>
          <table:table-cell table:formula="of:=[.T$1]*[.$N16]" office:value-type="float" office:value="765">
            <text:p>765</text:p>
          </table:table-cell>
          <table:table-cell table:formula="of:=[.U$1]*[.$N16]" office:value-type="float" office:value="850">
            <text:p>85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89" table:formula="of:=[.E17]/[.F17]" office:value-type="float" office:value="2.2">
            <text:p>2.20</text:p>
          </table:table-cell>
          <table:table-cell table:style-name="ce89"/>
          <table:table-cell table:number-columns-repeated="3"/>
          <table:table-cell office:value-type="string">
            <text:p>blazing</text:p>
          </table:table-cell>
          <table:table-cell table:style-name="ce93" office:value-type="percentage" office:value="0.84">
            <text:p>84%</text:p>
          </table:table-cell>
          <table:table-cell table:formula="of:=[.O$1]*[.$N17]" office:value-type="float" office:value="336">
            <text:p>336</text:p>
          </table:table-cell>
          <table:table-cell table:formula="of:=[.P$1]*[.$N17]" office:value-type="float" office:value="420">
            <text:p>420</text:p>
          </table:table-cell>
          <table:table-cell table:formula="of:=[.Q$1]*[.$N17]" office:value-type="float" office:value="504">
            <text:p>504</text:p>
          </table:table-cell>
          <table:table-cell table:formula="of:=[.R$1]*[.$N17]" office:value-type="float" office:value="588">
            <text:p>588</text:p>
          </table:table-cell>
          <table:table-cell table:formula="of:=[.S$1]*[.$N17]" office:value-type="float" office:value="672">
            <text:p>672</text:p>
          </table:table-cell>
          <table:table-cell table:formula="of:=[.T$1]*[.$N17]" office:value-type="float" office:value="756">
            <text:p>756</text:p>
          </table:table-cell>
          <table:table-cell table:formula="of:=[.U$1]*[.$N17]" office:value-type="float" office:value="840">
            <text:p>84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style-name="ce89" table:formula="of:=[.E18]/[.F18]" office:value-type="float" office:value="2.15789473684211">
            <text:p>2.16</text:p>
          </table:table-cell>
          <table:table-cell table:style-name="ce89"/>
          <table:table-cell/>
          <table:table-cell table:style-name="ce51" table:number-columns-repeated="2"/>
          <table:table-cell/>
          <table:table-cell table:style-name="ce93" office:value-type="percentage" office:value="0.83">
            <text:p>83%</text:p>
          </table:table-cell>
          <table:table-cell table:formula="of:=[.O$1]*[.$N18]" office:value-type="float" office:value="332">
            <text:p>332</text:p>
          </table:table-cell>
          <table:table-cell table:formula="of:=[.P$1]*[.$N18]" office:value-type="float" office:value="415">
            <text:p>415</text:p>
          </table:table-cell>
          <table:table-cell table:formula="of:=[.Q$1]*[.$N18]" office:value-type="float" office:value="498">
            <text:p>498</text:p>
          </table:table-cell>
          <table:table-cell table:formula="of:=[.R$1]*[.$N18]" office:value-type="float" office:value="581">
            <text:p>581</text:p>
          </table:table-cell>
          <table:table-cell table:formula="of:=[.S$1]*[.$N18]" office:value-type="float" office:value="664">
            <text:p>664</text:p>
          </table:table-cell>
          <table:table-cell table:formula="of:=[.T$1]*[.$N18]" office:value-type="float" office:value="747">
            <text:p>747</text:p>
          </table:table-cell>
          <table:table-cell table:formula="of:=[.U$1]*[.$N18]" office:value-type="float" office:value="830">
            <text:p>83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phaethon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style-name="ce89" table:formula="of:=[.E19]/[.F19]" office:value-type="float" office:value="1.8">
            <text:p>1.80</text:p>
          </table:table-cell>
          <table:table-cell table:style-name="ce89"/>
          <table:table-cell table:number-columns-repeated="3"/>
          <table:table-cell office:value-type="string">
            <text:p>burning</text:p>
          </table:table-cell>
          <table:table-cell table:style-name="ce93" office:value-type="percentage" office:value="0.82">
            <text:p>82%</text:p>
          </table:table-cell>
          <table:table-cell table:formula="of:=[.O$1]*[.$N19]" office:value-type="float" office:value="328">
            <text:p>328</text:p>
          </table:table-cell>
          <table:table-cell table:formula="of:=[.P$1]*[.$N19]" office:value-type="float" office:value="410">
            <text:p>410</text:p>
          </table:table-cell>
          <table:table-cell table:formula="of:=[.Q$1]*[.$N19]" office:value-type="float" office:value="492">
            <text:p>492</text:p>
          </table:table-cell>
          <table:table-cell table:formula="of:=[.R$1]*[.$N19]" office:value-type="float" office:value="574">
            <text:p>574</text:p>
          </table:table-cell>
          <table:table-cell table:formula="of:=[.S$1]*[.$N19]" office:value-type="float" office:value="656">
            <text:p>656</text:p>
          </table:table-cell>
          <table:table-cell table:formula="of:=[.T$1]*[.$N19]" office:value-type="float" office:value="738">
            <text:p>738</text:p>
          </table:table-cell>
          <table:table-cell table:formula="of:=[.U$1]*[.$N19]" office:value-type="float" office:value="820">
            <text:p>82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good tank, good fo, and good ratio</text:p>
          </table:table-cell>
          <table:table-cell table:number-columns-repeated="3"/>
          <table:table-cell table:style-name="ce93" office:value-type="percentage" office:value="0.81">
            <text:p>81%</text:p>
          </table:table-cell>
          <table:table-cell table:formula="of:=[.O$1]*[.$N20]" office:value-type="float" office:value="324">
            <text:p>324</text:p>
          </table:table-cell>
          <table:table-cell table:formula="of:=[.P$1]*[.$N20]" office:value-type="float" office:value="405">
            <text:p>405</text:p>
          </table:table-cell>
          <table:table-cell table:formula="of:=[.Q$1]*[.$N20]" office:value-type="float" office:value="486">
            <text:p>486</text:p>
          </table:table-cell>
          <table:table-cell table:formula="of:=[.R$1]*[.$N20]" office:value-type="float" office:value="567">
            <text:p>567</text:p>
          </table:table-cell>
          <table:table-cell table:formula="of:=[.S$1]*[.$N20]" office:value-type="float" office:value="648">
            <text:p>648</text:p>
          </table:table-cell>
          <table:table-cell table:formula="of:=[.T$1]*[.$N20]" office:value-type="float" office:value="729">
            <text:p>729</text:p>
          </table:table-cell>
          <table:table-cell table:formula="of:=[.U$1]*[.$N20]" office:value-type="float" office:value="810">
            <text:p>81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8">
            <text:p>18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table:style-name="ce89" table:formula="of:=[.E21]/[.F21]" office:value-type="float" office:value="7.82608695652174">
            <text:p>7.83</text:p>
          </table:table-cell>
          <table:table-cell table:style-name="ce89"/>
          <table:table-cell table:number-columns-repeated="3"/>
          <table:table-cell office:value-type="string">
            <text:p>Impassioned</text:p>
          </table:table-cell>
          <table:table-cell table:style-name="ce93" office:value-type="percentage" office:value="0.8">
            <text:p>80%</text:p>
          </table:table-cell>
          <table:table-cell table:formula="of:=[.O$1]*[.$N21]" office:value-type="float" office:value="320">
            <text:p>320</text:p>
          </table:table-cell>
          <table:table-cell table:formula="of:=[.P$1]*[.$N21]" office:value-type="float" office:value="400">
            <text:p>400</text:p>
          </table:table-cell>
          <table:table-cell table:formula="of:=[.Q$1]*[.$N21]" office:value-type="float" office:value="480">
            <text:p>480</text:p>
          </table:table-cell>
          <table:table-cell table:formula="of:=[.R$1]*[.$N21]" office:value-type="float" office:value="560">
            <text:p>560</text:p>
          </table:table-cell>
          <table:table-cell table:formula="of:=[.S$1]*[.$N21]" office:value-type="float" office:value="640">
            <text:p>640</text:p>
          </table:table-cell>
          <table:table-cell table:formula="of:=[.T$1]*[.$N21]" office:value-type="float" office:value="720">
            <text:p>720</text:p>
          </table:table-cell>
          <table:table-cell table:formula="of:=[.U$1]*[.$N21]" office:value-type="float" office:value="800">
            <text:p>800</text:p>
          </table:table-cell>
          <table:table-cell table:number-columns-repeated="23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27">
            <text:p>27</text:p>
          </table:table-cell>
          <table:table-cell office:value-type="float" office:value="5.3">
            <text:p>5.3</text:p>
          </table:table-cell>
          <table:table-cell office:value-type="float" office:value="1.3">
            <text:p>1.3</text:p>
          </table:table-cell>
          <table:table-cell table:style-name="ce89" table:formula="of:=[.E22]/[.F22]" office:value-type="float" office:value="5.09433962264151">
            <text:p>5.09</text:p>
          </table:table-cell>
          <table:table-cell table:style-name="ce89"/>
          <table:table-cell table:number-columns-repeated="4"/>
          <table:table-cell table:style-name="ce92" office:value-type="percentage" office:value="0.79">
            <text:p>79%</text:p>
          </table:table-cell>
          <table:table-cell table:formula="of:=[.O$1]*[.$N22]" office:value-type="float" office:value="316">
            <text:p>316</text:p>
          </table:table-cell>
          <table:table-cell table:formula="of:=[.P$1]*[.$N22]" office:value-type="float" office:value="395">
            <text:p>395</text:p>
          </table:table-cell>
          <table:table-cell table:formula="of:=[.Q$1]*[.$N22]" office:value-type="float" office:value="474">
            <text:p>474</text:p>
          </table:table-cell>
          <table:table-cell table:formula="of:=[.R$1]*[.$N22]" office:value-type="float" office:value="553">
            <text:p>553</text:p>
          </table:table-cell>
          <table:table-cell table:formula="of:=[.S$1]*[.$N22]" office:value-type="float" office:value="632">
            <text:p>632</text:p>
          </table:table-cell>
          <table:table-cell table:formula="of:=[.T$1]*[.$N22]" office:value-type="float" office:value="711">
            <text:p>711</text:p>
          </table:table-cell>
          <table:table-cell table:formula="of:=[.U$1]*[.$N22]" office:value-type="float" office:value="790">
            <text:p>79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36">
            <text:p>36</text:p>
          </table:table-cell>
          <table:table-cell office:value-type="float" office:value="7.3">
            <text:p>7.3</text:p>
          </table:table-cell>
          <table:table-cell office:value-type="float" office:value="2.3">
            <text:p>2.3</text:p>
          </table:table-cell>
          <table:table-cell table:style-name="ce89" table:formula="of:=[.E23]/[.F23]" office:value-type="float" office:value="4.93150684931507">
            <text:p>4.93</text:p>
          </table:table-cell>
          <table:table-cell table:style-name="ce89"/>
          <table:table-cell table:number-columns-repeated="3"/>
          <table:table-cell office:value-type="string">
            <text:p>Fervid</text:p>
          </table:table-cell>
          <table:table-cell table:style-name="ce92" office:value-type="percentage" office:value="0.78">
            <text:p>78%</text:p>
          </table:table-cell>
          <table:table-cell table:formula="of:=[.O$1]*[.$N23]" office:value-type="float" office:value="312">
            <text:p>312</text:p>
          </table:table-cell>
          <table:table-cell table:formula="of:=[.P$1]*[.$N23]" office:value-type="float" office:value="390">
            <text:p>390</text:p>
          </table:table-cell>
          <table:table-cell table:formula="of:=[.Q$1]*[.$N23]" office:value-type="float" office:value="468">
            <text:p>468</text:p>
          </table:table-cell>
          <table:table-cell table:formula="of:=[.R$1]*[.$N23]" office:value-type="float" office:value="546">
            <text:p>546</text:p>
          </table:table-cell>
          <table:table-cell table:formula="of:=[.S$1]*[.$N23]" office:value-type="float" office:value="624">
            <text:p>624</text:p>
          </table:table-cell>
          <table:table-cell table:formula="of:=[.T$1]*[.$N23]" office:value-type="float" office:value="702">
            <text:p>702</text:p>
          </table:table-cell>
          <table:table-cell table:formula="of:=[.U$1]*[.$N23]" office:value-type="float" office:value="780">
            <text:p>780</text:p>
          </table:table-cell>
          <table:table-cell table:number-columns-repeated="23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45">
            <text:p>45</text:p>
          </table:table-cell>
          <table:table-cell table:style-name="ce88" office:value-type="float" office:value="10.3">
            <text:p>10.3</text:p>
          </table:table-cell>
          <table:table-cell office:value-type="float" office:value="4.3">
            <text:p>4.3</text:p>
          </table:table-cell>
          <table:table-cell table:style-name="ce89" table:formula="of:=[.E24]/[.F24]" office:value-type="float" office:value="4.36893203883495">
            <text:p>4.37</text:p>
          </table:table-cell>
          <table:table-cell table:style-name="ce89"/>
          <table:table-cell table:number-columns-repeated="4"/>
          <table:table-cell table:style-name="ce92" office:value-type="percentage" office:value="0.77">
            <text:p>77%</text:p>
          </table:table-cell>
          <table:table-cell table:formula="of:=[.O$1]*[.$N24]" office:value-type="float" office:value="308">
            <text:p>308</text:p>
          </table:table-cell>
          <table:table-cell table:formula="of:=[.P$1]*[.$N24]" office:value-type="float" office:value="385">
            <text:p>385</text:p>
          </table:table-cell>
          <table:table-cell table:formula="of:=[.Q$1]*[.$N24]" office:value-type="float" office:value="462">
            <text:p>462</text:p>
          </table:table-cell>
          <table:table-cell table:formula="of:=[.R$1]*[.$N24]" office:value-type="float" office:value="539">
            <text:p>539</text:p>
          </table:table-cell>
          <table:table-cell table:formula="of:=[.S$1]*[.$N24]" office:value-type="float" office:value="616">
            <text:p>616</text:p>
          </table:table-cell>
          <table:table-cell table:formula="of:=[.T$1]*[.$N24]" office:value-type="float" office:value="693">
            <text:p>693</text:p>
          </table:table-cell>
          <table:table-cell table:formula="of:=[.U$1]*[.$N24]" office:value-type="float" office:value="770">
            <text:p>770</text:p>
          </table:table-cell>
          <table:table-cell table:number-columns-repeated="231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too'rak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54">
            <text:p>54</text:p>
          </table:table-cell>
          <table:table-cell office:value-type="float" office:value="12.3">
            <text:p>12.3</text:p>
          </table:table-cell>
          <table:table-cell office:value-type="float" office:value="5.3">
            <text:p>5.3</text:p>
          </table:table-cell>
          <table:table-cell table:style-name="ce89" table:formula="of:=[.E25]/[.F25]" office:value-type="float" office:value="4.39024390243902">
            <text:p>4.39</text:p>
          </table:table-cell>
          <table:table-cell table:style-name="ce89"/>
          <table:table-cell table:number-columns-repeated="3"/>
          <table:table-cell office:value-type="string">
            <text:p>Frenzied</text:p>
          </table:table-cell>
          <table:table-cell table:style-name="ce92" office:value-type="percentage" office:value="0.76">
            <text:p>76%</text:p>
          </table:table-cell>
          <table:table-cell table:formula="of:=[.O$1]*[.$N25]" office:value-type="float" office:value="304">
            <text:p>304</text:p>
          </table:table-cell>
          <table:table-cell table:formula="of:=[.P$1]*[.$N25]" office:value-type="float" office:value="380">
            <text:p>380</text:p>
          </table:table-cell>
          <table:table-cell table:formula="of:=[.Q$1]*[.$N25]" office:value-type="float" office:value="456">
            <text:p>456</text:p>
          </table:table-cell>
          <table:table-cell table:formula="of:=[.R$1]*[.$N25]" office:value-type="float" office:value="532">
            <text:p>532</text:p>
          </table:table-cell>
          <table:table-cell table:formula="of:=[.S$1]*[.$N25]" office:value-type="float" office:value="608">
            <text:p>608</text:p>
          </table:table-cell>
          <table:table-cell table:formula="of:=[.T$1]*[.$N25]" office:value-type="float" office:value="684">
            <text:p>684</text:p>
          </table:table-cell>
          <table:table-cell table:formula="of:=[.U$1]*[.$N25]" office:value-type="float" office:value="760">
            <text:p>760</text:p>
          </table:table-cell>
          <table:table-cell table:number-columns-repeated="231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fo is decent, less than charoi, heal is costly</text:p>
          </table:table-cell>
          <table:table-cell table:number-columns-repeated="242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9" table:formula="of:=[.E27]/[.F27]" office:value-type="float" office:value="3.6">
            <text:p>3.6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9" table:formula="of:=[.E28]/[.F28]" office:value-type="float" office:value="3">
            <text:p>3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89" table:formula="of:=[.E29]/[.F29]" office:value-type="float" office:value="2.76923076923077">
            <text:p>2.77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style-name="ce89" table:formula="of:=[.E30]/[.F30]" office:value-type="float" office:value="2.64705882352941">
            <text:p>2.65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lahk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style-name="ce89" table:formula="of:=[.E31]/[.F31]" office:value-type="float" office:value="2.7">
            <text:p>2.7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 table:style-name="ce86" table:number-columns-repeated="2"/>
          <table:table-cell table:style-name="ce89" table:number-columns-repeated="2"/>
          <table:table-cell office:value-type="string">
            <text:p>lots of fo, heal is okay for ac provided</text:p>
          </table:table-cell>
          <table:table-cell table:number-columns-repeated="24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89" table:formula="of:=[.E33]/[.F33]" office:value-type="float" office:value="12">
            <text:p>12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9" table:formula="of:=[.E34]/[.F34]" office:value-type="float" office:value="9">
            <text:p>9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24">
            <text:p>24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9" table:formula="of:=[.E35]/[.F35]" office:value-type="float" office:value="6">
            <text:p>6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table:style-name="ce86" office:value-type="float" office:value="30">
            <text:p>30</text:p>
          </table:table-cell>
          <table:table-cell table:style-name="ce86" office:value-type="float" office:value="6">
            <text:p>6</text:p>
          </table:table-cell>
          <table:table-cell table:style-name="ce84" office:value-type="float" office:value="2">
            <text:p>2</text:p>
          </table:table-cell>
          <table:table-cell table:style-name="ce89" table:formula="of:=[.E36]/[.F36]" office:value-type="float" office:value="5">
            <text:p>5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haroi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table:style-name="ce86" office:value-type="float" office:value="36">
            <text:p>36</text:p>
          </table:table-cell>
          <table:table-cell table:style-name="ce84" office:value-type="float" office:value="7">
            <text:p>7</text:p>
          </table:table-cell>
          <table:table-cell table:style-name="ce86" office:value-type="float" office:value="2">
            <text:p>2</text:p>
          </table:table-cell>
          <table:table-cell table:style-name="ce89" table:formula="of:=[.E37]/[.F37]" office:value-type="float" office:value="5.14285714285714">
            <text:p>5.14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heals like charoi...might tank a little better, not sure</text:p>
          </table:table-cell>
          <table:table-cell table:number-columns-repeated="24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2">
            <text:p>12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style-name="ce89" table:formula="of:=[.E39]/[.F39]" office:value-type="float" office:value="4.8">
            <text:p>4.8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table:style-name="ce89" table:formula="of:=[.E40]/[.F40]" office:value-type="float" office:value="4">
            <text:p>4.0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24">
            <text:p>24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table:style-name="ce89" table:formula="of:=[.E41]/[.F41]" office:value-type="float" office:value="3.2">
            <text:p>3.20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30">
            <text:p>30</text:p>
          </table:table-cell>
          <table:table-cell office:value-type="float" office:value="10.5">
            <text:p>10.5</text:p>
          </table:table-cell>
          <table:table-cell office:value-type="float" office:value="4.5">
            <text:p>4.5</text:p>
          </table:table-cell>
          <table:table-cell table:style-name="ce89" table:formula="of:=[.E42]/[.F42]" office:value-type="float" office:value="2.85714285714286">
            <text:p>2.86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oalch'ux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36">
            <text:p>36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table:style-name="ce89" table:formula="of:=[.E43]/[.F43]" office:value-type="float" office:value="2.88">
            <text:p>2.88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9" table:formula="of:=[.E45]/[.F45]" office:value-type="float" office:value="2.57142857142857">
            <text:p>2.57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2">
            <text:p>2</text:p>
          </table:table-cell>
          <table:table-cell office:value-type="string">
            <text:p>rapid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style-name="ce89" table:formula="of:=[.E46]/[.F46]" office:value-type="float" office:value="2.25">
            <text:p>2.25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3">
            <text:p>3</text:p>
          </table:table-cell>
          <table:table-cell office:value-type="string">
            <text:p>fast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89" table:formula="of:=[.E47]/[.F47]" office:value-type="float" office:value="2.11764705882353">
            <text:p>2.12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4">
            <text:p>4</text:p>
          </table:table-cell>
          <table:table-cell office:value-type="string">
            <text:p>hyper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style-name="ce89" table:formula="of:=[.E48]/[.F48]" office:value-type="float" office:value="2.04545454545455">
            <text:p>2.05</text:p>
          </table:table-cell>
          <table:table-cell table:style-name="ce89"/>
          <table:table-cell table:number-columns-repeated="24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ilonara</text:p>
          </table:table-cell>
          <table:table-cell office:value-type="float" office:value="5">
            <text:p>5</text:p>
          </table:table-cell>
          <table:table-cell office:value-type="string">
            <text:p>blazing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style-name="ce89" table:formula="of:=[.E49]/[.F49]" office:value-type="float" office:value="2.07692307692308">
            <text:p>2.08</text:p>
          </table:table-cell>
          <table:table-cell table:style-name="ce89"/>
          <table:table-cell table:number-columns-repeated="243"/>
        </table:table-row>
        <table:table-row table:style-name="ro5" table:number-rows-repeated="15">
          <table:table-cell table:number-columns-repeated="4"/>
          <table:table-cell table:style-name="Default"/>
          <table:table-cell table:number-columns-repeated="247"/>
        </table:table-row>
        <table:table-row table:style-name="ro5" table:number-rows-repeated="1048511">
          <table:table-cell table:number-columns-repeated="252"/>
        </table:table-row>
        <table:table-row table:style-name="ro5">
          <table:table-cell table:number-columns-repeated="252"/>
        </table:table-row>
      </table:table>
      <table:table table:name="Control Test" table:style-name="ta7" table:print="false">
        <table:table-column table:style-name="co4" table:number-columns-repeated="256" table:default-cell-style-name="Default"/>
        <table:table-row table:style-name="ro2">
          <table:table-cell office:value-type="string">
            <text:p>Stats=1</text:p>
          </table:table-cell>
          <table:table-cell office:value-type="string">
            <text:p>str20</text:p>
          </table:table-cell>
          <table:table-cell office:value-type="string">
            <text:p>dex20</text:p>
          </table:table-cell>
          <table:table-cell office:value-type="string">
            <text:p>wis20</text:p>
          </table:table-cell>
          <table:table-cell office:value-type="string">
            <text:p>int20</text:p>
          </table:table-cell>
          <table:table-cell office:value-type="string">
            <text:p>con20</text:p>
          </table:table-cell>
          <table:table-cell office:value-type="string">
            <text:p>cha20</text:p>
          </table:table-cell>
          <table:table-cell table:number-columns-repeated="2"/>
          <table:table-cell office:value-type="string">
            <text:p>Method:</text:p>
          </table:table-cell>
          <table:table-cell table:number-columns-repeated="246"/>
        </table:table-row>
        <table:table-row table:style-name="ro2">
          <table:table-cell table:number-columns-repeated="7" office:value-type="float" office:value="17">
            <text:p>17</text:p>
          </table:table-cell>
          <table:table-cell table:number-columns-repeated="2"/>
          <table:table-cell office:value-type="string">
            <text:p>Turn overload on and off and count how many times it takes to drop a control level</text:p>
          </table:table-cell>
          <table:table-cell table:number-columns-repeated="246"/>
        </table:table-row>
        <table:table-row table:style-name="ro2">
          <table:table-cell office:value-type="float" office:value="17">
            <text:p>17</text:p>
          </table:table-cell>
          <table:table-cell table:number-columns-repeated="8"/>
          <table:table-cell office:value-type="string">
            <text:p>specifically from complete/indefatiguable to unshakeable</text:p>
          </table:table-cell>
          <table:table-cell table:number-columns-repeated="246"/>
        </table:table-row>
        <table:table-row table:style-name="ro2">
          <table:table-cell office:value-type="float" office:value="17">
            <text:p>17</text:p>
          </table:table-cell>
          <table:table-cell table:number-columns-repeated="8"/>
          <table:table-cell office:value-type="string">
            <text:p>form: zeliard,fungilla</text:p>
          </table:table-cell>
          <table:table-cell table:number-columns-repeated="246"/>
        </table:table-row>
        <table:table-row table:style-name="ro2">
          <table:table-cell office:value-type="float" office:value="17">
            <text:p>17</text:p>
          </table:table-cell>
          <table:table-cell table:number-columns-repeated="8"/>
          <table:table-cell office:value-type="string">
            <text:p>glvl: 5</text:p>
          </table:table-cell>
          <table:table-cell table:number-columns-repeated="246"/>
        </table:table-row>
        <table:table-row table:style-name="ro2">
          <table:table-cell office:value-type="float" office:value="17">
            <text:p>17</text:p>
          </table:table-cell>
          <table:table-cell table:number-columns-repeated="255"/>
        </table:table-row>
        <table:table-row table:style-name="ro2">
          <table:table-cell table:number-columns-repeated="9"/>
          <table:table-cell office:value-type="string">
            <text:p>INCONCLUSIVE</text:p>
          </table:table-cell>
          <table:table-cell table:number-columns-repeated="246"/>
        </table:table-row>
      </table:table>
      <table:table table:name="FO Test" table:style-name="ta13" table:print="false">
        <table:table-column table:style-name="co65" table:default-cell-style-name="Default"/>
        <table:table-column table:style-name="co107" table:default-cell-style-name="Default"/>
        <table:table-column table:style-name="co31" table:default-cell-style-name="Default"/>
        <table:table-column table:style-name="co108" table:number-columns-repeated="7" table:default-cell-style-name="Default"/>
        <table:table-column table:style-name="co4" table:number-columns-repeated="5" table:default-cell-style-name="Default"/>
        <table:table-column table:style-name="co99" table:number-columns-repeated="4" table:default-cell-style-name="ce95"/>
        <table:table-column table:style-name="co99" table:default-cell-style-name="ce104"/>
        <table:table-column table:style-name="co4" table:number-columns-repeated="236" table:default-cell-style-name="Default"/>
        <table:table-row table:style-name="ro12">
          <table:table-cell office:value-type="string">
            <text:p>Form</text:p>
          </table:table-cell>
          <table:table-cell office:value-type="string">
            <text:p>oFO</text:p>
          </table:table-cell>
          <table:table-cell office:value-type="string">
            <text:p>glvl</text:p>
          </table:table-cell>
          <table:table-cell office:value-type="string">
            <text:p>stats1</text:p>
          </table:table-cell>
          <table:table-cell office:value-type="string">
            <text:p>str20</text:p>
          </table:table-cell>
          <table:table-cell office:value-type="string">
            <text:p>dex20</text:p>
          </table:table-cell>
          <table:table-cell office:value-type="string">
            <text:p>wis20</text:p>
          </table:table-cell>
          <table:table-cell office:value-type="string">
            <text:p>int20</text:p>
          </table:table-cell>
          <table:table-cell office:value-type="string">
            <text:p>con20</text:p>
          </table:table-cell>
          <table:table-cell office:value-type="string">
            <text:p>cha20</text:p>
          </table:table-cell>
          <table:table-cell/>
          <table:table-cell office:value-type="string">
            <text:p>oFO =</text:p>
          </table:table-cell>
          <table:table-cell office:value-type="string">
            <text:p>Original data with these stats</text:p>
          </table:table-cell>
          <table:table-cell table:number-columns-repeated="243"/>
        </table:table-row>
        <table:table-row table:style-name="ro12">
          <table:table-cell office:value-type="string">
            <text:p>Human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217">
            <text:p>217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office:value-type="float" office:value="228">
            <text:p>228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Glvl 5</text:p>
          </table:table-cell>
          <table:table-cell table:number-columns-repeated="3"/>
          <table:table-cell office:value-type="string" office:string-value="Method: test fortitude for a couple forms at current stats (left), then at stats 1,">
            <text:p>Method: test fortitude for a couple forms at current stats (left), then at stats 1, </text:p>
          </table:table-cell>
          <table:table-cell table:number-columns-repeated="240"/>
        </table:table-row>
        <table:table-row table:style-name="ro12">
          <table:table-cell office:value-type="string">
            <text:p>Human</text:p>
          </table:table-cell>
          <table:table-cell office:value-type="float" office:value="393">
            <text:p>393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301">
            <text:p>301</text:p>
          </table:table-cell>
          <table:table-cell office:value-type="float" office:value="265">
            <text:p>265</text:p>
          </table:table-cell>
          <table:table-cell office:value-type="float" office:value="305">
            <text:p>305</text:p>
          </table:table-cell>
          <table:table-cell/>
          <table:table-cell office:value-type="string">
            <text:p>Str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 office:string-value="then with each stat at 20…int and cha prevail (cha most)">
            <text:p>then with each stat at 20…int and cha prevail (cha most) </text:p>
          </table:table-cell>
          <table:table-cell table:number-columns-repeated="239"/>
        </table:table-row>
        <table:table-row table:style-name="ro8">
          <table:table-cell office:value-type="string">
            <text:p>Human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262">
            <text:p>26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235">
            <text:p>235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Dex</text:p>
          </table:table-cell>
          <table:table-cell office:value-type="float" office:value="32">
            <text:p>32</text:p>
          </table:table-cell>
          <table:table-cell table:number-columns-repeated="243"/>
        </table:table-row>
        <table:table-row table:style-name="ro8">
          <table:table-cell table:number-columns-repeated="3"/>
          <table:table-cell table:style-name="ce103" table:formula="of:=SUM([.D2:.D4])/3" office:value-type="float" office:value="257">
            <text:p>257.00</text:p>
          </table:table-cell>
          <table:table-cell table:style-name="ce103" table:formula="of:=SUM([.E2:.E4])/3" office:value-type="float" office:value="241">
            <text:p>241.00</text:p>
          </table:table-cell>
          <table:table-cell table:style-name="ce103" table:formula="of:=SUM([.F2:.F4])/3" office:value-type="float" office:value="237.666666666667">
            <text:p>237.67</text:p>
          </table:table-cell>
          <table:table-cell table:style-name="ce103" table:formula="of:=SUM([.G2:.G4])/3" office:value-type="float" office:value="244">
            <text:p>244.00</text:p>
          </table:table-cell>
          <table:table-cell table:style-name="ce103" table:formula="of:=SUM([.H2:.H4])/3" office:value-type="float" office:value="280.666666666667">
            <text:p>280.67</text:p>
          </table:table-cell>
          <table:table-cell table:style-name="ce103" table:formula="of:=SUM([.I2:.I4])/3" office:value-type="float" office:value="242.666666666667">
            <text:p>242.67</text:p>
          </table:table-cell>
          <table:table-cell table:style-name="ce103" table:formula="of:=SUM([.J2:.J4])/3" office:value-type="float" office:value="316.666666666667">
            <text:p>316.67</text:p>
          </table:table-cell>
          <table:table-cell/>
          <table:table-cell office:value-type="string">
            <text:p>Wis</text:p>
          </table:table-cell>
          <table:table-cell office:value-type="float" office:value="31">
            <text:p>31</text:p>
          </table:table-cell>
          <table:table-cell table:number-columns-repeated="243"/>
        </table:table-row>
        <table:table-row table:style-name="ro12">
          <table:table-cell office:value-type="string">
            <text:p>Goroa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  <table:table-cell office:value-type="float" office:value="216">
            <text:p>216</text:p>
          </table:table-cell>
          <table:table-cell office:value-type="float" office:value="195">
            <text:p>195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 office:string-value="Int boost to fortitude">
            <text:p>Int boost to fortitude </text:p>
          </table:table-cell>
          <table:table-cell table:number-columns-repeated="240"/>
        </table:table-row>
        <table:table-row table:style-name="ro12">
          <table:table-cell office:value-type="string">
            <text:p>Goroa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195">
            <text:p>195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233">
            <text:p>233</text:p>
          </table:table-cell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on</text:p>
          </table:table-cell>
          <table:table-cell office:value-type="float" office:value="39">
            <text:p>39</text:p>
          </table:table-cell>
          <table:table-cell table:number-columns-repeated="243"/>
        </table:table-row>
        <table:table-row table:style-name="ro12">
          <table:table-cell office:value-type="string">
            <text:p>Goroa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 office:string-value="Avg">
            <text:p>Avg </text:p>
          </table:table-cell>
          <table:table-cell/>
          <table:table-cell office:value-type="string" office:string-value="Diff">
            <text:p>Diff </text:p>
          </table:table-cell>
          <table:table-cell/>
          <table:table-cell office:value-type="string" office:string-value="Increase">
            <text:p>Increase </text:p>
          </table:table-cell>
          <table:table-cell table:number-columns-repeated="236"/>
        </table:table-row>
        <table:table-row table:style-name="ro8">
          <table:table-cell table:number-columns-repeated="3"/>
          <table:table-cell table:style-name="ce103" table:formula="of:=SUM([.D6:.D8])/3" office:value-type="float" office:value="200.333333333333">
            <text:p>200.33</text:p>
          </table:table-cell>
          <table:table-cell table:style-name="ce103" table:formula="of:=SUM([.E6:.E8])/3" office:value-type="float" office:value="193">
            <text:p>193.00</text:p>
          </table:table-cell>
          <table:table-cell table:style-name="ce103" table:formula="of:=SUM([.F6:.F8])/3" office:value-type="float" office:value="194.666666666667">
            <text:p>194.67</text:p>
          </table:table-cell>
          <table:table-cell table:style-name="ce103" table:formula="of:=SUM([.G6:.G8])/3" office:value-type="float" office:value="182.333333333333">
            <text:p>182.33</text:p>
          </table:table-cell>
          <table:table-cell table:style-name="ce103" table:formula="of:=SUM([.H6:.H8])/3" office:value-type="float" office:value="221.666666666667">
            <text:p>221.67</text:p>
          </table:table-cell>
          <table:table-cell table:style-name="ce103" table:formula="of:=SUM([.I6:.I8])/3" office:value-type="float" office:value="202">
            <text:p>202.00</text:p>
          </table:table-cell>
          <table:table-cell table:style-name="ce103" table:formula="of:=SUM([.J6:.J8])/3" office:value-type="float" office:value="240.333333333333">
            <text:p>240.33</text:p>
          </table:table-cell>
          <table:table-cell table:number-columns-repeated="5"/>
          <table:table-cell table:formula="of:=AVERAGE([.H2:.H4])" office:value-type="float" office:value="280.666666666667">
            <text:p>280.67 </text:p>
          </table:table-cell>
          <table:table-cell table:formula="of:=AVERAGE([.I2:.I4])" office:value-type="float" office:value="242.666666666667">
            <text:p>242.67 </text:p>
          </table:table-cell>
          <table:table-cell table:formula="of:=[.$P$9]-[.Q9]" office:value-type="float" office:value="38">
            <text:p>38.00 </text:p>
          </table:table-cell>
          <table:table-cell table:style-name="ce104" table:formula="of:=[.R9]/[.P$9]" office:value-type="float" office:value="0.135391923990499">
            <text:p>0.1354 </text:p>
          </table:table-cell>
          <table:table-cell table:formula="of:=AVERAGE([.R9:.R13])/[.P9]" office:value-type="float" office:value="0.128978622327791">
            <text:p>0.1290 </text:p>
          </table:table-cell>
          <table:table-cell table:number-columns-repeated="236"/>
        </table:table-row>
        <table:table-row table:style-name="ro8">
          <table:table-cell table:number-columns-repeated="16"/>
          <table:table-cell table:formula="of:=AVERAGE([.G2:.G4])" office:value-type="float" office:value="244">
            <text:p>244.00 </text:p>
          </table:table-cell>
          <table:table-cell table:formula="of:=[.$P$9]-[.Q10]" office:value-type="float" office:value="36.6666666666667">
            <text:p>36.67 </text:p>
          </table:table-cell>
          <table:table-cell table:style-name="ce104" table:formula="of:=[.R10]/[.P$9]" office:value-type="float" office:value="0.130641330166271">
            <text:p>0.1306 </text:p>
          </table:table-cell>
          <table:table-cell table:number-columns-repeated="237"/>
        </table:table-row>
        <table:table-row table:style-name="ro8">
          <table:table-cell table:number-columns-repeated="16"/>
          <table:table-cell table:formula="of:=AVERAGE([.F2:.F4])" office:value-type="float" office:value="237.666666666667">
            <text:p>237.67 </text:p>
          </table:table-cell>
          <table:table-cell table:formula="of:=[.$P$9]-[.Q11]" office:value-type="float" office:value="43">
            <text:p>43.00 </text:p>
          </table:table-cell>
          <table:table-cell table:style-name="ce104" table:formula="of:=[.R11]/[.P$9]" office:value-type="float" office:value="0.153206650831354">
            <text:p>0.1532 </text:p>
          </table:table-cell>
          <table:table-cell table:number-columns-repeated="237"/>
        </table:table-row>
        <table:table-row table:style-name="ro8">
          <table:table-cell table:number-columns-repeated="16"/>
          <table:table-cell table:formula="of:=AVERAGE([.E2:.E4])" office:value-type="float" office:value="241">
            <text:p>241.00 </text:p>
          </table:table-cell>
          <table:table-cell table:formula="of:=[.$P$9]-[.Q12]" office:value-type="float" office:value="39.6666666666667">
            <text:p>39.67 </text:p>
          </table:table-cell>
          <table:table-cell table:style-name="ce104" table:formula="of:=[.R12]/[.P$9]" office:value-type="float" office:value="0.141330166270784">
            <text:p>0.1413 </text:p>
          </table:table-cell>
          <table:table-cell table:number-columns-repeated="237"/>
        </table:table-row>
        <table:table-row table:style-name="ro8">
          <table:table-cell table:number-columns-repeated="16"/>
          <table:table-cell table:formula="of:=AVERAGE([.D2:.D4])" office:value-type="float" office:value="257">
            <text:p>257.00 </text:p>
          </table:table-cell>
          <table:table-cell table:formula="of:=[.$P$9]-[.Q13]" office:value-type="float" office:value="23.6666666666667">
            <text:p>23.67 </text:p>
          </table:table-cell>
          <table:table-cell table:style-name="ce104" table:formula="of:=[.R13]/[.P$9]" office:value-type="float" office:value="0.0843230403800476">
            <text:p>0.0843 </text:p>
          </table:table-cell>
          <table:table-cell table:number-columns-repeated="237"/>
        </table:table-row>
        <table:table-row table:style-name="ro8">
          <table:table-cell table:number-columns-repeated="18"/>
          <table:table-cell table:style-name="ce104"/>
          <table:table-cell table:number-columns-repeated="237"/>
        </table:table-row>
        <table:table-row table:style-name="ro8">
          <table:table-cell table:number-columns-repeated="15"/>
          <table:table-cell table:formula="of:=AVERAGE([.H6:.H8])" office:value-type="float" office:value="221.666666666667">
            <text:p>221.67 </text:p>
          </table:table-cell>
          <table:table-cell table:formula="of:=AVERAGE([.I6:.I8])" office:value-type="float" office:value="202">
            <text:p>202.00 </text:p>
          </table:table-cell>
          <table:table-cell table:formula="of:=[.$P$15]-[.Q15]" office:value-type="float" office:value="19.6666666666667">
            <text:p>19.67 </text:p>
          </table:table-cell>
          <table:table-cell table:style-name="ce104" table:formula="of:=[.R15]/[.P$15]" office:value-type="float" office:value="0.0887218045112782">
            <text:p>0.0887 </text:p>
          </table:table-cell>
          <table:table-cell table:formula="of:=AVERAGE([.R15:.R19])/[.P15]" office:value-type="float" office:value="0.122706766917293">
            <text:p>0.1227 </text:p>
          </table:table-cell>
          <table:table-cell table:number-columns-repeated="236"/>
        </table:table-row>
        <table:table-row table:style-name="ro12">
          <table:table-cell office:value-type="string">
            <text:p>Form</text:p>
          </table:table-cell>
          <table:table-cell office:value-type="string">
            <text:p>fo</text:p>
          </table:table-cell>
          <table:table-cell office:value-type="string">
            <text:p>glvl</text:p>
          </table:table-cell>
          <table:table-cell table:number-columns-repeated="13"/>
          <table:table-cell table:formula="of:=AVERAGE([.G6:.G8])" office:value-type="float" office:value="182.333333333333">
            <text:p>182.33 </text:p>
          </table:table-cell>
          <table:table-cell table:formula="of:=[.$P$15]-[.Q16]" office:value-type="float" office:value="39.3333333333333">
            <text:p>39.33 </text:p>
          </table:table-cell>
          <table:table-cell table:style-name="ce104" table:formula="of:=[.R16]/[.P$15]" office:value-type="float" office:value="0.177443609022556">
            <text:p>0.1774 </text:p>
          </table:table-cell>
          <table:table-cell table:number-columns-repeated="237"/>
        </table:table-row>
        <table:table-row table:style-name="ro12">
          <table:table-cell office:value-type="string">
            <text:p>Misuyah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table:number-columns-repeated="11"/>
          <table:table-cell table:formula="of:=AVERAGE([.F6:.F8])" office:value-type="float" office:value="194.666666666667">
            <text:p>194.67 </text:p>
          </table:table-cell>
          <table:table-cell table:formula="of:=[.$P$15]-[.Q17]" office:value-type="float" office:value="27">
            <text:p>27.00 </text:p>
          </table:table-cell>
          <table:table-cell table:style-name="ce104" table:formula="of:=[.R17]/[.P$15]" office:value-type="float" office:value="0.121804511278196">
            <text:p>0.1218 </text:p>
          </table:table-cell>
          <table:table-cell table:number-columns-repeated="237"/>
        </table:table-row>
        <table:table-row table:style-name="ro12">
          <table:table-cell office:value-type="string">
            <text:p>Misuyah</text:p>
          </table:table-cell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173">
            <text:p>173</text:p>
          </table:table-cell>
          <table:table-cell table:number-columns-repeated="11"/>
          <table:table-cell table:formula="of:=AVERAGE([.E6:.E8])" office:value-type="float" office:value="193">
            <text:p>193.00 </text:p>
          </table:table-cell>
          <table:table-cell table:formula="of:=[.$P$15]-[.Q18]" office:value-type="float" office:value="28.6666666666667">
            <text:p>28.67 </text:p>
          </table:table-cell>
          <table:table-cell table:style-name="ce104" table:formula="of:=[.R18]/[.P$15]" office:value-type="float" office:value="0.129323308270677">
            <text:p>0.1293 </text:p>
          </table:table-cell>
          <table:table-cell table:number-columns-repeated="237"/>
        </table:table-row>
        <table:table-row table:style-name="ro12">
          <table:table-cell office:value-type="string">
            <text:p>Misuyah</text:p>
          </table:table-cell>
          <table:table-cell office:value-type="float" office:value="314">
            <text:p>314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 table:number-columns-repeated="11"/>
          <table:table-cell table:formula="of:=AVERAGE([.D6:.D8])" office:value-type="float" office:value="200.333333333333">
            <text:p>200.33 </text:p>
          </table:table-cell>
          <table:table-cell table:formula="of:=[.$P$15]-[.Q19]" office:value-type="float" office:value="21.3333333333333">
            <text:p>21.33 </text:p>
          </table:table-cell>
          <table:table-cell table:style-name="ce104" table:formula="of:=[.R19]/[.P$15]" office:value-type="float" office:value="0.0962406015037593">
            <text:p>0.0962 </text:p>
          </table:table-cell>
          <table:table-cell table:number-columns-repeated="237"/>
        </table:table-row>
        <table:table-row table:style-name="ro8">
          <table:table-cell office:value-type="string">
            <text:p>Myrtle</text:p>
          </table:table-cell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51"/>
        </table:table-row>
        <table:table-row table:style-name="ro12">
          <table:table-cell office:value-type="string">
            <text:p>Myrtle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10"/>
          <table:table-cell office:value-type="string" office:string-value="Cha boost to fortitude">
            <text:p>Cha boost to fortitude </text:p>
          </table:table-cell>
          <table:table-cell table:number-columns-repeated="240"/>
        </table:table-row>
        <table:table-row table:style-name="ro8">
          <table:table-cell office:value-type="string">
            <text:p>Myrtle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table:number-columns-repeated="251"/>
        </table:table-row>
        <table:table-row table:style-name="ro12">
          <table:table-cell office:value-type="string">
            <text:p>Aernid</text:p>
          </table:table-cell>
          <table:table-cell office:value-type="float" office:value="331">
            <text:p>331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  <table:table-cell table:number-columns-repeated="10"/>
          <table:table-cell office:value-type="string" office:string-value="Avg">
            <text:p>Avg </text:p>
          </table:table-cell>
          <table:table-cell/>
          <table:table-cell office:value-type="string" office:string-value="Diff">
            <text:p>Diff </text:p>
          </table:table-cell>
          <table:table-cell/>
          <table:table-cell office:value-type="string" office:string-value="Increase">
            <text:p>Increase </text:p>
          </table:table-cell>
          <table:table-cell table:number-columns-repeated="236"/>
        </table:table-row>
        <table:table-row table:style-name="ro12">
          <table:table-cell office:value-type="string">
            <text:p>Aernid</text:p>
          </table:table-cell>
          <table:table-cell office:value-type="float" office:value="294">
            <text:p>294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202">
            <text:p>202</text:p>
          </table:table-cell>
          <table:table-cell table:number-columns-repeated="10"/>
          <table:table-cell table:formula="of:=AVERAGE([.J2:.J4])" office:value-type="float" office:value="316.666666666667">
            <text:p>316.67 </text:p>
          </table:table-cell>
          <table:table-cell table:formula="of:=AVERAGE([.I2:.I4])" office:value-type="float" office:value="242.666666666667">
            <text:p>242.67 </text:p>
          </table:table-cell>
          <table:table-cell table:formula="of:=[.$P$24]-[.Q24]" office:value-type="float" office:value="74">
            <text:p>74.00 </text:p>
          </table:table-cell>
          <table:table-cell table:style-name="ce104" table:formula="of:=[.R24]/[.P$24]" office:value-type="float" office:value="0.233684210526316">
            <text:p>0.2337 </text:p>
          </table:table-cell>
          <table:table-cell table:formula="of:=AVERAGE([.R24:.R28])/[.P24]" office:value-type="float" office:value="0.228">
            <text:p>0.2280 </text:p>
          </table:table-cell>
          <table:table-cell table:number-columns-repeated="236"/>
        </table:table-row>
        <table:table-row table:style-name="ro12">
          <table:table-cell office:value-type="string">
            <text:p>Aernid</text:p>
          </table:table-cell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table:number-columns-repeated="11"/>
          <table:table-cell table:formula="of:=AVERAGE([.G2:.G4])" office:value-type="float" office:value="244">
            <text:p>244.00 </text:p>
          </table:table-cell>
          <table:table-cell table:formula="of:=[.$P$24]-[.Q25]" office:value-type="float" office:value="72.6666666666667">
            <text:p>72.67 </text:p>
          </table:table-cell>
          <table:table-cell table:style-name="ce104" table:formula="of:=[.R25]/[.P$24]" office:value-type="float" office:value="0.229473684210526">
            <text:p>0.2295 </text:p>
          </table:table-cell>
          <table:table-cell table:number-columns-repeated="237"/>
        </table:table-row>
        <table:table-row table:style-name="ro12">
          <table:table-cell office:value-type="string">
            <text:p>Ardun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F2:.F4])" office:value-type="float" office:value="237.666666666667">
            <text:p>237.67 </text:p>
          </table:table-cell>
          <table:table-cell table:formula="of:=[.$P$24]-[.Q26]" office:value-type="float" office:value="79">
            <text:p>79.00 </text:p>
          </table:table-cell>
          <table:table-cell table:style-name="ce104" table:formula="of:=[.R26]/[.P$24]" office:value-type="float" office:value="0.249473684210526">
            <text:p>0.2495 </text:p>
          </table:table-cell>
          <table:table-cell table:number-columns-repeated="237"/>
        </table:table-row>
        <table:table-row table:style-name="ro12">
          <table:table-cell office:value-type="string">
            <text:p>Ardun</text:p>
          </table:table-cell>
          <table:table-cell office:value-type="float" office:value="358">
            <text:p>358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E2:.E4])" office:value-type="float" office:value="241">
            <text:p>241.00 </text:p>
          </table:table-cell>
          <table:table-cell table:formula="of:=[.$P$24]-[.Q27]" office:value-type="float" office:value="75.6666666666667">
            <text:p>75.67 </text:p>
          </table:table-cell>
          <table:table-cell table:style-name="ce104" table:formula="of:=[.R27]/[.P$24]" office:value-type="float" office:value="0.238947368421053">
            <text:p>0.2389 </text:p>
          </table:table-cell>
          <table:table-cell table:number-columns-repeated="237"/>
        </table:table-row>
        <table:table-row table:style-name="ro12">
          <table:table-cell office:value-type="string">
            <text:p>Ardun</text:p>
          </table:table-cell>
          <table:table-cell office:value-type="float" office:value="351">
            <text:p>351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D2:.D4])" office:value-type="float" office:value="257">
            <text:p>257.00 </text:p>
          </table:table-cell>
          <table:table-cell table:formula="of:=[.$P$24]-[.Q28]" office:value-type="float" office:value="59.6666666666667">
            <text:p>59.67 </text:p>
          </table:table-cell>
          <table:table-cell table:style-name="ce104" table:formula="of:=[.R28]/[.P$24]" office:value-type="float" office:value="0.188421052631579">
            <text:p>0.1884 </text:p>
          </table:table-cell>
          <table:table-cell table:number-columns-repeated="237"/>
        </table:table-row>
        <table:table-row table:style-name="ro12">
          <table:table-cell office:value-type="string">
            <text:p>Endrara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Endrara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12"/>
          <table:table-cell table:formula="of:=AVERAGE([.J6:.J8])" office:value-type="float" office:value="240.333333333333">
            <text:p>240.33 </text:p>
          </table:table-cell>
          <table:table-cell table:formula="of:=AVERAGE([.I6:.I8])" office:value-type="float" office:value="202">
            <text:p>202.00 </text:p>
          </table:table-cell>
          <table:table-cell table:formula="of:=[.$P$30]-[.Q30]" office:value-type="float" office:value="38.3333333333333">
            <text:p>38.33 </text:p>
          </table:table-cell>
          <table:table-cell table:style-name="ce104" table:formula="of:=[.R30]/[.P$30]" office:value-type="float" office:value="0.159500693481276">
            <text:p>0.1595 </text:p>
          </table:table-cell>
          <table:table-cell table:formula="of:=AVERAGE([.R30:.R34])/[.P30]" office:value-type="float" office:value="0.190846047156727">
            <text:p>0.1908 </text:p>
          </table:table-cell>
          <table:table-cell table:number-columns-repeated="236"/>
        </table:table-row>
        <table:table-row table:style-name="ro12">
          <table:table-cell office:value-type="string">
            <text:p>Endrara</text:p>
          </table:table-cell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G6:.G8])" office:value-type="float" office:value="182.333333333333">
            <text:p>182.33 </text:p>
          </table:table-cell>
          <table:table-cell table:formula="of:=[.$P$30]-[.Q31]" office:value-type="float" office:value="58">
            <text:p>58.00 </text:p>
          </table:table-cell>
          <table:table-cell table:style-name="ce104" table:formula="of:=[.R31]/[.P$30]" office:value-type="float" office:value="0.241331484049931">
            <text:p>0.2413 </text:p>
          </table:table-cell>
          <table:table-cell table:number-columns-repeated="237"/>
        </table:table-row>
        <table:table-row table:style-name="ro12">
          <table:table-cell office:value-type="string">
            <text:p>Leika</text:p>
          </table:table-cell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F6:.F8])" office:value-type="float" office:value="194.666666666667">
            <text:p>194.67 </text:p>
          </table:table-cell>
          <table:table-cell table:formula="of:=[.$P$30]-[.Q32]" office:value-type="float" office:value="45.6666666666667">
            <text:p>45.67 </text:p>
          </table:table-cell>
          <table:table-cell table:style-name="ce104" table:formula="of:=[.R32]/[.P$30]" office:value-type="float" office:value="0.19001386962552">
            <text:p>0.1900 </text:p>
          </table:table-cell>
          <table:table-cell table:number-columns-repeated="237"/>
        </table:table-row>
        <table:table-row table:style-name="ro12">
          <table:table-cell office:value-type="string">
            <text:p>Leika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E6:.E8])" office:value-type="float" office:value="193">
            <text:p>193.00 </text:p>
          </table:table-cell>
          <table:table-cell table:formula="of:=[.$P$30]-[.Q33]" office:value-type="float" office:value="47.3333333333333">
            <text:p>47.33 </text:p>
          </table:table-cell>
          <table:table-cell table:style-name="ce104" table:formula="of:=[.R33]/[.P$30]" office:value-type="float" office:value="0.196948682385576">
            <text:p>0.1969 </text:p>
          </table:table-cell>
          <table:table-cell table:number-columns-repeated="237"/>
        </table:table-row>
        <table:table-row table:style-name="ro12">
          <table:table-cell office:value-type="string">
            <text:p>Leika</text:p>
          </table:table-cell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table:number-columns-repeated="13"/>
          <table:table-cell table:formula="of:=AVERAGE([.D6:.D8])" office:value-type="float" office:value="200.333333333333">
            <text:p>200.33 </text:p>
          </table:table-cell>
          <table:table-cell table:formula="of:=[.$P$30]-[.Q34]" office:value-type="float" office:value="40">
            <text:p>40.00 </text:p>
          </table:table-cell>
          <table:table-cell table:style-name="ce104" table:formula="of:=[.R34]/[.P$30]" office:value-type="float" office:value="0.166435506241331">
            <text:p>0.1664 </text:p>
          </table:table-cell>
          <table:table-cell table:number-columns-repeated="237"/>
        </table:table-row>
        <table:table-row table:style-name="ro12">
          <table:table-cell office:value-type="string">
            <text:p>Siierek</text:p>
          </table:table-cell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Siierek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Siierek</text:p>
          </table:table-cell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Ssthorak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Ssthorak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Ssthorak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Wellig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office:value-type="string">
            <text:p>Wellig</text:p>
          </table:table-cell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arrakain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arrakain</text:p>
          </table:table-cell>
          <table:table-cell office:value-type="float" office:value="273">
            <text:p>273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arrakain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arrakain</text:p>
          </table:table-cell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onomos</text:p>
          </table:table-cell>
          <table:table-cell office:value-type="float" office:value="308">
            <text:p>308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onomos</text:p>
          </table:table-cell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onomos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Conomos</text:p>
          </table:table-cell>
          <table:table-cell office:value-type="float" office:value="302">
            <text:p>302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Lupinos</text:p>
          </table:table-cell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Lupinos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Lupinos</text:p>
          </table:table-cell>
          <table:table-cell office:value-type="float" office:value="236">
            <text:p>236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Ooltang</text:p>
          </table:table-cell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Ooltang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Ooltang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Zeliard</text:p>
          </table:table-cell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Zeliard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Zeliard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45" office:value-type="string">
            <text:p>Zeliard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62" office:value-type="string">
            <text:p>Fungilla</text:p>
          </table:table-cell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62" office:value-type="string">
            <text:p>Fungilla</text:p>
          </table:table-cell>
          <table:table-cell office:value-type="float" office:value="409">
            <text:p>409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>
          <table:table-cell table:style-name="ce62" office:value-type="string">
            <text:p>Fungilla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2" table:number-rows-repeated="1048512">
          <table:table-cell table:number-columns-repeated="256"/>
        </table:table-row>
        <table:table-row table:style-name="ro12">
          <table:table-cell table:number-columns-repeated="256"/>
        </table:table-row>
      </table:table>
      <table:database-ranges>
        <table:database-range table:name="__Anonymous_Sheet_DB__1" table:target-range-address="'Regen Test'.A1:'Regen Test'.J37" table:contains-header="false"/>
        <table:database-range table:name="__Anonymous_Sheet_DB__2" table:target-range-address="stats.S1:stats.S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number-style style:name="N146P0" style:volatile="true">
      <number:number number:decimal-places="1" number:min-integer-digits="1" number:grouping="true"/>
      <number:text> </number:text>
    </number:number-style>
    <number:number-style style:name="N146P1" style:volatile="true">
      <number:text> (</number:text>
      <number:number number:decimal-places="1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number:min-integer-digits="1"/>
      <number:text>%</number:text>
    </number:percentage-style>
    <number:number-style style:name="N151P0" style:volatile="true">
      <number:number number:decimal-places="3" number:min-integer-digits="1" number:grouping="true"/>
      <number:text> </number:text>
    </number:number-style>
    <number:number-style style:name="N151P1" style:volatile="true">
      <number:text> (</number:text>
      <number:number number:decimal-places="3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4" number:min-integer-digits="1" number:grouping="true"/>
      <number:text> </number:text>
    </number:number-style>
    <number:number-style style:name="N154P1" style:volatile="true">
      <number:text> (</number:text>
      <number:number number:decimal-places="4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0"/>
    <style:style style:name="Excel_5f_CondFormat_5f_3_5f_1_5f_1" style:display-name="Excel_CondFormat_3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ext-properties fo:color="#339966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ext-properties fo:color="#00ff00" fo:font-style="normal" fo:font-weight="bold" style:font-style-asian="normal" style:font-weight-asian="bold" style:font-style-complex="normal" style:font-weight-complex="bold"/>
    </style:style>
    <style:style style:name="Excel_5f_CondFormat_5f_4_5f_1_5f_2" style:display-name="Excel_CondFormat_4_1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Untitled1" style:family="table-cell" style:parent-style-name="Default">
      <style:text-properties fo:color="#94bd5e"/>
    </style:style>
    <style:style style:name="Untitled2" style:family="table-cell" style:parent-style-name="Default">
      <style:text-properties fo:color="#ff0000"/>
    </style:style>
    <style:style style:name="Red_20_Neg" style:display-name="Red Neg" style:family="table-cell" style:parent-style-name="Default" style:data-style-name="N10">
      <style:text-properties fo:color="#ff0000"/>
    </style:style>
    <style:style style:name="Untitled3" style:family="table-cell" style:parent-style-name="Default" style:data-style-name="N10">
      <style:text-properties fo:color="#00ae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2:1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s" style:display-name="PageStyle_for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en_20_Test" style:display-name="PageStyle_Regen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Test" style:display-name="PageStyle_Control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_20_Test" style:display-name="PageStyle_FO 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vo Associate</meta:initial-creator>
    <meta:creation-date>2006-09-25T09:04:37</meta:creation-date>
    <dc:date>2014-05-23T12:15:29.64</dc:date>
    <meta:generator>OpenOffice/4.1.0$Win32 OpenOffice.org_project/410m18$Build-9764</meta:generator>
    <meta:editing-duration>P1DT12H3M5S</meta:editing-duration>
    <meta:editing-cycles>236</meta:editing-cycles>
    <dc:creator>Matt Pladna</dc:creator>
    <meta:document-statistic meta:table-count="8" meta:cell-count="3560" meta:object-count="0"/>
  </office:meta>
</office:document-meta>
</file>